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5" style:family="table-cell" style:parent-style-name="Default" style:data-style-name="N3"/>
    <style:style style:name="ce16" style:family="table-cell" style:parent-style-name="Default" style:data-style-name="N3">
      <style:table-cell-properties fo:background-color="#92e285"/>
    </style:style>
    <style:style style:name="ce18" style:family="table-cell" style:parent-style-name="Default" style:data-style-name="N3">
      <style:table-cell-properties fo:background-color="transparent"/>
    </style:style>
    <style:style style:name="ce20" style:family="table-cell" style:parent-style-name="Default" style:data-style-name="N131"/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ackground-color="#92e285"/>
    </style:style>
    <style:style style:name="ce14" style:family="table-cell" style:parent-style-name="Default" style:data-style-name="N3">
      <style:table-cell-properties fo:background-color="transparent"/>
    </style:style>
    <style:style style:name="ce23" style:family="table-cell" style:parent-style-name="Default" style:data-style-name="N131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ce6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 style:data-style-name="N129">
      <style:text-properties fo:font-weight="bold" style:font-weight-asian="bold" style:font-weight-complex="bold"/>
    </style:style>
    <style:style style:name="ce17" style:family="table-cell" style:parent-style-name="Default" style:data-style-name="N130"/>
    <style:style style:name="ce8" style:family="table-cell" style:parent-style-name="Default" style:data-style-name="N3">
      <style:text-properties fo:font-style="italic" style:font-style-asian="italic" style:font-style-complex="italic"/>
    </style:style>
    <style:style style:name="ce19" style:family="table-cell" style:parent-style-name="Default" style:data-style-name="N129"/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3">
      <style:table-cell-properties fo:background-color="#cccccc"/>
      <style:text-properties fo:font-weight="bold" style:font-weight-asian="bold" style:font-weight-complex="bold"/>
    </style:style>
    <style:style style:name="ce22" style:family="table-cell" style:parent-style-name="Default" style:data-style-name="N3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" style:family="table-cell" style:parent-style-name="Default" style:data-style-name="N3">
      <style:table-cell-properties fo:border-bottom="none" fo:background-color="#b2b2b2" fo:border-left="0.74pt solid #000000" fo:border-right="none" fo:border-top="0.74pt solid #000000"/>
    </style:style>
    <style:style style:name="ce32" style:family="table-cell" style:parent-style-name="Default" style:data-style-name="N3">
      <style:table-cell-properties fo:border-bottom="none" fo:background-color="#dddddd" fo:border-left="0.74pt solid #000000" fo:border-right="none" fo:border-top="none"/>
    </style:style>
    <style:style style:name="ce33" style:family="table-cell" style:parent-style-name="Default" style:data-style-name="N3">
      <style:table-cell-properties fo:border-bottom="none" fo:background-color="#b2b2b2" fo:border-left="0.74pt solid #000000" fo:border-right="none" fo:border-top="none"/>
    </style:style>
    <style:style style:name="ce34" style:family="table-cell" style:parent-style-name="Default" style:data-style-name="N3">
      <style:table-cell-properties fo:border-bottom="0.74pt solid #000000" fo:background-color="#dddddd" fo:border-left="0.74pt solid #000000" fo:border-right="none" fo:border-top="none"/>
    </style:style>
    <style:style style:name="ce35" style:family="table-cell" style:parent-style-name="Default" style:data-style-name="N10">
      <style:table-cell-properties fo:border-bottom="none" fo:background-color="#b2b2b2" fo:border-left="none" fo:border-right="0.74pt solid #000000" fo:border-top="0.74pt solid #000000"/>
    </style:style>
    <style:style style:name="ce36" style:family="table-cell" style:parent-style-name="Default" style:data-style-name="N10">
      <style:table-cell-properties fo:border-bottom="none" fo:background-color="#dddddd" fo:border-left="none" fo:border-right="0.74pt solid #000000" fo:border-top="none"/>
    </style:style>
    <style:style style:name="ce37" style:family="table-cell" style:parent-style-name="Default" style:data-style-name="N10">
      <style:table-cell-properties fo:border-bottom="none" fo:background-color="#b2b2b2" fo:border-left="none" fo:border-right="0.74pt solid #000000" fo:border-top="none"/>
    </style:style>
    <style:style style:name="ce38" style:family="table-cell" style:parent-style-name="Default" style:data-style-name="N3">
      <style:table-cell-properties fo:border-bottom="none" fo:background-color="#dddddd" fo:border-left="none" fo:border-right="0.74pt solid #000000" fo:border-top="none"/>
    </style:style>
    <style:style style:name="ce39" style:family="table-cell" style:parent-style-name="Default" style:data-style-name="N5">
      <style:table-cell-properties fo:border-bottom="none" fo:background-color="#b2b2b2" fo:border-left="none" fo:border-right="0.74pt solid #000000" fo:border-top="none"/>
    </style:style>
    <style:style style:name="ce40" style:family="table-cell" style:parent-style-name="Default" style:data-style-name="N11">
      <style:table-cell-properties fo:border-bottom="0.74pt solid #000000" fo:background-color="#dddddd" fo:border-left="none" fo:border-right="0.74pt solid #000000" fo:border-top="none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Price</text:p>
          </table:table-cell>
          <table:table-cell office:value-type="float" office:value="12.75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re</text:p>
          </table:table-cell>
          <table:table-cell table:style-name="Default"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C</text:p>
          </table:table-cell>
          <table:table-cell table:formula="of:=[.D1]*[.D2]" office:value-type="float" office:value="15886.5" calcext:value-type="float">
            <text:p>15,8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h</text:p>
          </table:table-cell>
          <table:table-cell office:value-type="float" office:value="3152" calcext:value-type="float">
            <text:p>3,152</text:p>
          </table:table-cell>
          <table:table-cell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Debt</text:p>
          </table:table-cell>
          <table:table-cell office:value-type="float" office:value="29405" calcext:value-type="float">
            <text:p>29,405</text:p>
          </table:table-cell>
          <table:table-cell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EV</text:p>
          </table:table-cell>
          <table:table-cell table:style-name="ce13" table:formula="of:=[.D3]-[.D4]+[.D5]" office:value-type="float" office:value="42139.5" calcext:value-type="float">
            <text:p>42,14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V/Sales</text:p>
          </table:table-cell>
          <table:table-cell table:style-name="ce23" table:formula="of:=[.D6]/SUM([$Model.J21:.M21])" office:value-type="float" office:value="83.4445544554455" calcext:value-type="float">
            <text:p>83x</text:p>
          </table:table-cell>
          <table:table-cell table:number-columns-repeated="2"/>
        </table:table-row>
      </table:table>
      <table:table table:name="Model" table:style-name="ta1">
        <office:forms form:automatic-focus="false" form:apply-design-mode="false"/>
        <table:table-column table:style-name="co2" table:default-cell-style-name="ce12"/>
        <table:table-column table:style-name="co1" table:number-columns-repeated="16382" table:default-cell-style-name="ce12"/>
        <table:table-column table:style-name="co1"/>
        <table:table-row table:style-name="ro1">
          <table:table-cell table:style-name="Default" office:value-type="string" calcext:value-type="string">
            <text:p>Main</text:p>
          </table:table-cell>
          <table:table-cell table:style-name="Default" table:number-columns-repeated="12"/>
          <table:table-cell table:style-name="ce3" table:number-columns-repeated="14"/>
          <table:table-cell table:style-name="ce3">
            <draw:line draw:z-index="1" draw:name="Line 2" draw:style-name="gr1" draw:text-style-name="P1" svg:x1="0.0925in" svg:y1="0.1315in" svg:x2="0.0831in" svg:y2="15.111in">
              <text:p/>
            </draw:line>
          </table:table-cell>
          <table:table-cell table:style-name="ce3" table:number-columns-repeated="16356"/>
        </table:table-row>
        <table:table-row table:style-name="ro1">
          <table:table-cell table:style-name="ce3"/>
          <table:table-cell table:style-name="ce3" office:value-type="string" calcext:value-type="string">
            <text:p>Q123</text:p>
          </table:table-cell>
          <table:table-cell table:style-name="ce3" office:value-type="string" calcext:value-type="string">
            <text:p>Q223</text:p>
          </table:table-cell>
          <table:table-cell table:style-name="ce3" office:value-type="string" calcext:value-type="string">
            <text:p>Q323</text:p>
          </table:table-cell>
          <table:table-cell table:style-name="ce3" office:value-type="string" calcext:value-type="string">
            <text:p>Q423</text:p>
          </table:table-cell>
          <table:table-cell table:style-name="ce3" office:value-type="string" calcext:value-type="string">
            <text:p>Q124</text:p>
          </table:table-cell>
          <table:table-cell table:style-name="ce3" office:value-type="string" calcext:value-type="string">
            <text:p>Q224</text:p>
          </table:table-cell>
          <table:table-cell table:style-name="ce3" office:value-type="string" calcext:value-type="string">
            <text:p>Q324</text:p>
          </table:table-cell>
          <table:table-cell table:style-name="ce3" office:value-type="string" calcext:value-type="string">
            <text:p>Q424</text:p>
          </table:table-cell>
          <table:table-cell table:style-name="ce3" office:value-type="string" calcext:value-type="string">
            <text:p>Q125</text:p>
          </table:table-cell>
          <table:table-cell table:style-name="ce3" office:value-type="string" calcext:value-type="string">
            <text:p>Q225</text:p>
          </table:table-cell>
          <table:table-cell table:style-name="ce3" office:value-type="string" calcext:value-type="string">
            <text:p>Q325</text:p>
          </table:table-cell>
          <table:table-cell table:style-name="ce3" office:value-type="string" calcext:value-type="string">
            <text:p>Q425</text:p>
          </table:table-cell>
          <table:table-cell table:style-name="ce3" office:value-type="string" calcext:value-type="string">
            <text:p>Q126</text:p>
            <draw:line draw:z-index="0" draw:name="Line 1" draw:style-name="gr1" draw:text-style-name="P1" svg:x1="0.1035in" svg:y1="0.0094in" svg:x2="0.1047in" svg:y2="13.7913in">
              <text:p/>
            </draw:line>
          </table:table-cell>
          <table:table-cell table:style-name="ce3" office:value-type="string" calcext:value-type="string">
            <text:p>Q226</text:p>
          </table:table-cell>
          <table:table-cell table:style-name="ce3" office:value-type="string" calcext:value-type="string">
            <text:p>Q326</text:p>
          </table:table-cell>
          <table:table-cell table:style-name="ce3" office:value-type="string" calcext:value-type="string">
            <text:p>Q426</text:p>
          </table:table-cell>
          <table:table-cell table:style-name="ce3" table:number-columns-repeated="4"/>
          <table:table-cell table:style-name="Default" table:formula="of:=+[.W2]-1" office:value-type="float" office:value="2020" calcext:value-type="float">
            <text:p>2020</text:p>
          </table:table-cell>
          <table:table-cell table:style-name="Default" table:formula="of:=+[.X2]-1" office:value-type="float" office:value="2021" calcext:value-type="float">
            <text:p>2021</text:p>
          </table:table-cell>
          <table:table-cell table:style-name="Default" table:formula="of:=+[.Y2]-1" office:value-type="float" office:value="2022" calcext:value-type="float">
            <text:p>2022</text:p>
          </table:table-cell>
          <table:table-cell table:style-name="Default" table:formula="of:=+[.Z2]-1" office:value-type="float" office:value="2023" calcext:value-type="float">
            <text:p>2023</text:p>
          </table:table-cell>
          <table:table-cell table:style-name="Default" office:value-type="float" office:value="2024" calcext:value-type="float">
            <text:p>2024</text:p>
          </table:table-cell>
          <table:table-cell table:style-name="Default" table:formula="of:=+[.Z2]+1" office:value-type="float" office:value="2025" calcext:value-type="float">
            <text:p>2025</text:p>
          </table:table-cell>
          <table:table-cell table:style-name="Default" table:formula="of:=+[.AA2]+1" office:value-type="float" office:value="2026" calcext:value-type="float">
            <text:p>2026</text:p>
          </table:table-cell>
          <table:table-cell table:style-name="Default" table:formula="of:=+[.AB2]+1" office:value-type="float" office:value="2027" calcext:value-type="float">
            <text:p>2027</text:p>
          </table:table-cell>
          <table:table-cell table:style-name="Default" table:formula="of:=+[.AC2]+1" office:value-type="float" office:value="2028" calcext:value-type="float">
            <text:p>2028</text:p>
          </table:table-cell>
          <table:table-cell table:style-name="Default" table:formula="of:=+[.AD2]+1" office:value-type="float" office:value="2029" calcext:value-type="float">
            <text:p>2029</text:p>
          </table:table-cell>
          <table:table-cell table:style-name="Default" table:formula="of:=+[.AE2]+1" office:value-type="float" office:value="2030" calcext:value-type="float">
            <text:p>2030</text:p>
          </table:table-cell>
          <table:table-cell table:style-name="Default" table:formula="of:=+[.AF2]+1" office:value-type="float" office:value="2031" calcext:value-type="float">
            <text:p>2031</text:p>
          </table:table-cell>
          <table:table-cell table:style-name="Default" table:formula="of:=+[.AG2]+1" office:value-type="float" office:value="2032" calcext:value-type="float">
            <text:p>2032</text:p>
          </table:table-cell>
          <table:table-cell table:style-name="Default" table:formula="of:=+[.AH2]+1" office:value-type="float" office:value="2033" calcext:value-type="float">
            <text:p>2033</text:p>
          </table:table-cell>
          <table:table-cell table:style-name="Default" table:number-columns-repeated="16349"/>
        </table:table-row>
        <table:table-row table:style-name="ro1">
          <table:table-cell table:style-name="ce4" office:value-type="string" calcext:value-type="string">
            <text:p>Agriculture</text:p>
          </table:table-cell>
          <table:table-cell table:style-name="ce10" office:value-type="float" office:value="3927" calcext:value-type="float">
            <text:p>3,927</text:p>
          </table:table-cell>
          <table:table-cell table:style-name="ce10" office:value-type="float" office:value="4890" calcext:value-type="float">
            <text:p>4,890</text:p>
          </table:table-cell>
          <table:table-cell table:style-name="ce10" office:value-type="float" office:value="4384" calcext:value-type="float">
            <text:p>4,384</text:p>
          </table:table-cell>
          <table:table-cell table:style-name="ce10" office:value-type="float" office:value="4947" calcext:value-type="float">
            <text:p>4,947</text:p>
          </table:table-cell>
          <table:table-cell table:style-name="ce10" office:value-type="float" office:value="3373" calcext:value-type="float">
            <text:p>3,373</text:p>
          </table:table-cell>
          <table:table-cell table:style-name="ce10" office:value-type="float" office:value="3913" calcext:value-type="float">
            <text:p>3,913</text:p>
          </table:table-cell>
          <table:table-cell table:style-name="ce10" office:value-type="float" office:value="3310" calcext:value-type="float">
            <text:p>3,310</text:p>
          </table:table-cell>
          <table:table-cell table:style-name="ce10" office:value-type="float" office:value="3411" calcext:value-type="float">
            <text:p>3,411</text:p>
          </table:table-cell>
          <table:table-cell table:style-name="ce10" office:value-type="float" office:value="2581" calcext:value-type="float">
            <text:p>2,581</text:p>
          </table:table-cell>
          <table:table-cell table:style-name="ce10" office:value-type="float" office:value="3248" calcext:value-type="float">
            <text:p>3,248</text:p>
          </table:table-cell>
          <table:table-cell table:style-name="ce10" office:value-type="float" office:value="2963" calcext:value-type="float">
            <text:p>2,963</text:p>
          </table:table-cell>
          <table:table-cell table:style-name="ce10" office:value-type="float" office:value="3598" calcext:value-type="float">
            <text:p>3,598</text:p>
          </table:table-cell>
          <table:table-cell table:style-name="ce10" table:number-columns-repeated="8"/>
          <table:table-cell table:style-name="ce10" office:value-type="float" office:value="10923" calcext:value-type="float">
            <text:p>10,923</text:p>
          </table:table-cell>
          <table:table-cell table:style-name="ce10" office:value-type="float" office:value="14721" calcext:value-type="float">
            <text:p>14,721</text:p>
          </table:table-cell>
          <table:table-cell table:style-name="ce10" office:value-type="float" office:value="17969" calcext:value-type="float">
            <text:p>17,969</text:p>
          </table:table-cell>
          <table:table-cell table:style-name="ce10" office:value-type="float" office:value="18148" calcext:value-type="float">
            <text:p>18,148</text:p>
          </table:table-cell>
          <table:table-cell office:value-type="float" office:value="14007" calcext:value-type="float">
            <text:p>14,007</text:p>
          </table:table-cell>
          <table:table-cell office:value-type="float" office:value="12390" calcext:value-type="float">
            <text:p>12,390</text:p>
          </table:table-cell>
          <table:table-cell table:number-columns-repeated="16356"/>
          <table:table-cell table:style-name="ce12"/>
        </table:table-row>
        <table:table-row table:style-name="ro1">
          <table:table-cell table:style-name="ce4" office:value-type="string" calcext:value-type="string">
            <text:p>Construction</text:p>
          </table:table-cell>
          <table:table-cell table:style-name="ce10" office:value-type="float" office:value="849" calcext:value-type="float">
            <text:p>849</text:p>
          </table:table-cell>
          <table:table-cell table:style-name="ce10" office:value-type="float" office:value="1064" calcext:value-type="float">
            <text:p>1,064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office:value-type="float" office:value="1071" calcext:value-type="float">
            <text:p>1,071</text:p>
          </table:table-cell>
          <table:table-cell table:style-name="ce10" office:value-type="float" office:value="758" calcext:value-type="float">
            <text:p>758</text:p>
          </table:table-cell>
          <table:table-cell table:style-name="ce10" office:value-type="float" office:value="890" calcext:value-type="float">
            <text:p>890</text:p>
          </table:table-cell>
          <table:table-cell table:style-name="ce10" office:value-type="float" office:value="687" calcext:value-type="float">
            <text:p>687</text:p>
          </table:table-cell>
          <table:table-cell table:style-name="ce10" office:value-type="float" office:value="718" calcext:value-type="float">
            <text:p>718</text:p>
          </table:table-cell>
          <table:table-cell table:style-name="ce10" office:value-type="float" office:value="591" calcext:value-type="float">
            <text:p>591</text:p>
          </table:table-cell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739" calcext:value-type="float">
            <text:p>739</text:p>
          </table:table-cell>
          <table:table-cell table:style-name="ce10" office:value-type="float" office:value="853" calcext:value-type="float">
            <text:p>853</text:p>
          </table:table-cell>
          <table:table-cell table:style-name="ce10" table:number-columns-repeated="8"/>
          <table:table-cell table:style-name="ce10" office:value-type="float" office:value="2170" calcext:value-type="float">
            <text:p>2,170</text:p>
          </table:table-cell>
          <table:table-cell table:style-name="ce10" office:value-type="float" office:value="3081" calcext:value-type="float">
            <text:p>3,081</text:p>
          </table:table-cell>
          <table:table-cell table:style-name="ce10" office:value-type="float" office:value="3572" calcext:value-type="float">
            <text:p>3,572</text:p>
          </table:table-cell>
          <table:table-cell table:style-name="ce10" office:value-type="float" office:value="3932" calcext:value-type="float">
            <text:p>3,932</text:p>
          </table:table-cell>
          <table:table-cell office:value-type="float" office:value="3053" calcext:value-type="float">
            <text:p>3,053</text:p>
          </table:table-cell>
          <table:table-cell office:value-type="float" office:value="2956" calcext:value-type="float">
            <text:p>2,956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Net Sales</text:p>
          </table:table-cell>
          <table:table-cell table:formula="of:=SUM([.B3:.B4])" office:value-type="float" office:value="4776" calcext:value-type="float">
            <text:p>4,776</text:p>
          </table:table-cell>
          <table:table-cell table:formula="of:=SUM([.C3:.C4])" office:value-type="float" office:value="5954" calcext:value-type="float">
            <text:p>5,954</text:p>
          </table:table-cell>
          <table:table-cell table:formula="of:=SUM([.D3:.D4])" office:value-type="float" office:value="5332" calcext:value-type="float">
            <text:p>5,332</text:p>
          </table:table-cell>
          <table:table-cell table:formula="of:=SUM([.E3:.E4])" office:value-type="float" office:value="6018" calcext:value-type="float">
            <text:p>6,018</text:p>
          </table:table-cell>
          <table:table-cell table:formula="of:=SUM([.F3:.F4])" office:value-type="float" office:value="4131" calcext:value-type="float">
            <text:p>4,131</text:p>
          </table:table-cell>
          <table:table-cell table:formula="of:=SUM([.G3:.G4])" office:value-type="float" office:value="4803" calcext:value-type="float">
            <text:p>4,803</text:p>
          </table:table-cell>
          <table:table-cell table:formula="of:=SUM([.H3:.H4])" office:value-type="float" office:value="3997" calcext:value-type="float">
            <text:p>3,997</text:p>
          </table:table-cell>
          <table:table-cell table:formula="of:=SUM([.I3:.I4])" office:value-type="float" office:value="4129" calcext:value-type="float">
            <text:p>4,129</text:p>
          </table:table-cell>
          <table:table-cell table:formula="of:=SUM([.J3:.J4])" office:value-type="float" office:value="3172" calcext:value-type="float">
            <text:p>3,172</text:p>
          </table:table-cell>
          <table:table-cell table:formula="of:=SUM([.K3:.K4])" office:value-type="float" office:value="4021" calcext:value-type="float">
            <text:p>4,021</text:p>
          </table:table-cell>
          <table:table-cell table:formula="of:=SUM([.L3:.L4])" office:value-type="float" office:value="3702" calcext:value-type="float">
            <text:p>3,702</text:p>
          </table:table-cell>
          <table:table-cell table:formula="of:=SUM([.M3:.M4])" office:value-type="float" office:value="4451" calcext:value-type="float">
            <text:p>4,451</text:p>
          </table:table-cell>
          <table:table-cell table:number-columns-repeated="8"/>
          <table:table-cell office:value-type="float" office:value="24285" calcext:value-type="float">
            <text:p>24,285</text:p>
          </table:table-cell>
          <table:table-cell office:value-type="float" office:value="31622" calcext:value-type="float">
            <text:p>31,622</text:p>
          </table:table-cell>
          <table:table-cell table:formula="of:=SUM([.X3:.X4])" office:value-type="float" office:value="21541" calcext:value-type="float">
            <text:p>21,541</text:p>
          </table:table-cell>
          <table:table-cell table:formula="of:=SUM([.Y3:.Y4])" office:value-type="float" office:value="22080" calcext:value-type="float">
            <text:p>22,080</text:p>
          </table:table-cell>
          <table:table-cell table:formula="of:=SUM([.Z3:.Z4])" office:value-type="float" office:value="17060" calcext:value-type="float">
            <text:p>17,060</text:p>
          </table:table-cell>
          <table:table-cell table:formula="of:=SUM([.AA3:.AA4])" office:value-type="float" office:value="15346" calcext:value-type="float">
            <text:p>15,346</text:p>
          </table:table-cell>
          <table:table-cell table:formula="of:=SUM([.AB3:.AB4])" office:value-type="float" office:value="0" calcext:value-type="float">
            <text:p>0</text:p>
          </table:table-cell>
          <table:table-cell table:formula="of:=SUM([.AC3:.AC4])" office:value-type="float" office:value="0" calcext:value-type="float">
            <text:p>0</text:p>
          </table:table-cell>
          <table:table-cell table:formula="of:=SUM([.AD3:.AD4])" office:value-type="float" office:value="0" calcext:value-type="float">
            <text:p>0</text:p>
          </table:table-cell>
          <table:table-cell table:formula="of:=SUM([.AE3:.AE4])" office:value-type="float" office:value="0" calcext:value-type="float">
            <text:p>0</text:p>
          </table:table-cell>
          <table:table-cell table:formula="of:=SUM([.AF3:.AF4])" office:value-type="float" office:value="0" calcext:value-type="float">
            <text:p>0</text:p>
          </table:table-cell>
          <table:table-cell table:formula="of:=SUM([.AG3:.AG4])" office:value-type="float" office:value="0" calcext:value-type="float">
            <text:p>0</text:p>
          </table:table-cell>
          <table:table-cell table:formula="of:=SUM([.AH3:.AH4])" office:value-type="float" office:value="0" calcext:value-type="float">
            <text:p>0</text:p>
          </table:table-cell>
          <table:table-cell table:formula="of:=SUM([.AI3:.AI4])" office:value-type="float" office:value="0" calcext:value-type="float">
            <text:p>0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549" calcext:value-type="float">
            <text:p>549</text:p>
          </table:table-cell>
          <table:table-cell office:value-type="float" office:value="603" calcext:value-type="float">
            <text:p>603</text:p>
          </table:table-cell>
          <table:table-cell office:value-type="float" office:value="653" calcext:value-type="float">
            <text:p>653</text:p>
          </table:table-cell>
          <table:table-cell office:value-type="float" office:value="768" calcext:value-type="float">
            <text:p>768</text:p>
          </table:table-cell>
          <table:table-cell office:value-type="float" office:value="685" calcext:value-type="float">
            <text:p>685</text:p>
          </table:table-cell>
          <table:table-cell office:value-type="float" office:value="687" calcext:value-type="float">
            <text:p>687</text:p>
          </table:table-cell>
          <table:table-cell office:value-type="float" office:value="659" calcext:value-type="float">
            <text:p>659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700" calcext:value-type="float">
            <text:p>700</text:p>
          </table:table-cell>
          <table:table-cell table:number-columns-repeated="8"/>
          <table:table-cell office:value-type="float" office:value="1870" calcext:value-type="float">
            <text:p>1,870</text:p>
          </table:table-cell>
          <table:table-cell office:value-type="float" office:value="1823" calcext:value-type="float">
            <text:p>1,823</text:p>
          </table:table-cell>
          <table:table-cell office:value-type="float" office:value="1996" calcext:value-type="float">
            <text:p>1,996</text:p>
          </table:table-cell>
          <table:table-cell office:value-type="float" office:value="2573" calcext:value-type="float">
            <text:p>2,573</text:p>
          </table:table-cell>
          <table:table-cell office:value-type="float" office:value="2774" calcext:value-type="float">
            <text:p>2,774</text:p>
          </table:table-cell>
          <table:table-cell office:value-type="float" office:value="2720" calcext:value-type="float">
            <text:p>2,720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Eliminations and oth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-76" calcext:value-type="float">
            <text:p>-76</text:p>
          </table:table-cell>
          <table:table-cell office:value-type="float" office:value="-64" calcext:value-type="float">
            <text:p>-6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6356"/>
          <table:table-cell table:style-name="ce5"/>
        </table:table-row>
        <table:table-row table:style-name="ro1">
          <table:table-cell table:style-name="ce5" office:value-type="string" calcext:value-type="string">
            <text:p>Revenues</text:p>
          </table:table-cell>
          <table:table-cell table:style-name="ce5" table:formula="of:=SUM([.B5:.B7])" office:value-type="float" office:value="5342" calcext:value-type="float">
            <text:p>5,342</text:p>
          </table:table-cell>
          <table:table-cell table:style-name="ce5" table:formula="of:=SUM([.C5:.C7])" office:value-type="float" office:value="6567" calcext:value-type="float">
            <text:p>6,567</text:p>
          </table:table-cell>
          <table:table-cell table:style-name="ce5" table:formula="of:=SUM([.D5:.D7])" office:value-type="float" office:value="5986" calcext:value-type="float">
            <text:p>5,986</text:p>
          </table:table-cell>
          <table:table-cell table:style-name="ce5" table:formula="of:=SUM([.E5:.E7])" office:value-type="float" office:value="6792" calcext:value-type="float">
            <text:p>6,792</text:p>
          </table:table-cell>
          <table:table-cell table:style-name="ce5" table:formula="of:=SUM([.F5:.F7])" office:value-type="float" office:value="4818" calcext:value-type="float">
            <text:p>4,818</text:p>
          </table:table-cell>
          <table:table-cell table:style-name="ce5" table:formula="of:=SUM([.G5:.G7])" office:value-type="float" office:value="5488" calcext:value-type="float">
            <text:p>5,488</text:p>
          </table:table-cell>
          <table:table-cell table:style-name="ce5" table:formula="of:=SUM([.H5:.H7])" office:value-type="float" office:value="4654" calcext:value-type="float">
            <text:p>4,654</text:p>
          </table:table-cell>
          <table:table-cell table:style-name="ce5" table:formula="of:=SUM([.I5:.I7])" office:value-type="float" office:value="4876" calcext:value-type="float">
            <text:p>4,876</text:p>
          </table:table-cell>
          <table:table-cell table:style-name="ce5" table:formula="of:=SUM([.J5:.J7])" office:value-type="float" office:value="3828" calcext:value-type="float">
            <text:p>3,828</text:p>
          </table:table-cell>
          <table:table-cell table:style-name="ce5" table:formula="of:=SUM([.K5:.K7])" office:value-type="float" office:value="4711" calcext:value-type="float">
            <text:p>4,711</text:p>
          </table:table-cell>
          <table:table-cell table:style-name="ce5" table:formula="of:=SUM([.L5:.L7])" office:value-type="float" office:value="4399" calcext:value-type="float">
            <text:p>4,399</text:p>
          </table:table-cell>
          <table:table-cell table:style-name="ce5" table:formula="of:=SUM([.M5:.M7])" office:value-type="float" office:value="5157" calcext:value-type="float">
            <text:p>5,157</text:p>
          </table:table-cell>
          <table:table-cell table:style-name="ce5" table:formula="of:=SUM([.N5:.N7])" office:value-type="float" office:value="0" calcext:value-type="float">
            <text:p>0</text:p>
          </table:table-cell>
          <table:table-cell table:style-name="ce5" table:formula="of:=SUM([.O5:.O7])" office:value-type="float" office:value="0" calcext:value-type="float">
            <text:p>0</text:p>
          </table:table-cell>
          <table:table-cell table:style-name="ce5" table:formula="of:=SUM([.P5:.P6])" office:value-type="float" office:value="0" calcext:value-type="float">
            <text:p>0</text:p>
          </table:table-cell>
          <table:table-cell table:style-name="ce5" table:formula="of:=SUM([.Q5:.Q6])" office:value-type="float" office:value="0" calcext:value-type="float">
            <text:p>0</text:p>
          </table:table-cell>
          <table:table-cell table:style-name="ce5" table:number-columns-repeated="4"/>
          <table:table-cell table:style-name="ce21" office:value-type="float" office:value="26032" calcext:value-type="float">
            <text:p>26,032</text:p>
          </table:table-cell>
          <table:table-cell table:style-name="ce21" office:value-type="float" office:value="33428" calcext:value-type="float">
            <text:p>33,428</text:p>
          </table:table-cell>
          <table:table-cell table:style-name="ce5" table:formula="of:=SUM([.X5:.X7])" office:value-type="float" office:value="23551" calcext:value-type="float">
            <text:p>23,551</text:p>
          </table:table-cell>
          <table:table-cell table:style-name="ce5" table:formula="of:=SUM([.Y5:.Y7])" office:value-type="float" office:value="24687" calcext:value-type="float">
            <text:p>24,687</text:p>
          </table:table-cell>
          <table:table-cell table:style-name="ce5" table:formula="of:=SUM([.Z5:.Z7])" office:value-type="float" office:value="19836" calcext:value-type="float">
            <text:p>19,836</text:p>
          </table:table-cell>
          <table:table-cell table:style-name="ce5" table:formula="of:=SUM([.AA5:.AA7])" office:value-type="float" office:value="18095" calcext:value-type="float">
            <text:p>18,095</text:p>
          </table:table-cell>
          <table:table-cell table:style-name="ce5" table:formula="of:=[.AA8]*0.96" office:value-type="float" office:value="17371.2" calcext:value-type="float">
            <text:p>17,371</text:p>
          </table:table-cell>
          <table:table-cell table:style-name="ce5" table:formula="of:=[.AB8]*0.96" office:value-type="float" office:value="16676.352" calcext:value-type="float">
            <text:p>16,676</text:p>
          </table:table-cell>
          <table:table-cell table:style-name="ce5" table:formula="of:=[.AC8]*0.96" office:value-type="float" office:value="16009.29792" calcext:value-type="float">
            <text:p>16,009</text:p>
          </table:table-cell>
          <table:table-cell table:style-name="ce5" table:formula="of:=[.AD8]*0.96" office:value-type="float" office:value="15368.9260032" calcext:value-type="float">
            <text:p>15,369</text:p>
          </table:table-cell>
          <table:table-cell table:style-name="ce5" table:formula="of:=[.AE8]*0.96" office:value-type="float" office:value="14754.168963072" calcext:value-type="float">
            <text:p>14,754</text:p>
          </table:table-cell>
          <table:table-cell table:style-name="ce5" table:formula="of:=[.AF8]*0.96" office:value-type="float" office:value="14164.0022045491" calcext:value-type="float">
            <text:p>14,164</text:p>
          </table:table-cell>
          <table:table-cell table:style-name="ce5" table:formula="of:=[.AG8]*0.96" office:value-type="float" office:value="13597.4421163672" calcext:value-type="float">
            <text:p>13,597</text:p>
          </table:table-cell>
          <table:table-cell table:style-name="ce5" table:formula="of:=[.AH8]*0.96" office:value-type="float" office:value="13053.5444317125" calcext:value-type="float">
            <text:p>13,054</text:p>
          </table:table-cell>
          <table:table-cell table:style-name="ce5" table:number-columns-repeated="16348"/>
          <table:table-cell table:style-name="ce12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3611" calcext:value-type="float">
            <text:p>3,611</text:p>
          </table:table-cell>
          <table:table-cell office:value-type="float" office:value="4463" calcext:value-type="float">
            <text:p>4,463</text:p>
          </table:table-cell>
          <table:table-cell office:value-type="float" office:value="4059" calcext:value-type="float">
            <text:p>4,059</text:p>
          </table:table-cell>
          <table:table-cell office:value-type="float" office:value="4705" calcext:value-type="float">
            <text:p>4,705</text:p>
          </table:table-cell>
          <table:table-cell office:value-type="float" office:value="3195" calcext:value-type="float">
            <text:p>3,195</text:p>
          </table:table-cell>
          <table:table-cell office:value-type="float" office:value="3702" calcext:value-type="float">
            <text:p>3,702</text:p>
          </table:table-cell>
          <table:table-cell office:value-type="float" office:value="3130" calcext:value-type="float">
            <text:p>3,130</text:p>
          </table:table-cell>
          <table:table-cell office:value-type="float" office:value="3323" calcext:value-type="float">
            <text:p>3,323</text:p>
          </table:table-cell>
          <table:table-cell office:value-type="float" office:value="2569" calcext:value-type="float">
            <text:p>2,569</text:p>
          </table:table-cell>
          <table:table-cell office:value-type="float" office:value="3192" calcext:value-type="float">
            <text:p>3,192</text:p>
          </table:table-cell>
          <table:table-cell office:value-type="float" office:value="2995" calcext:value-type="float">
            <text:p>2,995</text:p>
          </table:table-cell>
          <table:table-cell office:value-type="float" office:value="3633" calcext:value-type="float">
            <text:p>3,633</text:p>
          </table:table-cell>
          <table:table-cell table:number-columns-repeated="8"/>
          <table:table-cell office:value-type="float" office:value="21327" calcext:value-type="float">
            <text:p>21,327</text:p>
          </table:table-cell>
          <table:table-cell office:value-type="float" office:value="25951" calcext:value-type="float">
            <text:p>25,951</text:p>
          </table:table-cell>
          <table:table-cell office:value-type="float" office:value="16797" calcext:value-type="float">
            <text:p>16,797</text:p>
          </table:table-cell>
          <table:table-cell office:value-type="float" office:value="16838" calcext:value-type="float">
            <text:p>16,838</text:p>
          </table:table-cell>
          <table:table-cell office:value-type="float" office:value="13350" calcext:value-type="float">
            <text:p>13,350</text:p>
          </table:table-cell>
          <table:table-cell office:value-type="float" office:value="12389" calcext:value-type="float">
            <text:p>12,389</text:p>
          </table:table-cell>
          <table:table-cell table:formula="of:=[.AB8]-[.AB10]" office:value-type="float" office:value="11638.704" calcext:value-type="float">
            <text:p>11,639</text:p>
          </table:table-cell>
          <table:table-cell table:formula="of:=[.AC8]-[.AC10]" office:value-type="float" office:value="11173.15584" calcext:value-type="float">
            <text:p>11,173</text:p>
          </table:table-cell>
          <table:table-cell table:formula="of:=[.AD8]-[.AD10]" office:value-type="float" office:value="10726.2296064" calcext:value-type="float">
            <text:p>10,726</text:p>
          </table:table-cell>
          <table:table-cell table:formula="of:=[.AE8]-[.AE10]" office:value-type="float" office:value="10297.180422144" calcext:value-type="float">
            <text:p>10,297</text:p>
          </table:table-cell>
          <table:table-cell table:formula="of:=[.AF8]-[.AF10]" office:value-type="float" office:value="9885.29320525824" calcext:value-type="float">
            <text:p>9,885</text:p>
          </table:table-cell>
          <table:table-cell table:formula="of:=[.AG8]-[.AG10]" office:value-type="float" office:value="9489.88147704791" calcext:value-type="float">
            <text:p>9,490</text:p>
          </table:table-cell>
          <table:table-cell table:formula="of:=[.AH8]-[.AH10]" office:value-type="float" office:value="9110.28621796599" calcext:value-type="float">
            <text:p>9,110</text:p>
          </table:table-cell>
          <table:table-cell table:formula="of:=[.AI8]-[.AI10]" office:value-type="float" office:value="8745.87476924735" calcext:value-type="float">
            <text:p>8,746</text:p>
          </table:table-cell>
          <table:table-cell table:number-columns-repeated="16348"/>
          <table:table-cell table:style-name="ce6"/>
        </table:table-row>
        <table:table-row table:style-name="ro1">
          <table:table-cell table:style-name="ce6" office:value-type="string" calcext:value-type="string">
            <text:p>Gross Margin</text:p>
          </table:table-cell>
          <table:table-cell table:style-name="ce6" table:formula="of:=[.B8]-[.B9]" office:value-type="float" office:value="1731" calcext:value-type="float">
            <text:p>1,731</text:p>
          </table:table-cell>
          <table:table-cell table:style-name="ce6" table:formula="of:=[.C8]-[.C9]" office:value-type="float" office:value="2104" calcext:value-type="float">
            <text:p>2,104</text:p>
          </table:table-cell>
          <table:table-cell table:style-name="ce6" table:formula="of:=[.D8]-[.D9]" office:value-type="float" office:value="1927" calcext:value-type="float">
            <text:p>1,927</text:p>
          </table:table-cell>
          <table:table-cell table:style-name="ce6" table:formula="of:=[.E8]-[.E9]" office:value-type="float" office:value="2087" calcext:value-type="float">
            <text:p>2,087</text:p>
          </table:table-cell>
          <table:table-cell table:style-name="ce6" table:formula="of:=[.F8]-[.F9]" office:value-type="float" office:value="1623" calcext:value-type="float">
            <text:p>1,623</text:p>
          </table:table-cell>
          <table:table-cell table:style-name="ce6" table:formula="of:=[.G8]-[.G9]" office:value-type="float" office:value="1786" calcext:value-type="float">
            <text:p>1,786</text:p>
          </table:table-cell>
          <table:table-cell table:style-name="ce6" table:formula="of:=[.H8]-[.H9]" office:value-type="float" office:value="1524" calcext:value-type="float">
            <text:p>1,524</text:p>
          </table:table-cell>
          <table:table-cell table:style-name="ce6" table:formula="of:=[.I8]-[.I9]" office:value-type="float" office:value="1553" calcext:value-type="float">
            <text:p>1,553</text:p>
          </table:table-cell>
          <table:table-cell table:style-name="ce6" table:formula="of:=[.J8]-[.J9]" office:value-type="float" office:value="1259" calcext:value-type="float">
            <text:p>1,259</text:p>
          </table:table-cell>
          <table:table-cell table:style-name="ce6" table:formula="of:=[.K8]-[.K9]" office:value-type="float" office:value="1519" calcext:value-type="float">
            <text:p>1,519</text:p>
          </table:table-cell>
          <table:table-cell table:style-name="ce6" table:formula="of:=[.L8]-[.L9]" office:value-type="float" office:value="1404" calcext:value-type="float">
            <text:p>1,404</text:p>
          </table:table-cell>
          <table:table-cell table:style-name="ce6" table:formula="of:=[.M8]-[.M9]" office:value-type="float" office:value="1524" calcext:value-type="float">
            <text:p>1,524</text:p>
          </table:table-cell>
          <table:table-cell table:style-name="ce6" table:formula="of:=[.N8]-[.N9]" office:value-type="float" office:value="0" calcext:value-type="float">
            <text:p>0</text:p>
          </table:table-cell>
          <table:table-cell table:style-name="ce6" table:formula="of:=[.O8]-[.O9]" office:value-type="float" office:value="0" calcext:value-type="float">
            <text:p>0</text:p>
          </table:table-cell>
          <table:table-cell table:style-name="ce6" table:formula="of:=[.P8]-[.P9]" office:value-type="float" office:value="0" calcext:value-type="float">
            <text:p>0</text:p>
          </table:table-cell>
          <table:table-cell table:style-name="ce6" table:formula="of:=[.Q8]-[.Q9]" office:value-type="float" office:value="0" calcext:value-type="float">
            <text:p>0</text:p>
          </table:table-cell>
          <table:table-cell table:style-name="ce6" table:number-columns-repeated="4"/>
          <table:table-cell table:style-name="ce6" table:formula="of:=[.V8]-[.V9]" office:value-type="float" office:value="4705" calcext:value-type="float">
            <text:p>4,705</text:p>
          </table:table-cell>
          <table:table-cell table:style-name="ce6" table:formula="of:=[.W8]-[.W9]" office:value-type="float" office:value="7477" calcext:value-type="float">
            <text:p>7,477</text:p>
          </table:table-cell>
          <table:table-cell table:style-name="ce6" table:formula="of:=[.X8]-[.X9]" office:value-type="float" office:value="6754" calcext:value-type="float">
            <text:p>6,754</text:p>
          </table:table-cell>
          <table:table-cell table:style-name="ce6" table:formula="of:=[.Y8]-[.Y9]" office:value-type="float" office:value="7849" calcext:value-type="float">
            <text:p>7,849</text:p>
          </table:table-cell>
          <table:table-cell table:style-name="ce6" table:formula="of:=[.Z8]-[.Z9]" office:value-type="float" office:value="6486" calcext:value-type="float">
            <text:p>6,486</text:p>
          </table:table-cell>
          <table:table-cell table:style-name="ce6" table:formula="of:=[.AA8]-[.AA9]" office:value-type="float" office:value="5706" calcext:value-type="float">
            <text:p>5,706</text:p>
          </table:table-cell>
          <table:table-cell table:style-name="ce22" table:formula="of:=[.AB8]*0.33" office:value-type="float" office:value="5732.496" calcext:value-type="float">
            <text:p>5,732</text:p>
          </table:table-cell>
          <table:table-cell table:style-name="ce22" table:formula="of:=[.AC8]*0.33" office:value-type="float" office:value="5503.19616" calcext:value-type="float">
            <text:p>5,503</text:p>
          </table:table-cell>
          <table:table-cell table:style-name="ce22" table:formula="of:=[.AD8]*0.33" office:value-type="float" office:value="5283.0683136" calcext:value-type="float">
            <text:p>5,283</text:p>
          </table:table-cell>
          <table:table-cell table:style-name="ce22" table:formula="of:=[.AE8]*0.33" office:value-type="float" office:value="5071.745581056" calcext:value-type="float">
            <text:p>5,072</text:p>
          </table:table-cell>
          <table:table-cell table:style-name="ce22" table:formula="of:=[.AF8]*0.33" office:value-type="float" office:value="4868.87575781376" calcext:value-type="float">
            <text:p>4,869</text:p>
          </table:table-cell>
          <table:table-cell table:style-name="ce22" table:formula="of:=[.AG8]*0.33" office:value-type="float" office:value="4674.12072750121" calcext:value-type="float">
            <text:p>4,674</text:p>
          </table:table-cell>
          <table:table-cell table:style-name="ce22" table:formula="of:=[.AH8]*0.33" office:value-type="float" office:value="4487.15589840116" calcext:value-type="float">
            <text:p>4,487</text:p>
          </table:table-cell>
          <table:table-cell table:style-name="ce22" table:formula="of:=[.AI8]*0.33" office:value-type="float" office:value="4307.66966246511" calcext:value-type="float">
            <text:p>4,308</text:p>
          </table:table-cell>
          <table:table-cell table:style-name="ce6" table:number-columns-repeated="16348"/>
          <table:table-cell table:style-name="ce12"/>
        </table:table-row>
        <table:table-row table:style-name="ro1">
          <table:table-cell office:value-type="string" calcext:value-type="string">
            <text:p>SG&amp;A</text:p>
          </table:table-cell>
          <table:table-cell office:value-type="float" office:value="438" calcext:value-type="float">
            <text:p>438</text:p>
          </table:table-cell>
          <table:table-cell office:value-type="float" office:value="485" calcext:value-type="float">
            <text:p>485</text:p>
          </table:table-cell>
          <table:table-cell office:value-type="float" office:value="462" calcext:value-type="float">
            <text:p>462</text:p>
          </table:table-cell>
          <table:table-cell office:value-type="float" office:value="478" calcext:value-type="float">
            <text:p>478</text:p>
          </table:table-cell>
          <table:table-cell office:value-type="float" office:value="411" calcext:value-type="float">
            <text:p>411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office:value-type="float" office:value="414" calcext:value-type="float">
            <text:p>414</text:p>
          </table:table-cell>
          <table:table-cell office:value-type="float" office:value="386" calcext:value-type="float">
            <text:p>386</text:p>
          </table:table-cell>
          <table:table-cell office:value-type="float" office:value="478" calcext:value-type="float">
            <text:p>478</text:p>
          </table:table-cell>
          <table:table-cell office:value-type="float" office:value="549" calcext:value-type="float">
            <text:p>549</text:p>
          </table:table-cell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2155" calcext:value-type="float">
            <text:p>2,155</text:p>
          </table:table-cell>
          <table:table-cell office:value-type="float" office:value="2443" calcext:value-type="float">
            <text:p>2,443</text:p>
          </table:table-cell>
          <table:table-cell office:value-type="float" office:value="1752" calcext:value-type="float">
            <text:p>1,752</text:p>
          </table:table-cell>
          <table:table-cell office:value-type="float" office:value="1863" calcext:value-type="float">
            <text:p>1,863</text:p>
          </table:table-cell>
          <table:table-cell office:value-type="float" office:value="1712" calcext:value-type="float">
            <text:p>1,712</text:p>
          </table:table-cell>
          <table:table-cell office:value-type="float" office:value="1876" calcext:value-type="float">
            <text:p>1,876</text:p>
          </table:table-cell>
          <table:table-cell table:formula="of:=+[.AA11]*0.97" office:value-type="float" office:value="1819.72" calcext:value-type="float">
            <text:p>1,820</text:p>
          </table:table-cell>
          <table:table-cell table:formula="of:=+[.AB11]*0.97" office:value-type="float" office:value="1765.1284" calcext:value-type="float">
            <text:p>1,765</text:p>
          </table:table-cell>
          <table:table-cell table:formula="of:=+[.AC11]*0.97" office:value-type="float" office:value="1712.174548" calcext:value-type="float">
            <text:p>1,712</text:p>
          </table:table-cell>
          <table:table-cell table:formula="of:=+[.AD11]*0.97" office:value-type="float" office:value="1660.80931156" calcext:value-type="float">
            <text:p>1,661</text:p>
          </table:table-cell>
          <table:table-cell table:formula="of:=+[.AE11]*0.97" office:value-type="float" office:value="1610.9850322132" calcext:value-type="float">
            <text:p>1,611</text:p>
          </table:table-cell>
          <table:table-cell table:formula="of:=+[.AF11]*0.97" office:value-type="float" office:value="1562.6554812468" calcext:value-type="float">
            <text:p>1,563</text:p>
          </table:table-cell>
          <table:table-cell table:formula="of:=+[.AG11]*0.97" office:value-type="float" office:value="1515.7758168094" calcext:value-type="float">
            <text:p>1,516</text:p>
          </table:table-cell>
          <table:table-cell table:formula="of:=+[.AH11]*0.97" office:value-type="float" office:value="1470.30254230512" calcext:value-type="float">
            <text:p>1,470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231" calcext:value-type="float">
            <text:p>231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  <table:table-cell office:value-type="float" office:value="184" calcext:value-type="float">
            <text:p>184</text:p>
          </table:table-cell>
          <table:table-cell office:value-type="float" office:value="218" calcext:value-type="float">
            <text:p>218</text:p>
          </table:table-cell>
          <table:table-cell office:value-type="float" office:value="281" calcext:value-type="float">
            <text:p>281</text:p>
          </table:table-cell>
          <table:table-cell office:value-type="float" office:value="342" calcext:value-type="float">
            <text:p>342</text:p>
          </table:table-cell>
          <table:table-cell table:number-columns-repeated="8"/>
          <table:table-cell office:value-type="float" office:value="932" calcext:value-type="float">
            <text:p>932</text:p>
          </table:table-cell>
          <table:table-cell office:value-type="float" office:value="1236" calcext:value-type="float">
            <text:p>1,236</text:p>
          </table:table-cell>
          <table:table-cell office:value-type="float" office:value="866" calcext:value-type="float">
            <text:p>866</text:p>
          </table:table-cell>
          <table:table-cell office:value-type="float" office:value="1041" calcext:value-type="float">
            <text:p>1,041</text:p>
          </table:table-cell>
          <table:table-cell office:value-type="float" office:value="924" calcext:value-type="float">
            <text:p>924</text:p>
          </table:table-cell>
          <table:table-cell office:value-type="float" office:value="1025" calcext:value-type="float">
            <text:p>1,025</text:p>
          </table:table-cell>
          <table:table-cell table:formula="of:=+[.AA12]*0.97" office:value-type="float" office:value="994.25" calcext:value-type="float">
            <text:p>994</text:p>
          </table:table-cell>
          <table:table-cell table:formula="of:=+[.AB12]*0.97" office:value-type="float" office:value="964.4225" calcext:value-type="float">
            <text:p>964</text:p>
          </table:table-cell>
          <table:table-cell table:formula="of:=+[.AC12]*0.97" office:value-type="float" office:value="935.489825" calcext:value-type="float">
            <text:p>935</text:p>
          </table:table-cell>
          <table:table-cell table:formula="of:=+[.AD12]*0.97" office:value-type="float" office:value="907.42513025" calcext:value-type="float">
            <text:p>907</text:p>
          </table:table-cell>
          <table:table-cell table:formula="of:=+[.AE12]*0.97" office:value-type="float" office:value="880.2023763425" calcext:value-type="float">
            <text:p>880</text:p>
          </table:table-cell>
          <table:table-cell table:formula="of:=+[.AF12]*0.97" office:value-type="float" office:value="853.796305052225" calcext:value-type="float">
            <text:p>854</text:p>
          </table:table-cell>
          <table:table-cell table:formula="of:=+[.AG12]*0.97" office:value-type="float" office:value="828.182415900658" calcext:value-type="float">
            <text:p>828</text:p>
          </table:table-cell>
          <table:table-cell table:formula="of:=+[.AH12]*0.97" office:value-type="float" office:value="803.336943423638" calcext:value-type="float">
            <text:p>803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Restructur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formula="of:=+[.AA13]*0.97" office:value-type="float" office:value="21.34" calcext:value-type="float">
            <text:p>21</text:p>
          </table:table-cell>
          <table:table-cell table:formula="of:=+[.AB13]*0.97" office:value-type="float" office:value="20.6998" calcext:value-type="float">
            <text:p>21</text:p>
          </table:table-cell>
          <table:table-cell table:formula="of:=+[.AC13]*0.97" office:value-type="float" office:value="20.078806" calcext:value-type="float">
            <text:p>20</text:p>
          </table:table-cell>
          <table:table-cell table:formula="of:=+[.AD13]*0.97" office:value-type="float" office:value="19.47644182" calcext:value-type="float">
            <text:p>19</text:p>
          </table:table-cell>
          <table:table-cell table:formula="of:=+[.AE13]*0.97" office:value-type="float" office:value="18.8921485654" calcext:value-type="float">
            <text:p>19</text:p>
          </table:table-cell>
          <table:table-cell table:formula="of:=+[.AF13]*0.97" office:value-type="float" office:value="18.325384108438" calcext:value-type="float">
            <text:p>18</text:p>
          </table:table-cell>
          <table:table-cell table:formula="of:=+[.AG13]*0.97" office:value-type="float" office:value="17.7756225851849" calcext:value-type="float">
            <text:p>18</text:p>
          </table:table-cell>
          <table:table-cell table:formula="of:=+[.AH13]*0.97" office:value-type="float" office:value="17.2423539076293" calcext:value-type="float">
            <text:p>17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63" calcext:value-type="float">
            <text:p>163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  <table:table-cell office:value-type="float" office:value="215" calcext:value-type="float">
            <text:p>215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142" calcext:value-type="float">
            <text:p>142</text:p>
          </table:table-cell>
          <table:table-cell office:value-type="float" office:value="197" calcext:value-type="float">
            <text:p>197</text:p>
          </table:table-cell>
          <table:table-cell table:number-columns-repeated="8"/>
          <table:table-cell table:formula="of:=+811+585" office:value-type="float" office:value="1396" calcext:value-type="float">
            <text:p>1,396</text:p>
          </table:table-cell>
          <table:table-cell office:value-type="float" office:value="1148" calcext:value-type="float">
            <text:p>1,148</text:p>
          </table:table-cell>
          <table:table-cell office:value-type="float" office:value="689" calcext:value-type="float">
            <text:p>689</text:p>
          </table:table-cell>
          <table:table-cell office:value-type="float" office:value="830" calcext:value-type="float">
            <text:p>830</text:p>
          </table:table-cell>
          <table:table-cell office:value-type="float" office:value="664" calcext:value-type="float">
            <text:p>664</text:p>
          </table:table-cell>
          <table:table-cell office:value-type="float" office:value="681" calcext:value-type="float">
            <text:p>681</text:p>
          </table:table-cell>
          <table:table-cell table:formula="of:=+[.AA14]*0.97" office:value-type="float" office:value="660.57" calcext:value-type="float">
            <text:p>661</text:p>
          </table:table-cell>
          <table:table-cell table:formula="of:=+[.AB14]*0.97" office:value-type="float" office:value="640.7529" calcext:value-type="float">
            <text:p>641</text:p>
          </table:table-cell>
          <table:table-cell table:formula="of:=+[.AC14]*0.97" office:value-type="float" office:value="621.530313" calcext:value-type="float">
            <text:p>622</text:p>
          </table:table-cell>
          <table:table-cell table:formula="of:=+[.AD14]*0.97" office:value-type="float" office:value="602.88440361" calcext:value-type="float">
            <text:p>603</text:p>
          </table:table-cell>
          <table:table-cell table:formula="of:=+[.AE14]*0.97" office:value-type="float" office:value="584.7978715017" calcext:value-type="float">
            <text:p>585</text:p>
          </table:table-cell>
          <table:table-cell table:formula="of:=+[.AF14]*0.97" office:value-type="float" office:value="567.253935356649" calcext:value-type="float">
            <text:p>567</text:p>
          </table:table-cell>
          <table:table-cell table:formula="of:=+[.AG14]*0.97" office:value-type="float" office:value="550.236317295949" calcext:value-type="float">
            <text:p>550</text:p>
          </table:table-cell>
          <table:table-cell table:formula="of:=+[.AH14]*0.97" office:value-type="float" office:value="533.729227777071" calcext:value-type="float">
            <text:p>534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Op Ex</text:p>
          </table:table-cell>
          <table:table-cell table:formula="of:=SUM([.B9:.B14])-[.B10]" office:value-type="float" office:value="4444" calcext:value-type="float">
            <text:p>4,444</text:p>
          </table:table-cell>
          <table:table-cell table:formula="of:=SUM([.C9:.C14])-[.C10]" office:value-type="float" office:value="5406" calcext:value-type="float">
            <text:p>5,406</text:p>
          </table:table-cell>
          <table:table-cell table:formula="of:=SUM([.D9:.D14])-[.D10]" office:value-type="float" office:value="4978" calcext:value-type="float">
            <text:p>4,978</text:p>
          </table:table-cell>
          <table:table-cell table:formula="of:=SUM([.E9:.E14])-[.E10]" office:value-type="float" office:value="5811" calcext:value-type="float">
            <text:p>5,811</text:p>
          </table:table-cell>
          <table:table-cell table:formula="of:=SUM([.F9:.F14])-[.F10]" office:value-type="float" office:value="4022" calcext:value-type="float">
            <text:p>4,022</text:p>
          </table:table-cell>
          <table:table-cell table:formula="of:=SUM([.G9:.G14])-[.G10]" office:value-type="float" office:value="4616" calcext:value-type="float">
            <text:p>4,616</text:p>
          </table:table-cell>
          <table:table-cell table:formula="of:=SUM([.H9:.H14])-[.H10]" office:value-type="float" office:value="3916" calcext:value-type="float">
            <text:p>3,916</text:p>
          </table:table-cell>
          <table:table-cell table:formula="of:=SUM([.I9:.I14])-[.I10]" office:value-type="float" office:value="4214" calcext:value-type="float">
            <text:p>4,214</text:p>
          </table:table-cell>
          <table:table-cell table:formula="of:=SUM([.J9:.J14])-[.J10]" office:value-type="float" office:value="3304" calcext:value-type="float">
            <text:p>3,304</text:p>
          </table:table-cell>
          <table:table-cell table:formula="of:=SUM([.K9:.K14])-[.K10]" office:value-type="float" office:value="4076" calcext:value-type="float">
            <text:p>4,076</text:p>
          </table:table-cell>
          <table:table-cell table:formula="of:=SUM([.L9:.L14])-[.L10]" office:value-type="float" office:value="3970" calcext:value-type="float">
            <text:p>3,970</text:p>
          </table:table-cell>
          <table:table-cell table:formula="of:=SUM([.M9:.M14])-[.M10]" office:value-type="float" office:value="4643" calcext:value-type="float">
            <text:p>4,643</text:p>
          </table:table-cell>
          <table:table-cell table:formula="of:=SUM([.N9:.N14])-[.N10]" office:value-type="float" office:value="0" calcext:value-type="float">
            <text:p>0</text:p>
          </table:table-cell>
          <table:table-cell table:formula="of:=SUM([.O9:.O14])-[.O10]" office:value-type="float" office:value="0" calcext:value-type="float">
            <text:p>0</text:p>
          </table:table-cell>
          <table:table-cell table:formula="of:=SUM([.P9:.P14])-[.P10]" office:value-type="float" office:value="0" calcext:value-type="float">
            <text:p>0</text:p>
          </table:table-cell>
          <table:table-cell table:formula="of:=SUM([.Q9:.Q14])-[.Q10]" office:value-type="float" office:value="0" calcext:value-type="float">
            <text:p>0</text:p>
          </table:table-cell>
          <table:table-cell table:number-columns-repeated="4"/>
          <table:table-cell table:formula="of:=SUM([.V9:.V14])-[.V10]" office:value-type="float" office:value="25859" calcext:value-type="float">
            <text:p>25,859</text:p>
          </table:table-cell>
          <table:table-cell table:formula="of:=SUM([.W9:.W14])-[.W10]" office:value-type="float" office:value="30852" calcext:value-type="float">
            <text:p>30,852</text:p>
          </table:table-cell>
          <table:table-cell table:formula="of:=SUM([.X9:.X14])-[.X10]" office:value-type="float" office:value="20135" calcext:value-type="float">
            <text:p>20,135</text:p>
          </table:table-cell>
          <table:table-cell table:formula="of:=SUM([.Y9:.Y14])-[.Y10]" office:value-type="float" office:value="20639" calcext:value-type="float">
            <text:p>20,639</text:p>
          </table:table-cell>
          <table:table-cell table:formula="of:=SUM([.Z9:.Z14])-[.Z10]" office:value-type="float" office:value="16768" calcext:value-type="float">
            <text:p>16,768</text:p>
          </table:table-cell>
          <table:table-cell table:formula="of:=SUM([.AA9:.AA14])-[.AA10]" office:value-type="float" office:value="15993" calcext:value-type="float">
            <text:p>15,993</text:p>
          </table:table-cell>
          <table:table-cell table:formula="of:=SUM([.AB9:.AB14])-[.AB10]" office:value-type="float" office:value="15134.584" calcext:value-type="float">
            <text:p>15,135</text:p>
          </table:table-cell>
          <table:table-cell table:formula="of:=SUM([.AC9:.AC14])-[.AC10]" office:value-type="float" office:value="14564.15944" calcext:value-type="float">
            <text:p>14,564</text:p>
          </table:table-cell>
          <table:table-cell table:formula="of:=SUM([.AD9:.AD14])-[.AD10]" office:value-type="float" office:value="14015.5030984" calcext:value-type="float">
            <text:p>14,016</text:p>
          </table:table-cell>
          <table:table-cell table:formula="of:=SUM([.AE9:.AE14])-[.AE10]" office:value-type="float" office:value="13487.775709384" calcext:value-type="float">
            <text:p>13,488</text:p>
          </table:table-cell>
          <table:table-cell table:formula="of:=SUM([.AF9:.AF14])-[.AF10]" office:value-type="float" office:value="12980.170633881" calcext:value-type="float">
            <text:p>12,980</text:p>
          </table:table-cell>
          <table:table-cell table:formula="of:=SUM([.AG9:.AG14])-[.AG10]" office:value-type="float" office:value="12491.912582812" calcext:value-type="float">
            <text:p>12,492</text:p>
          </table:table-cell>
          <table:table-cell table:formula="of:=SUM([.AH9:.AH14])-[.AH10]" office:value-type="float" office:value="12022.2563905572" calcext:value-type="float">
            <text:p>12,022</text:p>
          </table:table-cell>
          <table:table-cell table:formula="of:=SUM([.AI9:.AI14])-[.AI10]" office:value-type="float" office:value="11570.4858366608" calcext:value-type="float">
            <text:p>11,570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OP Inc / EBIT</text:p>
          </table:table-cell>
          <table:table-cell table:formula="of:=[.B8]-[.B15]" office:value-type="float" office:value="898" calcext:value-type="float">
            <text:p>898</text:p>
          </table:table-cell>
          <table:table-cell table:formula="of:=[.C8]-[.C15]" office:value-type="float" office:value="1161" calcext:value-type="float">
            <text:p>1,161</text:p>
          </table:table-cell>
          <table:table-cell table:formula="of:=[.D8]-[.D15]" office:value-type="float" office:value="1008" calcext:value-type="float">
            <text:p>1,008</text:p>
          </table:table-cell>
          <table:table-cell table:formula="of:=[.E8]-[.E15]" office:value-type="float" office:value="981" calcext:value-type="float">
            <text:p>981</text:p>
          </table:table-cell>
          <table:table-cell table:formula="of:=[.F8]-[.F15]" office:value-type="float" office:value="796" calcext:value-type="float">
            <text:p>796</text:p>
          </table:table-cell>
          <table:table-cell table:formula="of:=[.G8]-[.G15]" office:value-type="float" office:value="872" calcext:value-type="float">
            <text:p>872</text:p>
          </table:table-cell>
          <table:table-cell table:formula="of:=[.H8]-[.H15]" office:value-type="float" office:value="738" calcext:value-type="float">
            <text:p>738</text:p>
          </table:table-cell>
          <table:table-cell table:formula="of:=[.I8]-[.I15]" office:value-type="float" office:value="662" calcext:value-type="float">
            <text:p>662</text:p>
          </table:table-cell>
          <table:table-cell table:formula="of:=[.J8]-[.J15]" office:value-type="float" office:value="524" calcext:value-type="float">
            <text:p>524</text:p>
          </table:table-cell>
          <table:table-cell table:formula="of:=[.K8]-[.K15]" office:value-type="float" office:value="635" calcext:value-type="float">
            <text:p>635</text:p>
          </table:table-cell>
          <table:table-cell table:formula="of:=[.L8]-[.L15]" office:value-type="float" office:value="429" calcext:value-type="float">
            <text:p>429</text:p>
          </table:table-cell>
          <table:table-cell table:formula="of:=[.M8]-[.M15]" office:value-type="float" office:value="514" calcext:value-type="float">
            <text:p>514</text:p>
          </table:table-cell>
          <table:table-cell table:formula="of:=[.N8]-[.N15]" office:value-type="float" office:value="0" calcext:value-type="float">
            <text:p>0</text:p>
          </table:table-cell>
          <table:table-cell table:formula="of:=[.O8]-[.O15]" office:value-type="float" office:value="0" calcext:value-type="float">
            <text:p>0</text:p>
          </table:table-cell>
          <table:table-cell table:formula="of:=[.P8]-[.P15]" office:value-type="float" office:value="0" calcext:value-type="float">
            <text:p>0</text:p>
          </table:table-cell>
          <table:table-cell table:formula="of:=[.Q8]-[.Q15]" office:value-type="float" office:value="0" calcext:value-type="float">
            <text:p>0</text:p>
          </table:table-cell>
          <table:table-cell table:number-columns-repeated="4"/>
          <table:table-cell table:formula="of:=[.V8]-[.V15]" office:value-type="float" office:value="173" calcext:value-type="float">
            <text:p>173</text:p>
          </table:table-cell>
          <table:table-cell table:formula="of:=[.W8]-[.W15]" office:value-type="float" office:value="2576" calcext:value-type="float">
            <text:p>2,576</text:p>
          </table:table-cell>
          <table:table-cell table:formula="of:=[.X8]-[.X15]" office:value-type="float" office:value="3416" calcext:value-type="float">
            <text:p>3,416</text:p>
          </table:table-cell>
          <table:table-cell table:formula="of:=[.Y8]-[.Y15]" office:value-type="float" office:value="4048" calcext:value-type="float">
            <text:p>4,048</text:p>
          </table:table-cell>
          <table:table-cell table:formula="of:=[.Z8]-[.Z15]" office:value-type="float" office:value="3068" calcext:value-type="float">
            <text:p>3,068</text:p>
          </table:table-cell>
          <table:table-cell table:formula="of:=[.AA8]-[.AA15]" office:value-type="float" office:value="2102" calcext:value-type="float">
            <text:p>2,102</text:p>
          </table:table-cell>
          <table:table-cell table:formula="of:=[.AB8]-[.AB15]" office:value-type="float" office:value="2236.616" calcext:value-type="float">
            <text:p>2,237</text:p>
          </table:table-cell>
          <table:table-cell table:formula="of:=[.AC8]-[.AC15]" office:value-type="float" office:value="2112.19256" calcext:value-type="float">
            <text:p>2,112</text:p>
          </table:table-cell>
          <table:table-cell table:formula="of:=[.AD8]-[.AD15]" office:value-type="float" office:value="1993.7948216" calcext:value-type="float">
            <text:p>1,994</text:p>
          </table:table-cell>
          <table:table-cell table:formula="of:=[.AE8]-[.AE15]" office:value-type="float" office:value="1881.150293816" calcext:value-type="float">
            <text:p>1,881</text:p>
          </table:table-cell>
          <table:table-cell table:formula="of:=[.AF8]-[.AF15]" office:value-type="float" office:value="1773.99832919096" calcext:value-type="float">
            <text:p>1,774</text:p>
          </table:table-cell>
          <table:table-cell table:formula="of:=[.AG8]-[.AG15]" office:value-type="float" office:value="1672.08962173709" calcext:value-type="float">
            <text:p>1,672</text:p>
          </table:table-cell>
          <table:table-cell table:formula="of:=[.AH8]-[.AH15]" office:value-type="float" office:value="1575.18572580997" calcext:value-type="float">
            <text:p>1,575</text:p>
          </table:table-cell>
          <table:table-cell table:formula="of:=[.AI8]-[.AI15]" office:value-type="float" office:value="1483.05859505166" calcext:value-type="float">
            <text:p>1,483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Interest</text:p>
          </table:table-cell>
          <table:table-cell office:value-type="float" office:value="272" calcext:value-type="float">
            <text:p>272</text:p>
          </table:table-cell>
          <table:table-cell office:value-type="float" office:value="323" calcext:value-type="float">
            <text:p>323</text:p>
          </table:table-cell>
          <table:table-cell office:value-type="float" office:value="346" calcext:value-type="float">
            <text:p>346</text:p>
          </table:table-cell>
          <table:table-cell office:value-type="float" office:value="404" calcext:value-type="float">
            <text:p>404</text:p>
          </table:table-cell>
          <table:table-cell office:value-type="float" office:value="394" calcext:value-type="float">
            <text:p>394</text:p>
          </table:table-cell>
          <table:table-cell office:value-type="float" office:value="418" calcext:value-type="float">
            <text:p>418</text:p>
          </table:table-cell>
          <table:table-cell office:value-type="float" office:value="378" calcext:value-type="float">
            <text:p>378</text:p>
          </table:table-cell>
          <table:table-cell office:value-type="float" office:value="421" calcext:value-type="float">
            <text:p>421</text:p>
          </table:table-cell>
          <table:table-cell office:value-type="float" office:value="362" calcext:value-type="float">
            <text:p>362</text:p>
          </table:table-cell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  <table:table-cell office:value-type="float" office:value="382" calcext:value-type="float">
            <text:p>382</text:p>
          </table:table-cell>
          <table:table-cell table:number-columns-repeated="8"/>
          <table:table-cell office:value-type="float" office:value="678" calcext:value-type="float">
            <text:p>678</text:p>
          </table:table-cell>
          <table:table-cell office:value-type="float" office:value="596" calcext:value-type="float">
            <text:p>596</text:p>
          </table:table-cell>
          <table:table-cell office:value-type="float" office:value="734" calcext:value-type="float">
            <text:p>734</text:p>
          </table:table-cell>
          <table:table-cell office:value-type="float" office:value="1345" calcext:value-type="float">
            <text:p>1,345</text:p>
          </table:table-cell>
          <table:table-cell office:value-type="float" office:value="1611" calcext:value-type="float">
            <text:p>1,611</text:p>
          </table:table-cell>
          <table:table-cell office:value-type="float" office:value="1482" calcext:value-type="float">
            <text:p>1,482</text:p>
          </table:table-cell>
          <table:table-cell table:number-columns-repeated="8" office:value-type="float" office:value="1500" calcext:value-type="float">
            <text:p>1,500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Pretax / EBT</text:p>
          </table:table-cell>
          <table:table-cell table:formula="of:=+[.B16]-[.B17]" office:value-type="float" office:value="626" calcext:value-type="float">
            <text:p>626</text:p>
          </table:table-cell>
          <table:table-cell table:formula="of:=+[.C16]-[.C17]" office:value-type="float" office:value="838" calcext:value-type="float">
            <text:p>838</text:p>
          </table:table-cell>
          <table:table-cell table:formula="of:=+[.D16]-[.D17]" office:value-type="float" office:value="662" calcext:value-type="float">
            <text:p>662</text:p>
          </table:table-cell>
          <table:table-cell table:formula="of:=+[.E16]-[.E17]" office:value-type="float" office:value="577" calcext:value-type="float">
            <text:p>577</text:p>
          </table:table-cell>
          <table:table-cell table:formula="of:=+[.F16]-[.F17]" office:value-type="float" office:value="402" calcext:value-type="float">
            <text:p>402</text:p>
          </table:table-cell>
          <table:table-cell table:formula="of:=+[.G16]-[.G17]" office:value-type="float" office:value="454" calcext:value-type="float">
            <text:p>454</text:p>
          </table:table-cell>
          <table:table-cell table:formula="of:=+[.H16]-[.H17]" office:value-type="float" office:value="360" calcext:value-type="float">
            <text:p>360</text:p>
          </table:table-cell>
          <table:table-cell table:formula="of:=+[.I16]-[.I17]" office:value-type="float" office:value="241" calcext:value-type="float">
            <text:p>241</text:p>
          </table:table-cell>
          <table:table-cell table:formula="of:=+[.J16]-[.J17]" office:value-type="float" office:value="162" calcext:value-type="float">
            <text:p>162</text:p>
          </table:table-cell>
          <table:table-cell table:formula="of:=+[.K16]-[.K17]" office:value-type="float" office:value="275" calcext:value-type="float">
            <text:p>275</text:p>
          </table:table-cell>
          <table:table-cell table:formula="of:=+[.L16]-[.L17]" office:value-type="float" office:value="51" calcext:value-type="float">
            <text:p>51</text:p>
          </table:table-cell>
          <table:table-cell table:formula="of:=+[.M16]-[.M17]" office:value-type="float" office:value="132" calcext:value-type="float">
            <text:p>132</text:p>
          </table:table-cell>
          <table:table-cell table:formula="of:=+[.N16]-[.N17]" office:value-type="float" office:value="0" calcext:value-type="float">
            <text:p>0</text:p>
          </table:table-cell>
          <table:table-cell table:formula="of:=+[.O16]-[.O17]" office:value-type="float" office:value="0" calcext:value-type="float">
            <text:p>0</text:p>
          </table:table-cell>
          <table:table-cell table:formula="of:=+[.P16]-[.P17]" office:value-type="float" office:value="0" calcext:value-type="float">
            <text:p>0</text:p>
          </table:table-cell>
          <table:table-cell table:formula="of:=+[.Q16]-[.Q17]" office:value-type="float" office:value="0" calcext:value-type="float">
            <text:p>0</text:p>
          </table:table-cell>
          <table:table-cell table:number-columns-repeated="4"/>
          <table:table-cell table:formula="of:=+[.V16]-[.V17]" office:value-type="float" office:value="-505" calcext:value-type="float">
            <text:p>-505</text:p>
          </table:table-cell>
          <table:table-cell table:formula="of:=+[.W16]-[.W17]" office:value-type="float" office:value="1980" calcext:value-type="float">
            <text:p>1,980</text:p>
          </table:table-cell>
          <table:table-cell table:formula="of:=+[.X16]-[.X17]" office:value-type="float" office:value="2682" calcext:value-type="float">
            <text:p>2,682</text:p>
          </table:table-cell>
          <table:table-cell table:formula="of:=+[.Y16]-[.Y17]" office:value-type="float" office:value="2703" calcext:value-type="float">
            <text:p>2,703</text:p>
          </table:table-cell>
          <table:table-cell table:formula="of:=+[.Z16]-[.Z17]" office:value-type="float" office:value="1457" calcext:value-type="float">
            <text:p>1,457</text:p>
          </table:table-cell>
          <table:table-cell table:formula="of:=+[.AA16]-[.AA17]" office:value-type="float" office:value="620" calcext:value-type="float">
            <text:p>620</text:p>
          </table:table-cell>
          <table:table-cell table:formula="of:=+[.AB16]-[.AB17]" office:value-type="float" office:value="736.615999999998" calcext:value-type="float">
            <text:p>737</text:p>
          </table:table-cell>
          <table:table-cell table:formula="of:=+[.AC16]-[.AC17]" office:value-type="float" office:value="612.19256" calcext:value-type="float">
            <text:p>612</text:p>
          </table:table-cell>
          <table:table-cell table:formula="of:=+[.AD16]-[.AD17]" office:value-type="float" office:value="493.794821599999" calcext:value-type="float">
            <text:p>494</text:p>
          </table:table-cell>
          <table:table-cell table:formula="of:=+[.AE16]-[.AE17]" office:value-type="float" office:value="381.150293815997" calcext:value-type="float">
            <text:p>381</text:p>
          </table:table-cell>
          <table:table-cell table:formula="of:=+[.AF16]-[.AF17]" office:value-type="float" office:value="273.998329190961" calcext:value-type="float">
            <text:p>274</text:p>
          </table:table-cell>
          <table:table-cell table:formula="of:=+[.AG16]-[.AG17]" office:value-type="float" office:value="172.089621737094" calcext:value-type="float">
            <text:p>172</text:p>
          </table:table-cell>
          <table:table-cell table:formula="of:=+[.AH16]-[.AH17]" office:value-type="float" office:value="75.1857258099681" calcext:value-type="float">
            <text:p>75</text:p>
          </table:table-cell>
          <table:table-cell table:formula="of:=+[.AI16]-[.AI17]" office:value-type="float" office:value="-16.9414049483421" calcext:value-type="float">
            <text:p>-17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-173" calcext:value-type="float">
            <text:p>-173</text:p>
          </table:table-cell>
          <table:table-cell office:value-type="float" office:value="-192" calcext:value-type="float">
            <text:p>-192</text:p>
          </table:table-cell>
          <table:table-cell office:value-type="float" office:value="-171" calcext:value-type="float">
            <text:p>-171</text:p>
          </table:table-cell>
          <table:table-cell office:value-type="float" office:value="-58" calcext:value-type="float">
            <text:p>-58</text:p>
          </table:table-cell>
          <table:table-cell office:value-type="float" office:value="-77" calcext:value-type="float">
            <text:p>-77</text:p>
          </table:table-cell>
          <table:table-cell office:value-type="float" office:value="-95" calcext:value-type="float">
            <text:p>-95</text:p>
          </table:table-cell>
          <table:table-cell office:value-type="float" office:value="-75" calcext:value-type="float">
            <text:p>-75</text:p>
          </table:table-cell>
          <table:table-cell office:value-type="float" office:value="-89" calcext:value-type="float">
            <text:p>-89</text:p>
          </table:table-cell>
          <table:table-cell office:value-type="float" office:value="-47" calcext:value-type="float">
            <text:p>-47</text:p>
          </table:table-cell>
          <table:table-cell office:value-type="float" office:value="-76" calcext:value-type="float">
            <text:p>-76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-342" calcext:value-type="float">
            <text:p>-342</text:p>
          </table:table-cell>
          <table:table-cell office:value-type="float" office:value="-747" calcext:value-type="float">
            <text:p>-747</text:p>
          </table:table-cell>
          <table:table-cell office:value-type="float" office:value="-594" calcext:value-type="float">
            <text:p>-594</text:p>
          </table:table-cell>
          <table:table-cell office:value-type="float" office:value="-336" calcext:value-type="float">
            <text:p>-336</text:p>
          </table:table-cell>
          <table:table-cell office:value-type="float" office:value="-184" calcext:value-type="float">
            <text:p>-184</text:p>
          </table:table-cell>
          <table:table-cell table:formula="of:=[.AB18]*[.AA31]" office:value-type="float" office:value="-218.608619354838" calcext:value-type="float">
            <text:p>-219</text:p>
          </table:table-cell>
          <table:table-cell table:formula="of:=[.AC18]*[.AB31]" office:value-type="float" office:value="-181.682953290322" calcext:value-type="float">
            <text:p>-182</text:p>
          </table:table-cell>
          <table:table-cell table:formula="of:=[.AD18]*[.AC31]" office:value-type="float" office:value="-146.545559958709" calcext:value-type="float">
            <text:p>-147</text:p>
          </table:table-cell>
          <table:table-cell table:formula="of:=[.AE18]*[.AD31]" office:value-type="float" office:value="-113.115571067973" calcext:value-type="float">
            <text:p>-113</text:p>
          </table:table-cell>
          <table:table-cell table:formula="of:=[.AF18]*[.AE31]" office:value-type="float" office:value="-81.315633179253" calcext:value-type="float">
            <text:p>-81</text:p>
          </table:table-cell>
          <table:table-cell table:formula="of:=[.AG18]*[.AF31]" office:value-type="float" office:value="-51.071758709073" calcext:value-type="float">
            <text:p>-51</text:p>
          </table:table-cell>
          <table:table-cell table:formula="of:=[.AH18]*[.AG31]" office:value-type="float" office:value="-22.3131831436034" calcext:value-type="float">
            <text:p>-22</text:p>
          </table:table-cell>
          <table:table-cell table:formula="of:=[.AI18]*[.AH31]" office:value-type="float" office:value="5.02777179112088" calcext:value-type="float">
            <text:p>5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Equity affiliates</text:p>
          </table:table-cell>
          <table:table-cell table:formula="of:=+33"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274" calcext:value-type="float">
            <text:p>274</text:p>
          </table:table-cell>
          <table:table-cell office:value-type="float" office:value="138" calcext:value-type="float">
            <text:p>138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6348"/>
          <table:table-cell table:style-name="ce5"/>
        </table:table-row>
        <table:table-row table:style-name="ro1">
          <table:table-cell table:style-name="ce5" office:value-type="string" calcext:value-type="string">
            <text:p>Net Inc</text:p>
          </table:table-cell>
          <table:table-cell table:style-name="ce5" table:formula="of:=[.B18]+[.B19]+[.B20]" office:value-type="float" office:value="486" calcext:value-type="float">
            <text:p>486</text:p>
          </table:table-cell>
          <table:table-cell table:style-name="ce5" table:formula="of:=[.C18]+[.C19]+[.C20]" office:value-type="float" office:value="710" calcext:value-type="float">
            <text:p>710</text:p>
          </table:table-cell>
          <table:table-cell table:style-name="ce5" table:formula="of:=[.D18]+[.D19]+[.D20]" office:value-type="float" office:value="540" calcext:value-type="float">
            <text:p>540</text:p>
          </table:table-cell>
          <table:table-cell table:style-name="ce5" table:formula="of:=[.E18]+[.E19]+[.E20]" office:value-type="float" office:value="583" calcext:value-type="float">
            <text:p>583</text:p>
          </table:table-cell>
          <table:table-cell table:style-name="ce5" table:formula="of:=[.F18]+[.F19]+[.F20]" office:value-type="float" office:value="402" calcext:value-type="float">
            <text:p>402</text:p>
          </table:table-cell>
          <table:table-cell table:style-name="ce5" table:formula="of:=[.G18]+[.G19]+[.G20]" office:value-type="float" office:value="404" calcext:value-type="float">
            <text:p>404</text:p>
          </table:table-cell>
          <table:table-cell table:style-name="ce5" table:formula="of:=[.H18]+[.H19]+[.H20]" office:value-type="float" office:value="310" calcext:value-type="float">
            <text:p>310</text:p>
          </table:table-cell>
          <table:table-cell table:style-name="ce5" table:formula="of:=[.I18]+[.I19]+[.I20]" office:value-type="float" office:value="176" calcext:value-type="float">
            <text:p>176</text:p>
          </table:table-cell>
          <table:table-cell table:style-name="ce5" table:formula="of:=[.J18]+[.J19]+[.J20]" office:value-type="float" office:value="132" calcext:value-type="float">
            <text:p>132</text:p>
          </table:table-cell>
          <table:table-cell table:style-name="ce5" table:formula="of:=[.K18]+[.K19]+[.K20]" office:value-type="float" office:value="217" calcext:value-type="float">
            <text:p>217</text:p>
          </table:table-cell>
          <table:table-cell table:style-name="ce5" table:formula="of:=[.L18]+[.L19]+[.L20]" office:value-type="float" office:value="67" calcext:value-type="float">
            <text:p>67</text:p>
          </table:table-cell>
          <table:table-cell table:style-name="ce5" table:formula="of:=[.M18]+[.M19]+[.M20]" office:value-type="float" office:value="89" calcext:value-type="float">
            <text:p>89</text:p>
          </table:table-cell>
          <table:table-cell table:style-name="ce5" table:formula="of:=[.N18]+[.N19]+[.N20]" office:value-type="float" office:value="0" calcext:value-type="float">
            <text:p>0</text:p>
          </table:table-cell>
          <table:table-cell table:style-name="ce5" table:formula="of:=[.O18]+[.O19]+[.O20]" office:value-type="float" office:value="0" calcext:value-type="float">
            <text:p>0</text:p>
          </table:table-cell>
          <table:table-cell table:style-name="ce5" table:formula="of:=[.P18]+[.P19]+[.P20]" office:value-type="float" office:value="0" calcext:value-type="float">
            <text:p>0</text:p>
          </table:table-cell>
          <table:table-cell table:style-name="ce5" table:formula="of:=[.Q18]+[.Q19]+[.Q20]" office:value-type="float" office:value="0" calcext:value-type="float">
            <text:p>0</text:p>
          </table:table-cell>
          <table:table-cell table:style-name="ce5" table:number-columns-repeated="4"/>
          <table:table-cell table:style-name="ce5" table:formula="of:=[.V18]+[.V19]+[.V20]" office:value-type="float" office:value="-438" calcext:value-type="float">
            <text:p>-438</text:p>
          </table:table-cell>
          <table:table-cell table:style-name="ce5" table:formula="of:=[.W18]+[.W19]+[.W20]" office:value-type="float" office:value="1760" calcext:value-type="float">
            <text:p>1,760</text:p>
          </table:table-cell>
          <table:table-cell table:style-name="ce5" table:formula="of:=[.X18]+[.X19]+[.X20]" office:value-type="float" office:value="2039" calcext:value-type="float">
            <text:p>2,039</text:p>
          </table:table-cell>
          <table:table-cell table:style-name="ce5" table:formula="of:=[.Y18]+[.Y19]+[.Y20]" office:value-type="float" office:value="2383" calcext:value-type="float">
            <text:p>2,383</text:p>
          </table:table-cell>
          <table:table-cell table:style-name="ce5" table:formula="of:=[.Z18]+[.Z19]+[.Z20]" office:value-type="float" office:value="1259" calcext:value-type="float">
            <text:p>1,259</text:p>
          </table:table-cell>
          <table:table-cell table:style-name="ce5" table:formula="of:=[.AA18]+[.AA19]+[.AA20]" office:value-type="float" office:value="505" calcext:value-type="float">
            <text:p>505</text:p>
          </table:table-cell>
          <table:table-cell table:style-name="ce5" table:formula="of:=[.AB18]+[.AB19]+[.AB20]" office:value-type="float" office:value="718.00738064516" calcext:value-type="float">
            <text:p>718</text:p>
          </table:table-cell>
          <table:table-cell table:style-name="ce5" table:formula="of:=[.AC18]+[.AC19]+[.AC20]" office:value-type="float" office:value="630.509606709677" calcext:value-type="float">
            <text:p>631</text:p>
          </table:table-cell>
          <table:table-cell table:style-name="ce5" table:formula="of:=[.AD18]+[.AD19]+[.AD20]" office:value-type="float" office:value="547.249261641289" calcext:value-type="float">
            <text:p>547</text:p>
          </table:table-cell>
          <table:table-cell table:style-name="ce5" table:formula="of:=[.AE18]+[.AE19]+[.AE20]" office:value-type="float" office:value="468.034722748024" calcext:value-type="float">
            <text:p>468</text:p>
          </table:table-cell>
          <table:table-cell table:style-name="ce5" table:formula="of:=[.AF18]+[.AF19]+[.AF20]" office:value-type="float" office:value="392.682696011708" calcext:value-type="float">
            <text:p>393</text:p>
          </table:table-cell>
          <table:table-cell table:style-name="ce5" table:formula="of:=[.AG18]+[.AG19]+[.AG20]" office:value-type="float" office:value="321.017863028021" calcext:value-type="float">
            <text:p>321</text:p>
          </table:table-cell>
          <table:table-cell table:style-name="ce5" table:formula="of:=[.AH18]+[.AH19]+[.AH20]" office:value-type="float" office:value="252.872542666365" calcext:value-type="float">
            <text:p>253</text:p>
          </table:table-cell>
          <table:table-cell table:style-name="ce5" table:formula="of:=[.AI18]+[.AI19]+[.AI20]" office:value-type="float" office:value="188.086366842779" calcext:value-type="float">
            <text:p>188</text:p>
          </table:table-cell>
          <table:table-cell table:style-name="ce5" table:formula="of:=[.AI21]*(1+[.$AM$34])" office:value-type="float" office:value="180.562912169068" calcext:value-type="float">
            <text:p>181</text:p>
          </table:table-cell>
          <table:table-cell table:style-name="ce5" table:formula="of:=[.AJ21]*(1+[.$AM$34])" office:value-type="float" office:value="173.340395682305" calcext:value-type="float">
            <text:p>173</text:p>
          </table:table-cell>
          <table:table-cell table:style-name="ce5" table:formula="of:=[.AK21]*(1+[.$AM$34])" office:value-type="float" office:value="166.406779855013" calcext:value-type="float">
            <text:p>166</text:p>
          </table:table-cell>
          <table:table-cell table:style-name="ce5" table:formula="of:=[.AL21]*(1+[.$AM$34])" office:value-type="float" office:value="159.750508660812" calcext:value-type="float">
            <text:p>160</text:p>
          </table:table-cell>
          <table:table-cell table:style-name="ce5" table:formula="of:=[.AM21]*(1+[.$AM$34])" office:value-type="float" office:value="153.36048831438" calcext:value-type="float">
            <text:p>153</text:p>
          </table:table-cell>
          <table:table-cell table:style-name="ce5" table:formula="of:=[.AN21]*(1+[.$AM$34])" office:value-type="float" office:value="147.226068781805" calcext:value-type="float">
            <text:p>147</text:p>
          </table:table-cell>
          <table:table-cell table:style-name="ce5" table:formula="of:=[.AO21]*(1+[.$AM$34])" office:value-type="float" office:value="141.337026030532" calcext:value-type="float">
            <text:p>141</text:p>
          </table:table-cell>
          <table:table-cell table:style-name="ce5" table:formula="of:=[.AP21]*(1+[.$AM$34])" office:value-type="float" office:value="135.683544989311" calcext:value-type="float">
            <text:p>136</text:p>
          </table:table-cell>
          <table:table-cell table:style-name="ce5" table:formula="of:=[.AQ21]*(1+[.$AM$34])" office:value-type="float" office:value="130.256203189739" calcext:value-type="float">
            <text:p>130</text:p>
          </table:table-cell>
          <table:table-cell table:style-name="ce5" table:formula="of:=[.AR21]*(1+[.$AM$34])" office:value-type="float" office:value="125.045955062149" calcext:value-type="float">
            <text:p>125</text:p>
          </table:table-cell>
          <table:table-cell table:style-name="ce5" table:formula="of:=[.AS21]*(1+[.$AM$34])" office:value-type="float" office:value="120.044116859663" calcext:value-type="float">
            <text:p>120</text:p>
          </table:table-cell>
          <table:table-cell table:style-name="ce5" table:formula="of:=[.AT21]*(1+[.$AM$34])" office:value-type="float" office:value="115.242352185277" calcext:value-type="float">
            <text:p>115</text:p>
          </table:table-cell>
          <table:table-cell table:style-name="ce5" table:formula="of:=[.AU21]*(1+[.$AM$34])" office:value-type="float" office:value="110.632658097866" calcext:value-type="float">
            <text:p>111</text:p>
          </table:table-cell>
          <table:table-cell table:style-name="ce5" table:formula="of:=[.AV21]*(1+[.$AM$34])" office:value-type="float" office:value="106.207351773951" calcext:value-type="float">
            <text:p>106</text:p>
          </table:table-cell>
          <table:table-cell table:style-name="ce5" table:formula="of:=[.AW21]*(1+[.$AM$34])" office:value-type="float" office:value="101.959057702993" calcext:value-type="float">
            <text:p>102</text:p>
          </table:table-cell>
          <table:table-cell table:style-name="ce5" table:formula="of:=[.AX21]*(1+[.$AM$34])" office:value-type="float" office:value="97.8806953948732" calcext:value-type="float">
            <text:p>98</text:p>
          </table:table-cell>
          <table:table-cell table:style-name="ce5" table:formula="of:=[.AY21]*(1+[.$AM$34])" office:value-type="float" office:value="93.9654675790783" calcext:value-type="float">
            <text:p>94</text:p>
          </table:table-cell>
          <table:table-cell table:style-name="ce5" table:formula="of:=[.AZ21]*(1+[.$AM$34])" office:value-type="float" office:value="90.2068488759151" calcext:value-type="float">
            <text:p>90</text:p>
          </table:table-cell>
          <table:table-cell table:style-name="ce5" table:formula="of:=[.BA21]*(1+[.$AM$34])" office:value-type="float" office:value="86.5985749208785" calcext:value-type="float">
            <text:p>87</text:p>
          </table:table-cell>
          <table:table-cell table:style-name="ce5" table:formula="of:=[.BB21]*(1+[.$AM$34])" office:value-type="float" office:value="83.1346319240434" calcext:value-type="float">
            <text:p>83</text:p>
          </table:table-cell>
          <table:table-cell table:style-name="ce5" table:formula="of:=[.BC21]*(1+[.$AM$34])" office:value-type="float" office:value="79.8092466470817" calcext:value-type="float">
            <text:p>80</text:p>
          </table:table-cell>
          <table:table-cell table:style-name="ce5" table:formula="of:=[.BD21]*(1+[.$AM$34])" office:value-type="float" office:value="76.6168767811984" calcext:value-type="float">
            <text:p>77</text:p>
          </table:table-cell>
          <table:table-cell table:style-name="ce5" table:formula="of:=[.BE21]*(1+[.$AM$34])" office:value-type="float" office:value="73.5522017099505" calcext:value-type="float">
            <text:p>74</text:p>
          </table:table-cell>
          <table:table-cell table:style-name="ce5" table:formula="of:=[.BF21]*(1+[.$AM$34])" office:value-type="float" office:value="70.6101136415524" calcext:value-type="float">
            <text:p>71</text:p>
          </table:table-cell>
          <table:table-cell table:style-name="ce5" table:formula="of:=[.BG21]*(1+[.$AM$34])" office:value-type="float" office:value="67.7857090958903" calcext:value-type="float">
            <text:p>68</text:p>
          </table:table-cell>
          <table:table-cell table:style-name="ce5" table:formula="of:=[.BH21]*(1+[.$AM$34])" office:value-type="float" office:value="65.0742807320547" calcext:value-type="float">
            <text:p>65</text:p>
          </table:table-cell>
          <table:table-cell table:style-name="ce5" table:formula="of:=[.BI21]*(1+[.$AM$34])" office:value-type="float" office:value="62.4713095027725" calcext:value-type="float">
            <text:p>62</text:p>
          </table:table-cell>
          <table:table-cell table:style-name="ce5" table:formula="of:=[.BJ21]*(1+[.$AM$34])" office:value-type="float" office:value="59.9724571226616" calcext:value-type="float">
            <text:p>60</text:p>
          </table:table-cell>
          <table:table-cell table:style-name="ce5" table:formula="of:=[.BK21]*(1+[.$AM$34])" office:value-type="float" office:value="57.5735588377552" calcext:value-type="float">
            <text:p>58</text:p>
          </table:table-cell>
          <table:table-cell table:style-name="ce5" table:formula="of:=[.BL21]*(1+[.$AM$34])" office:value-type="float" office:value="55.270616484245" calcext:value-type="float">
            <text:p>55</text:p>
          </table:table-cell>
          <table:table-cell table:style-name="ce5" table:formula="of:=[.BM21]*(1+[.$AM$34])" office:value-type="float" office:value="53.0597918248752" calcext:value-type="float">
            <text:p>53</text:p>
          </table:table-cell>
          <table:table-cell table:style-name="ce5" table:formula="of:=[.BN21]*(1+[.$AM$34])" office:value-type="float" office:value="50.9374001518801" calcext:value-type="float">
            <text:p>51</text:p>
          </table:table-cell>
          <table:table-cell table:style-name="ce5" table:formula="of:=[.BO21]*(1+[.$AM$34])" office:value-type="float" office:value="48.8999041458049" calcext:value-type="float">
            <text:p>49</text:p>
          </table:table-cell>
          <table:table-cell table:style-name="ce5" table:formula="of:=[.BP21]*(1+[.$AM$34])" office:value-type="float" office:value="46.9439079799727" calcext:value-type="float">
            <text:p>47</text:p>
          </table:table-cell>
          <table:table-cell table:style-name="ce5" table:formula="of:=[.BQ21]*(1+[.$AM$34])" office:value-type="float" office:value="45.0661516607738" calcext:value-type="float">
            <text:p>45</text:p>
          </table:table-cell>
          <table:table-cell table:style-name="ce5" table:formula="of:=[.BR21]*(1+[.$AM$34])" office:value-type="float" office:value="43.2635055943429" calcext:value-type="float">
            <text:p>43</text:p>
          </table:table-cell>
          <table:table-cell table:style-name="ce5" table:formula="of:=[.BS21]*(1+[.$AM$34])" office:value-type="float" office:value="41.5329653705692" calcext:value-type="float">
            <text:p>42</text:p>
          </table:table-cell>
          <table:table-cell table:style-name="ce5" table:formula="of:=[.BT21]*(1+[.$AM$34])" office:value-type="float" office:value="39.8716467557464" calcext:value-type="float">
            <text:p>40</text:p>
          </table:table-cell>
          <table:table-cell table:style-name="ce5" table:formula="of:=[.BU21]*(1+[.$AM$34])" office:value-type="float" office:value="38.2767808855165" calcext:value-type="float">
            <text:p>38</text:p>
          </table:table-cell>
          <table:table-cell table:style-name="ce5" table:formula="of:=[.BV21]*(1+[.$AM$34])" office:value-type="float" office:value="36.7457096500959" calcext:value-type="float">
            <text:p>37</text:p>
          </table:table-cell>
          <table:table-cell table:style-name="ce5" table:formula="of:=[.BW21]*(1+[.$AM$34])" office:value-type="float" office:value="35.275881264092" calcext:value-type="float">
            <text:p>35</text:p>
          </table:table-cell>
          <table:table-cell table:style-name="ce5" table:formula="of:=[.BX21]*(1+[.$AM$34])" office:value-type="float" office:value="33.8648460135284" calcext:value-type="float">
            <text:p>34</text:p>
          </table:table-cell>
          <table:table-cell table:style-name="ce5" table:formula="of:=[.BY21]*(1+[.$AM$34])" office:value-type="float" office:value="32.5102521729872" calcext:value-type="float">
            <text:p>33</text:p>
          </table:table-cell>
          <table:table-cell table:style-name="ce5" table:formula="of:=[.BZ21]*(1+[.$AM$34])" office:value-type="float" office:value="31.2098420860677" calcext:value-type="float">
            <text:p>31</text:p>
          </table:table-cell>
          <table:table-cell table:style-name="ce5" table:formula="of:=[.CA21]*(1+[.$AM$34])" office:value-type="float" office:value="29.961448402625" calcext:value-type="float">
            <text:p>30</text:p>
          </table:table-cell>
          <table:table-cell table:style-name="ce5" table:formula="of:=[.CB21]*(1+[.$AM$34])" office:value-type="float" office:value="28.76299046652" calcext:value-type="float">
            <text:p>29</text:p>
          </table:table-cell>
          <table:table-cell table:style-name="ce5" table:formula="of:=[.CC21]*(1+[.$AM$34])" office:value-type="float" office:value="27.6124708478592" calcext:value-type="float">
            <text:p>28</text:p>
          </table:table-cell>
          <table:table-cell table:style-name="ce5" table:formula="of:=[.CD21]*(1+[.$AM$34])" office:value-type="float" office:value="26.5079720139448" calcext:value-type="float">
            <text:p>27</text:p>
          </table:table-cell>
          <table:table-cell table:style-name="ce5" table:formula="of:=[.CE21]*(1+[.$AM$34])" office:value-type="float" office:value="25.447653133387" calcext:value-type="float">
            <text:p>25</text:p>
          </table:table-cell>
          <table:table-cell table:style-name="ce5" table:formula="of:=[.CF21]*(1+[.$AM$34])" office:value-type="float" office:value="24.4297470080516" calcext:value-type="float">
            <text:p>24</text:p>
          </table:table-cell>
          <table:table-cell table:style-name="ce5" table:formula="of:=[.CG21]*(1+[.$AM$34])" office:value-type="float" office:value="23.4525571277295" calcext:value-type="float">
            <text:p>23</text:p>
          </table:table-cell>
          <table:table-cell table:style-name="ce5" table:formula="of:=[.CH21]*(1+[.$AM$34])" office:value-type="float" office:value="22.5144548426203" calcext:value-type="float">
            <text:p>23</text:p>
          </table:table-cell>
          <table:table-cell table:style-name="ce5" table:formula="of:=[.CI21]*(1+[.$AM$34])" office:value-type="float" office:value="21.6138766489155" calcext:value-type="float">
            <text:p>22</text:p>
          </table:table-cell>
          <table:table-cell table:style-name="ce5" table:formula="of:=[.CJ21]*(1+[.$AM$34])" office:value-type="float" office:value="20.7493215829589" calcext:value-type="float">
            <text:p>21</text:p>
          </table:table-cell>
          <table:table-cell table:style-name="ce5" table:formula="of:=[.CK21]*(1+[.$AM$34])" office:value-type="float" office:value="19.9193487196405" calcext:value-type="float">
            <text:p>20</text:p>
          </table:table-cell>
          <table:table-cell table:style-name="ce5" table:formula="of:=[.CL21]*(1+[.$AM$34])" office:value-type="float" office:value="19.1225747708549" calcext:value-type="float">
            <text:p>19</text:p>
          </table:table-cell>
          <table:table-cell table:style-name="ce5" table:formula="of:=[.CM21]*(1+[.$AM$34])" office:value-type="float" office:value="18.3576717800207" calcext:value-type="float">
            <text:p>18</text:p>
          </table:table-cell>
          <table:table-cell table:style-name="ce5" table:formula="of:=[.CN21]*(1+[.$AM$34])" office:value-type="float" office:value="17.6233649088199" calcext:value-type="float">
            <text:p>18</text:p>
          </table:table-cell>
          <table:table-cell table:style-name="ce5" table:formula="of:=[.CO21]*(1+[.$AM$34])" office:value-type="float" office:value="16.9184303124671" calcext:value-type="float">
            <text:p>17</text:p>
          </table:table-cell>
          <table:table-cell table:style-name="ce5" table:formula="of:=[.CP21]*(1+[.$AM$34])" office:value-type="float" office:value="16.2416930999684" calcext:value-type="float">
            <text:p>16</text:p>
          </table:table-cell>
          <table:table-cell table:style-name="ce5" table:formula="of:=[.CQ21]*(1+[.$AM$34])" office:value-type="float" office:value="15.5920253759697" calcext:value-type="float">
            <text:p>16</text:p>
          </table:table-cell>
          <table:table-cell table:style-name="ce5" table:formula="of:=[.CR21]*(1+[.$AM$34])" office:value-type="float" office:value="14.9683443609309" calcext:value-type="float">
            <text:p>15</text:p>
          </table:table-cell>
          <table:table-cell table:style-name="ce5" table:formula="of:=[.CS21]*(1+[.$AM$34])" office:value-type="float" office:value="14.3696105864936" calcext:value-type="float">
            <text:p>14</text:p>
          </table:table-cell>
          <table:table-cell table:style-name="ce5" table:formula="of:=[.CT21]*(1+[.$AM$34])" office:value-type="float" office:value="13.7948261630339" calcext:value-type="float">
            <text:p>14</text:p>
          </table:table-cell>
          <table:table-cell table:style-name="ce5" table:formula="of:=[.CU21]*(1+[.$AM$34])" office:value-type="float" office:value="13.2430331165125" calcext:value-type="float">
            <text:p>13</text:p>
          </table:table-cell>
          <table:table-cell table:style-name="ce5" table:formula="of:=[.CV21]*(1+[.$AM$34])" office:value-type="float" office:value="12.713311791852" calcext:value-type="float">
            <text:p>13</text:p>
          </table:table-cell>
          <table:table-cell table:style-name="ce5" table:formula="of:=[.CW21]*(1+[.$AM$34])" office:value-type="float" office:value="12.204779320178" calcext:value-type="float">
            <text:p>12</text:p>
          </table:table-cell>
          <table:table-cell table:style-name="ce5" table:formula="of:=[.CX21]*(1+[.$AM$34])" office:value-type="float" office:value="11.7165881473708" calcext:value-type="float">
            <text:p>12</text:p>
          </table:table-cell>
          <table:table-cell table:style-name="ce5" table:formula="of:=[.CY21]*(1+[.$AM$34])" office:value-type="float" office:value="11.247924621476" calcext:value-type="float">
            <text:p>11</text:p>
          </table:table-cell>
          <table:table-cell table:style-name="ce5" table:formula="of:=[.CZ21]*(1+[.$AM$34])" office:value-type="float" office:value="10.798007636617" calcext:value-type="float">
            <text:p>11</text:p>
          </table:table-cell>
          <table:table-cell table:style-name="ce5" table:formula="of:=[.DA21]*(1+[.$AM$34])" office:value-type="float" office:value="10.3660873311523" calcext:value-type="float">
            <text:p>10</text:p>
          </table:table-cell>
          <table:table-cell table:style-name="ce5" table:formula="of:=[.DB21]*(1+[.$AM$34])" office:value-type="float" office:value="9.95144383790619" calcext:value-type="float">
            <text:p>10</text:p>
          </table:table-cell>
          <table:table-cell table:style-name="ce5" table:formula="of:=[.DC21]*(1+[.$AM$34])" office:value-type="float" office:value="9.55338608438994" calcext:value-type="float">
            <text:p>10</text:p>
          </table:table-cell>
          <table:table-cell table:style-name="ce5" table:formula="of:=[.DD21]*(1+[.$AM$34])" office:value-type="float" office:value="9.17125064101434" calcext:value-type="float">
            <text:p>9</text:p>
          </table:table-cell>
          <table:table-cell table:style-name="ce5" table:formula="of:=[.DE21]*(1+[.$AM$34])" office:value-type="float" office:value="8.80440061537377" calcext:value-type="float">
            <text:p>9</text:p>
          </table:table-cell>
          <table:table-cell table:style-name="ce5" table:formula="of:=[.DF21]*(1+[.$AM$34])" office:value-type="float" office:value="8.45222459075882" calcext:value-type="float">
            <text:p>8</text:p>
          </table:table-cell>
          <table:table-cell table:style-name="ce5" table:formula="of:=[.DG21]*(1+[.$AM$34])" office:value-type="float" office:value="8.11413560712847" calcext:value-type="float">
            <text:p>8</text:p>
          </table:table-cell>
          <table:table-cell table:style-name="ce5" table:number-columns-repeated="16271"/>
          <table:table-cell table:style-name="ce12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Net Inc to CNH</text:p>
          </table:table-cell>
          <table:table-cell table:formula="of:=[.B21]-[.B22]" office:value-type="float" office:value="485" calcext:value-type="float">
            <text:p>485</text:p>
          </table:table-cell>
          <table:table-cell table:formula="of:=[.C21]-[.C22]" office:value-type="float" office:value="706" calcext:value-type="float">
            <text:p>706</text:p>
          </table:table-cell>
          <table:table-cell table:formula="of:=[.D21]-[.D22]" office:value-type="float" office:value="537" calcext:value-type="float">
            <text:p>537</text:p>
          </table:table-cell>
          <table:table-cell table:formula="of:=[.E21]-[.E22]" office:value-type="float" office:value="582" calcext:value-type="float">
            <text:p>582</text:p>
          </table:table-cell>
          <table:table-cell table:formula="of:=[.F21]-[.F22]" office:value-type="float" office:value="401" calcext:value-type="float">
            <text:p>401</text:p>
          </table:table-cell>
          <table:table-cell table:formula="of:=[.G21]-[.G22]" office:value-type="float" office:value="399" calcext:value-type="float">
            <text:p>399</text:p>
          </table:table-cell>
          <table:table-cell table:formula="of:=[.H21]-[.H22]" office:value-type="float" office:value="306" calcext:value-type="float">
            <text:p>306</text:p>
          </table:table-cell>
          <table:table-cell table:formula="of:=[.I21]-[.I22]" office:value-type="float" office:value="173" calcext:value-type="float">
            <text:p>173</text:p>
          </table:table-cell>
          <table:table-cell table:formula="of:=[.J21]-[.J22]" office:value-type="float" office:value="131" calcext:value-type="float">
            <text:p>131</text:p>
          </table:table-cell>
          <table:table-cell table:formula="of:=[.K21]-[.K22]" office:value-type="float" office:value="213" calcext:value-type="float">
            <text:p>213</text:p>
          </table:table-cell>
          <table:table-cell table:formula="of:=[.L21]-[.L22]" office:value-type="float" office:value="80" calcext:value-type="float">
            <text:p>80</text:p>
          </table:table-cell>
          <table:table-cell table:formula="of:=[.M21]-[.M22]" office:value-type="float" office:value="86" calcext:value-type="float">
            <text:p>86</text:p>
          </table:table-cell>
          <table:table-cell table:formula="of:=[.N21]-[.N22]" office:value-type="float" office:value="0" calcext:value-type="float">
            <text:p>0</text:p>
          </table:table-cell>
          <table:table-cell table:formula="of:=[.O21]-[.O22]" office:value-type="float" office:value="0" calcext:value-type="float">
            <text:p>0</text:p>
          </table:table-cell>
          <table:table-cell table:formula="of:=[.P21]-[.P22]" office:value-type="float" office:value="0" calcext:value-type="float">
            <text:p>0</text:p>
          </table:table-cell>
          <table:table-cell table:formula="of:=[.Q21]-[.Q22]" office:value-type="float" office:value="0" calcext:value-type="float">
            <text:p>0</text:p>
          </table:table-cell>
          <table:table-cell table:number-columns-repeated="4"/>
          <table:table-cell table:formula="of:=[.V21]-[.V22]" office:value-type="float" office:value="-493" calcext:value-type="float">
            <text:p>-493</text:p>
          </table:table-cell>
          <table:table-cell table:formula="of:=[.W21]-[.W22]" office:value-type="float" office:value="1723" calcext:value-type="float">
            <text:p>1,723</text:p>
          </table:table-cell>
          <table:table-cell table:formula="of:=[.X21]-[.X22]" office:value-type="float" office:value="2029" calcext:value-type="float">
            <text:p>2,029</text:p>
          </table:table-cell>
          <table:table-cell table:formula="of:=[.Y21]-[.Y22]" office:value-type="float" office:value="2371" calcext:value-type="float">
            <text:p>2,371</text:p>
          </table:table-cell>
          <table:table-cell table:formula="of:=[.Z21]-[.Z22]" office:value-type="float" office:value="1246" calcext:value-type="float">
            <text:p>1,246</text:p>
          </table:table-cell>
          <table:table-cell table:formula="of:=[.AA21]-[.AA22]" office:value-type="float" office:value="510" calcext:value-type="float">
            <text:p>510</text:p>
          </table:table-cell>
          <table:table-cell table:formula="of:=[.AB21]-[.AB22]" office:value-type="float" office:value="698.00738064516" calcext:value-type="float">
            <text:p>698</text:p>
          </table:table-cell>
          <table:table-cell table:formula="of:=[.AC21]-[.AC22]" office:value-type="float" office:value="610.509606709677" calcext:value-type="float">
            <text:p>611</text:p>
          </table:table-cell>
          <table:table-cell table:formula="of:=[.AD21]-[.AD22]" office:value-type="float" office:value="527.249261641289" calcext:value-type="float">
            <text:p>527</text:p>
          </table:table-cell>
          <table:table-cell table:formula="of:=[.AE21]-[.AE22]" office:value-type="float" office:value="448.034722748024" calcext:value-type="float">
            <text:p>448</text:p>
          </table:table-cell>
          <table:table-cell table:formula="of:=[.AF21]-[.AF22]" office:value-type="float" office:value="372.682696011708" calcext:value-type="float">
            <text:p>373</text:p>
          </table:table-cell>
          <table:table-cell table:formula="of:=[.AG21]-[.AG22]" office:value-type="float" office:value="301.017863028021" calcext:value-type="float">
            <text:p>301</text:p>
          </table:table-cell>
          <table:table-cell table:formula="of:=[.AH21]-[.AH22]" office:value-type="float" office:value="232.872542666365" calcext:value-type="float">
            <text:p>233</text:p>
          </table:table-cell>
          <table:table-cell table:formula="of:=[.AI21]-[.AI22]" office:value-type="float" office:value="168.086366842779" calcext:value-type="float">
            <text:p>168</text:p>
          </table:table-cell>
          <table:table-cell table:number-columns-repeated="16348"/>
          <table:table-cell table:style-name="ce7"/>
        </table:table-row>
        <table:table-row table:style-name="ro1">
          <table:table-cell table:style-name="ce7" office:value-type="string" calcext:value-type="string">
            <text:p>EPS</text:p>
          </table:table-cell>
          <table:table-cell table:style-name="ce7" table:formula="of:=[.B23]/[.B25]" office:value-type="float" office:value="0.356880058866814" calcext:value-type="float">
            <text:p>0.36</text:p>
          </table:table-cell>
          <table:table-cell table:style-name="ce7" table:formula="of:=[.C23]/[.C25]" office:value-type="float" office:value="0.521033210332103" calcext:value-type="float">
            <text:p>0.52</text:p>
          </table:table-cell>
          <table:table-cell table:style-name="ce7" table:formula="of:=[.D23]/[.D25]" office:value-type="float" office:value="0.397483345669874" calcext:value-type="float">
            <text:p>0.40</text:p>
          </table:table-cell>
          <table:table-cell table:style-name="ce7" table:formula="of:=[.E23]/[.E25]" office:value-type="float" office:value="0.436281859070465" calcext:value-type="float">
            <text:p>0.44</text:p>
          </table:table-cell>
          <table:table-cell table:style-name="ce7" table:formula="of:=[.F23]/[.F25]" office:value-type="float" office:value="0.314756671899529" calcext:value-type="float">
            <text:p>0.31</text:p>
          </table:table-cell>
          <table:table-cell table:style-name="ce7" table:formula="of:=[.G23]/[.G25]" office:value-type="float" office:value="0.316666666666667" calcext:value-type="float">
            <text:p>0.32</text:p>
          </table:table-cell>
          <table:table-cell table:style-name="ce7" table:formula="of:=[.H23]/[.H25]" office:value-type="float" office:value="0.244019138755981" calcext:value-type="float">
            <text:p>0.24</text:p>
          </table:table-cell>
          <table:table-cell table:style-name="ce7" table:formula="of:=[.I23]/[.I25]" office:value-type="float" office:value="0.138068635275339" calcext:value-type="float">
            <text:p>0.14</text:p>
          </table:table-cell>
          <table:table-cell table:style-name="ce7" table:formula="of:=[.J23]/[.J25]" office:value-type="float" office:value="0.104549082202713" calcext:value-type="float">
            <text:p>0.10</text:p>
          </table:table-cell>
          <table:table-cell table:style-name="ce7" table:formula="of:=[.K23]/[.K25]" office:value-type="float" office:value="0.16999201915403" calcext:value-type="float">
            <text:p>0.17</text:p>
          </table:table-cell>
          <table:table-cell table:style-name="ce7" table:formula="of:=[.L23]/[.L25]" office:value-type="float" office:value="0.0638467677573823" calcext:value-type="float">
            <text:p>0.06</text:p>
          </table:table-cell>
          <table:table-cell table:style-name="ce7" table:formula="of:=[.M23]/[.M25]" office:value-type="float" office:value="0.0689655172413793" calcext:value-type="float">
            <text:p>0.07</text:p>
          </table:table-cell>
          <table:table-cell table:style-name="ce7" table:formula="of:=[.N23]/[.N25]" office:value-type="string" office:string-value="" calcext:value-type="error">
            <text:p>#DIV/0!</text:p>
          </table:table-cell>
          <table:table-cell table:style-name="ce7" table:formula="of:=[.O23]/[.O25]" office:value-type="string" office:string-value="" calcext:value-type="error">
            <text:p>#DIV/0!</text:p>
          </table:table-cell>
          <table:table-cell table:style-name="ce7" table:formula="of:=[.P23]/[.P25]" office:value-type="string" office:string-value="" calcext:value-type="error">
            <text:p>#DIV/0!</text:p>
          </table:table-cell>
          <table:table-cell table:style-name="ce7" table:formula="of:=[.Q23]/[.Q25]" office:value-type="string" office:string-value="" calcext:value-type="error">
            <text:p>#DIV/0!</text:p>
          </table:table-cell>
          <table:table-cell table:style-name="ce7" table:number-columns-repeated="4"/>
          <table:table-cell table:style-name="ce7" office:value-type="float" office:value="-0.36" calcext:value-type="float">
            <text:p>(0.36)</text:p>
          </table:table-cell>
          <table:table-cell table:style-name="ce7" office:value-type="float" office:value="1.27" calcext:value-type="float">
            <text:p>1.27</text:p>
          </table:table-cell>
          <table:table-cell table:style-name="ce7" table:formula="of:=[.X23]/[.X25]" office:value-type="float" office:value="1.49081557678178" calcext:value-type="float">
            <text:p>1.49</text:p>
          </table:table-cell>
          <table:table-cell table:style-name="ce7" table:formula="of:=[.Y23]/[.Y25]" office:value-type="float" office:value="1.77736131934033" calcext:value-type="float">
            <text:p>1.78</text:p>
          </table:table-cell>
          <table:table-cell table:style-name="ce7" table:formula="of:=[.Z23]/[.Z25]" office:value-type="float" office:value="0.988888888888889" calcext:value-type="float">
            <text:p>0.99</text:p>
          </table:table-cell>
          <table:table-cell table:style-name="ce7" table:formula="of:=[.AA23]/[.AA25]" office:value-type="float" office:value="0.407673860911271" calcext:value-type="float">
            <text:p>0.41</text:p>
          </table:table-cell>
          <table:table-cell table:style-name="ce7" table:formula="of:=[.AB23]/[.AB25]" office:value-type="float" office:value="0.562002721936522" calcext:value-type="float">
            <text:p>0.56</text:p>
          </table:table-cell>
          <table:table-cell table:style-name="ce7" table:formula="of:=[.AC23]/[.AC25]" office:value-type="float" office:value="0.495115611406597" calcext:value-type="float">
            <text:p>0.50</text:p>
          </table:table-cell>
          <table:table-cell table:style-name="ce7" table:formula="of:=[.AD23]/[.AD25]" office:value-type="float" office:value="0.430691015406451" calcext:value-type="float">
            <text:p>0.43</text:p>
          </table:table-cell>
          <table:table-cell table:style-name="ce7" table:formula="of:=[.AE23]/[.AE25]" office:value-type="float" office:value="0.368635553449564" calcext:value-type="float">
            <text:p>0.37</text:p>
          </table:table-cell>
          <table:table-cell table:style-name="ce7" table:formula="of:=[.AF23]/[.AF25]" office:value-type="float" office:value="0.308859161527625" calcext:value-type="float">
            <text:p>0.31</text:p>
          </table:table-cell>
          <table:table-cell table:style-name="ce7" table:formula="of:=[.AG23]/[.AG25]" office:value-type="float" office:value="0.251274976893099" calcext:value-type="float">
            <text:p>0.25</text:p>
          </table:table-cell>
          <table:table-cell table:style-name="ce7" table:formula="of:=[.AH23]/[.AH25]" office:value-type="float" office:value="0.195799226775968" calcext:value-type="float">
            <text:p>0.20</text:p>
          </table:table-cell>
          <table:table-cell table:style-name="ce7" table:formula="of:=[.AI23]/[.AI25]" office:value-type="float" office:value="0.142351120901632" calcext:value-type="float">
            <text:p>0.14</text:p>
          </table:table-cell>
          <table:table-cell table:style-name="ce7" table:number-columns-repeated="16348"/>
          <table:table-cell table:style-name="ce12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1359" calcext:value-type="float">
            <text:p>1,359</text:p>
          </table:table-cell>
          <table:table-cell office:value-type="float" office:value="1355" calcext:value-type="float">
            <text:p>1,355</text:p>
          </table:table-cell>
          <table:table-cell office:value-type="float" office:value="1351" calcext:value-type="float">
            <text:p>1,351</text:p>
          </table:table-cell>
          <table:table-cell office:value-type="float" office:value="1334" calcext:value-type="float">
            <text:p>1,334</text:p>
          </table:table-cell>
          <table:table-cell office:value-type="float" office:value="1274" calcext:value-type="float">
            <text:p>1,274</text:p>
          </table:table-cell>
          <table:table-cell office:value-type="float" office:value="1260" calcext:value-type="float">
            <text:p>1,260</text:p>
          </table:table-cell>
          <table:table-cell office:value-type="float" office:value="1254" calcext:value-type="float">
            <text:p>1,254</text:p>
          </table:table-cell>
          <table:table-cell table:number-columns-repeated="4" office:value-type="float" office:value="1253" calcext:value-type="float">
            <text:p>1,253</text:p>
          </table:table-cell>
          <table:table-cell office:value-type="float" office:value="1247" calcext:value-type="float">
            <text:p>1,247</text:p>
          </table:table-cell>
          <table:table-cell table:number-columns-repeated="8"/>
          <table:table-cell table:formula="of:=[.V23]/[.V24]" office:value-type="float" office:value="1369.44444444444" calcext:value-type="float">
            <text:p>1,369</text:p>
          </table:table-cell>
          <table:table-cell table:formula="of:=[.W23]/[.W24]" office:value-type="float" office:value="1356.69291338583" calcext:value-type="float">
            <text:p>1,357</text:p>
          </table:table-cell>
          <table:table-cell office:value-type="float" office:value="1361" calcext:value-type="float">
            <text:p>1,361</text:p>
          </table:table-cell>
          <table:table-cell office:value-type="float" office:value="1334" calcext:value-type="float">
            <text:p>1,334</text:p>
          </table:table-cell>
          <table:table-cell office:value-type="float" office:value="1260" calcext:value-type="float">
            <text:p>1,260</text:p>
          </table:table-cell>
          <table:table-cell office:value-type="float" office:value="1251" calcext:value-type="float">
            <text:p>1,251</text:p>
          </table:table-cell>
          <table:table-cell table:formula="of:=[.AA25]*(1-[.$AA$32])" office:value-type="float" office:value="1242" calcext:value-type="float">
            <text:p>1,242</text:p>
          </table:table-cell>
          <table:table-cell table:formula="of:=[.AB25]*(1-[.$AA$32])" office:value-type="float" office:value="1233.06474820144" calcext:value-type="float">
            <text:p>1,233</text:p>
          </table:table-cell>
          <table:table-cell table:formula="of:=[.AC25]*(1-[.$AA$32])" office:value-type="float" office:value="1224.19377878992" calcext:value-type="float">
            <text:p>1,224</text:p>
          </table:table-cell>
          <table:table-cell table:formula="of:=[.AD25]*(1-[.$AA$32])" office:value-type="float" office:value="1215.38662930222" calcext:value-type="float">
            <text:p>1,215</text:p>
          </table:table-cell>
          <table:table-cell table:formula="of:=[.AE25]*(1-[.$AA$32])" office:value-type="float" office:value="1206.6428406022" calcext:value-type="float">
            <text:p>1,207</text:p>
          </table:table-cell>
          <table:table-cell table:formula="of:=[.AF25]*(1-[.$AA$32])" office:value-type="float" office:value="1197.96195685687" calcext:value-type="float">
            <text:p>1,198</text:p>
          </table:table-cell>
          <table:table-cell table:formula="of:=[.AG25]*(1-[.$AA$32])" office:value-type="float" office:value="1189.34352551257" calcext:value-type="float">
            <text:p>1,189</text:p>
          </table:table-cell>
          <table:table-cell table:formula="of:=[.AH25]*(1-[.$AA$32])" office:value-type="float" office:value="1180.78709727147" calcext:value-type="float">
            <text:p>1,181</text:p>
          </table:table-cell>
          <table:table-cell table:number-columns-repeated="16348"/>
          <table:table-cell table:style-name="ce12"/>
        </table:table-row>
        <table:table-row table:style-name="ro1">
          <table:table-cell table:number-columns-repeated="16383"/>
          <table:table-cell table:style-name="ce17"/>
        </table:table-row>
        <table:table-row table:style-name="ro1">
          <table:table-cell table:style-name="ce17" office:value-type="string" calcext:value-type="string">
            <text:p>Revenue %</text:p>
          </table:table-cell>
          <table:table-cell table:style-name="ce17" table:number-columns-repeated="4"/>
          <table:table-cell table:style-name="ce17" table:formula="of:=[.F8]/[.B8]-1" office:value-type="percentage" office:value="-0.098090602770498" calcext:value-type="percentage">
            <text:p>(9.81%)</text:p>
          </table:table-cell>
          <table:table-cell table:style-name="ce17" table:formula="of:=[.G8]/[.C8]-1" office:value-type="percentage" office:value="-0.164306380386782" calcext:value-type="percentage">
            <text:p>(16.43%)</text:p>
          </table:table-cell>
          <table:table-cell table:style-name="ce17" table:formula="of:=[.H8]/[.D8]-1" office:value-type="percentage" office:value="-0.222519211493485" calcext:value-type="percentage">
            <text:p>(22.25%)</text:p>
          </table:table-cell>
          <table:table-cell table:style-name="ce17" table:formula="of:=[.I8]/[.E8]-1" office:value-type="percentage" office:value="-0.282096584216726" calcext:value-type="percentage">
            <text:p>(28.21%)</text:p>
          </table:table-cell>
          <table:table-cell table:style-name="ce17" table:formula="of:=[.J8]/[.F8]-1" office:value-type="percentage" office:value="-0.205479452054795" calcext:value-type="percentage">
            <text:p>(20.55%)</text:p>
          </table:table-cell>
          <table:table-cell table:style-name="ce17" table:formula="of:=[.K8]/[.G8]-1" office:value-type="percentage" office:value="-0.141581632653061" calcext:value-type="percentage">
            <text:p>(14.16%)</text:p>
          </table:table-cell>
          <table:table-cell table:style-name="ce17" table:formula="of:=[.L8]/[.H8]-1" office:value-type="percentage" office:value="-0.0547915771379458" calcext:value-type="percentage">
            <text:p>(5.48%)</text:p>
          </table:table-cell>
          <table:table-cell table:style-name="ce17" table:formula="of:=[.M8]/[.I8]-1" office:value-type="percentage" office:value="0.0576292042657915" calcext:value-type="percentage">
            <text:p>5.76%</text:p>
          </table:table-cell>
          <table:table-cell table:style-name="ce17" table:number-columns-repeated="9"/>
          <table:table-cell table:style-name="ce17" table:formula="of:=[.W8]/[.V8]-1" office:value-type="percentage" office:value="0.284111862323294" calcext:value-type="percentage">
            <text:p>28.41%</text:p>
          </table:table-cell>
          <table:table-cell table:style-name="ce17" table:formula="of:=[.X8]/[.W8]-1" office:value-type="percentage" office:value="-0.295470862749791" calcext:value-type="percentage">
            <text:p>(29.55%)</text:p>
          </table:table-cell>
          <table:table-cell table:style-name="ce17" table:formula="of:=[.Y8]/[.X8]-1" office:value-type="percentage" office:value="0.0482357437051506" calcext:value-type="percentage">
            <text:p>4.82%</text:p>
          </table:table-cell>
          <table:table-cell table:style-name="ce17" table:formula="of:=[.Z8]/[.Y8]-1" office:value-type="percentage" office:value="-0.196500182282173" calcext:value-type="percentage">
            <text:p>(19.65%)</text:p>
          </table:table-cell>
          <table:table-cell table:style-name="ce17" table:formula="of:=[.AA8]/[.Z8]-1" office:value-type="percentage" office:value="-0.0877697116354104" calcext:value-type="percentage">
            <text:p>(8.78%)</text:p>
          </table:table-cell>
          <table:table-cell table:style-name="ce17" table:formula="of:=[.AB8]/[.AA8]-1" office:value-type="percentage" office:value="-0.0399999999999999" calcext:value-type="percentage">
            <text:p>(4.00%)</text:p>
          </table:table-cell>
          <table:table-cell table:style-name="ce17" table:formula="of:=[.AC8]/[.AB8]-1" office:value-type="percentage" office:value="-0.0400000000000002" calcext:value-type="percentage">
            <text:p>(4.00%)</text:p>
          </table:table-cell>
          <table:table-cell table:style-name="ce17" table:formula="of:=[.AD8]/[.AC8]-1" office:value-type="percentage" office:value="-0.04" calcext:value-type="percentage">
            <text:p>(4.00%)</text:p>
          </table:table-cell>
          <table:table-cell table:style-name="ce17" table:formula="of:=[.AE8]/[.AD8]-1" office:value-type="percentage" office:value="-0.04" calcext:value-type="percentage">
            <text:p>(4.00%)</text:p>
          </table:table-cell>
          <table:table-cell table:style-name="ce17" table:formula="of:=[.AF8]/[.AE8]-1" office:value-type="percentage" office:value="-0.04" calcext:value-type="percentage">
            <text:p>(4.00%)</text:p>
          </table:table-cell>
          <table:table-cell table:style-name="ce17" table:formula="of:=[.AG8]/[.AF8]-1" office:value-type="percentage" office:value="-0.04" calcext:value-type="percentage">
            <text:p>(4.00%)</text:p>
          </table:table-cell>
          <table:table-cell table:style-name="ce17" table:formula="of:=[.AH8]/[.AG8]-1" office:value-type="percentage" office:value="-0.04" calcext:value-type="percentage">
            <text:p>(4.00%)</text:p>
          </table:table-cell>
          <table:table-cell table:style-name="ce17" table:formula="of:=[.AI8]/[.AH8]-1" office:value-type="percentage" office:value="-0.04" calcext:value-type="percentage">
            <text:p>(4.00%)</text:p>
          </table:table-cell>
          <table:table-cell table:style-name="ce17" table:number-columns-repeated="16349"/>
        </table:table-row>
        <table:table-row table:style-name="ro1">
          <table:table-cell table:style-name="ce17" office:value-type="string" calcext:value-type="string">
            <text:p>Gross Margin</text:p>
          </table:table-cell>
          <table:table-cell table:style-name="ce17" table:number-columns-repeated="4"/>
          <table:table-cell table:style-name="ce17" table:formula="of:=[.F10]/[.F8]" office:value-type="percentage" office:value="0.336861768368618" calcext:value-type="percentage">
            <text:p>33.69%</text:p>
          </table:table-cell>
          <table:table-cell table:style-name="ce17" table:formula="of:=[.G10]/[.G8]" office:value-type="percentage" office:value="0.325437317784257" calcext:value-type="percentage">
            <text:p>32.54%</text:p>
          </table:table-cell>
          <table:table-cell table:style-name="ce17" table:formula="of:=[.H10]/[.H8]" office:value-type="percentage" office:value="0.327460249247959" calcext:value-type="percentage">
            <text:p>32.75%</text:p>
          </table:table-cell>
          <table:table-cell table:style-name="ce17" table:formula="of:=[.I10]/[.I8]" office:value-type="percentage" office:value="0.318498769483183" calcext:value-type="percentage">
            <text:p>31.85%</text:p>
          </table:table-cell>
          <table:table-cell table:style-name="ce17" table:formula="of:=[.J10]/[.J8]" office:value-type="percentage" office:value="0.32889237199582" calcext:value-type="percentage">
            <text:p>32.89%</text:p>
          </table:table-cell>
          <table:table-cell table:style-name="ce17" table:formula="of:=[.K10]/[.K8]" office:value-type="percentage" office:value="0.322436849925706" calcext:value-type="percentage">
            <text:p>32.24%</text:p>
          </table:table-cell>
          <table:table-cell table:style-name="ce17" table:formula="of:=[.L10]/[.L8]" office:value-type="percentage" office:value="0.319163446237781" calcext:value-type="percentage">
            <text:p>31.92%</text:p>
          </table:table-cell>
          <table:table-cell table:style-name="ce17" table:formula="of:=[.M10]/[.M8]" office:value-type="percentage" office:value="0.295520651541594" calcext:value-type="percentage">
            <text:p>29.55%</text:p>
          </table:table-cell>
          <table:table-cell table:style-name="ce17" table:number-columns-repeated="8"/>
          <table:table-cell table:style-name="ce17" table:formula="of:=[.V10]/[.V8]" office:value-type="percentage" office:value="0.180739090350338" calcext:value-type="percentage">
            <text:p>18.07%</text:p>
          </table:table-cell>
          <table:table-cell table:style-name="ce17" table:formula="of:=[.W10]/[.W8]" office:value-type="percentage" office:value="0.223674763671174" calcext:value-type="percentage">
            <text:p>22.37%</text:p>
          </table:table-cell>
          <table:table-cell table:style-name="ce17" table:formula="of:=[.X10]/[.X8]" office:value-type="percentage" office:value="0.286781877627277" calcext:value-type="percentage">
            <text:p>28.68%</text:p>
          </table:table-cell>
          <table:table-cell table:style-name="ce17" table:formula="of:=[.Y10]/[.Y8]" office:value-type="percentage" office:value="0.317940616518816" calcext:value-type="percentage">
            <text:p>31.79%</text:p>
          </table:table-cell>
          <table:table-cell table:style-name="ce17" table:formula="of:=[.Z10]/[.Z8]" office:value-type="percentage" office:value="0.326981246218996" calcext:value-type="percentage">
            <text:p>32.70%</text:p>
          </table:table-cell>
          <table:table-cell table:style-name="ce17" table:formula="of:=[.AA10]/[.AA8]" office:value-type="percentage" office:value="0.315335728101686" calcext:value-type="percentage">
            <text:p>31.53%</text:p>
          </table:table-cell>
          <table:table-cell table:style-name="ce17" table:formula="of:=[.AB10]/[.AB8]" office:value-type="percentage" office:value="0.33" calcext:value-type="percentage">
            <text:p>33.00%</text:p>
          </table:table-cell>
          <table:table-cell table:style-name="ce17" table:formula="of:=[.AC10]/[.AC8]" office:value-type="percentage" office:value="0.33" calcext:value-type="percentage">
            <text:p>33.00%</text:p>
          </table:table-cell>
          <table:table-cell table:style-name="ce17" table:formula="of:=[.AD10]/[.AD8]" office:value-type="percentage" office:value="0.33" calcext:value-type="percentage">
            <text:p>33.00%</text:p>
          </table:table-cell>
          <table:table-cell table:style-name="ce17" table:formula="of:=[.AE10]/[.AE8]" office:value-type="percentage" office:value="0.33" calcext:value-type="percentage">
            <text:p>33.00%</text:p>
          </table:table-cell>
          <table:table-cell table:style-name="ce17" table:formula="of:=[.AF10]/[.AF8]" office:value-type="percentage" office:value="0.33" calcext:value-type="percentage">
            <text:p>33.00%</text:p>
          </table:table-cell>
          <table:table-cell table:style-name="ce17" table:formula="of:=[.AG10]/[.AG8]" office:value-type="percentage" office:value="0.33" calcext:value-type="percentage">
            <text:p>33.00%</text:p>
          </table:table-cell>
          <table:table-cell table:style-name="ce17" table:formula="of:=[.AH10]/[.AH8]" office:value-type="percentage" office:value="0.33" calcext:value-type="percentage">
            <text:p>33.00%</text:p>
          </table:table-cell>
          <table:table-cell table:style-name="ce17" table:formula="of:=[.AI10]/[.AI8]" office:value-type="percentage" office:value="0.33" calcext:value-type="percentage">
            <text:p>33.00%</text:p>
          </table:table-cell>
          <table:table-cell table:style-name="ce17" table:number-columns-repeated="16349"/>
        </table:table-row>
        <table:table-row table:style-name="ro1">
          <table:table-cell table:style-name="ce17" office:value-type="string" calcext:value-type="string">
            <text:p>Op Margin</text:p>
          </table:table-cell>
          <table:table-cell table:style-name="ce17" table:number-columns-repeated="4"/>
          <table:table-cell table:style-name="ce17" table:formula="of:=[.F16]/[.F8]" office:value-type="percentage" office:value="0.165213781652138" calcext:value-type="percentage">
            <text:p>16.52%</text:p>
          </table:table-cell>
          <table:table-cell table:style-name="ce17" table:formula="of:=[.G16]/[.G8]" office:value-type="percentage" office:value="0.158892128279883" calcext:value-type="percentage">
            <text:p>15.89%</text:p>
          </table:table-cell>
          <table:table-cell table:style-name="ce17" table:formula="of:=[.H16]/[.H8]" office:value-type="percentage" office:value="0.158573270305114" calcext:value-type="percentage">
            <text:p>15.86%</text:p>
          </table:table-cell>
          <table:table-cell table:style-name="ce17" table:formula="of:=[.I16]/[.I8]" office:value-type="percentage" office:value="0.135767022149303" calcext:value-type="percentage">
            <text:p>13.58%</text:p>
          </table:table-cell>
          <table:table-cell table:style-name="ce17" table:formula="of:=[.J16]/[.J8]" office:value-type="percentage" office:value="0.136886102403344" calcext:value-type="percentage">
            <text:p>13.69%</text:p>
          </table:table-cell>
          <table:table-cell table:style-name="ce17" table:formula="of:=[.K16]/[.K8]" office:value-type="percentage" office:value="0.134790914880068" calcext:value-type="percentage">
            <text:p>13.48%</text:p>
          </table:table-cell>
          <table:table-cell table:style-name="ce17" table:formula="of:=[.L16]/[.L8]" office:value-type="percentage" office:value="0.097522164128211" calcext:value-type="percentage">
            <text:p>9.75%</text:p>
          </table:table-cell>
          <table:table-cell table:style-name="ce17" table:formula="of:=[.M16]/[.M8]" office:value-type="percentage" office:value="0.0996703509792515" calcext:value-type="percentage">
            <text:p>9.97%</text:p>
          </table:table-cell>
          <table:table-cell table:style-name="ce17" table:number-columns-repeated="8"/>
          <table:table-cell table:style-name="ce17" table:formula="of:=[.V16]/[.V8]" office:value-type="percentage" office:value="0.00664566687154272" calcext:value-type="percentage">
            <text:p>0.66%</text:p>
          </table:table-cell>
          <table:table-cell table:style-name="ce17" table:formula="of:=[.W16]/[.W8]" office:value-type="percentage" office:value="0.077061146344382" calcext:value-type="percentage">
            <text:p>7.71%</text:p>
          </table:table-cell>
          <table:table-cell table:style-name="ce17" table:formula="of:=[.X16]/[.X8]" office:value-type="percentage" office:value="0.145046919451403" calcext:value-type="percentage">
            <text:p>14.50%</text:p>
          </table:table-cell>
          <table:table-cell table:style-name="ce17" table:formula="of:=[.Y16]/[.Y8]" office:value-type="percentage" office:value="0.163972941224126" calcext:value-type="percentage">
            <text:p>16.40%</text:p>
          </table:table-cell>
          <table:table-cell table:style-name="ce17" table:formula="of:=[.Z16]/[.Z8]" office:value-type="percentage" office:value="0.15466827989514" calcext:value-type="percentage">
            <text:p>15.47%</text:p>
          </table:table-cell>
          <table:table-cell table:style-name="ce17" table:formula="of:=[.AA16]/[.AA8]" office:value-type="percentage" office:value="0.116164686377452" calcext:value-type="percentage">
            <text:p>11.62%</text:p>
          </table:table-cell>
          <table:table-cell table:style-name="ce17" table:formula="of:=[.AB16]/[.AB8]" office:value-type="percentage" office:value="0.128754259924473" calcext:value-type="percentage">
            <text:p>12.88%</text:p>
          </table:table-cell>
          <table:table-cell table:style-name="ce17" table:formula="of:=[.AC16]/[.AC8]" office:value-type="percentage" office:value="0.126657950132019" calcext:value-type="percentage">
            <text:p>12.67%</text:p>
          </table:table-cell>
          <table:table-cell table:style-name="ce17" table:formula="of:=[.AD16]/[.AD8]" office:value-type="percentage" office:value="0.124539803779228" calcext:value-type="percentage">
            <text:p>12.45%</text:p>
          </table:table-cell>
          <table:table-cell table:style-name="ce17" table:formula="of:=[.AE16]/[.AE8]" office:value-type="percentage" office:value="0.122399593401928" calcext:value-type="percentage">
            <text:p>12.24%</text:p>
          </table:table-cell>
          <table:table-cell table:style-name="ce17" table:formula="of:=[.AF16]/[.AF8]" office:value-type="percentage" office:value="0.120237089166532" calcext:value-type="percentage">
            <text:p>12.02%</text:p>
          </table:table-cell>
          <table:table-cell table:style-name="ce17" table:formula="of:=[.AG16]/[.AG8]" office:value-type="percentage" office:value="0.11805205884535" calcext:value-type="percentage">
            <text:p>11.81%</text:p>
          </table:table-cell>
          <table:table-cell table:style-name="ce17" table:formula="of:=[.AH16]/[.AH8]" office:value-type="percentage" office:value="0.115844267791655" calcext:value-type="percentage">
            <text:p>11.58%</text:p>
          </table:table-cell>
          <table:table-cell table:style-name="ce17" table:formula="of:=[.AI16]/[.AI8]" office:value-type="percentage" office:value="0.113613478914485" calcext:value-type="percentage">
            <text:p>11.36%</text:p>
          </table:table-cell>
          <table:table-cell table:style-name="ce17" table:number-columns-repeated="16349"/>
        </table:table-row>
        <table:table-row table:style-name="ro1">
          <table:table-cell table:style-name="ce17" office:value-type="string" calcext:value-type="string">
            <text:p>Net Inc Margin</text:p>
          </table:table-cell>
          <table:table-cell table:style-name="ce17" table:number-columns-repeated="4"/>
          <table:table-cell table:style-name="ce17" table:formula="of:=[.F21]/[.F8]" office:value-type="percentage" office:value="0.0834371108343711" calcext:value-type="percentage">
            <text:p>8.34%</text:p>
          </table:table-cell>
          <table:table-cell table:style-name="ce17" table:formula="of:=[.G21]/[.G8]" office:value-type="percentage" office:value="0.0736151603498542" calcext:value-type="percentage">
            <text:p>7.36%</text:p>
          </table:table-cell>
          <table:table-cell table:style-name="ce17" table:formula="of:=[.H21]/[.H8]" office:value-type="percentage" office:value="0.0666093682853459" calcext:value-type="percentage">
            <text:p>6.66%</text:p>
          </table:table-cell>
          <table:table-cell table:style-name="ce17" table:formula="of:=[.I21]/[.I8]" office:value-type="percentage" office:value="0.0360951599671862" calcext:value-type="percentage">
            <text:p>3.61%</text:p>
          </table:table-cell>
          <table:table-cell table:style-name="ce17" table:formula="of:=[.J21]/[.J8]" office:value-type="percentage" office:value="0.0344827586206897" calcext:value-type="percentage">
            <text:p>3.45%</text:p>
          </table:table-cell>
          <table:table-cell table:style-name="ce17" table:formula="of:=[.K21]/[.K8]" office:value-type="percentage" office:value="0.0460624071322437" calcext:value-type="percentage">
            <text:p>4.61%</text:p>
          </table:table-cell>
          <table:table-cell table:style-name="ce17" table:formula="of:=[.L21]/[.L8]" office:value-type="percentage" office:value="0.0152307342577859" calcext:value-type="percentage">
            <text:p>1.52%</text:p>
          </table:table-cell>
          <table:table-cell table:style-name="ce17" table:formula="of:=[.M21]/[.M8]" office:value-type="percentage" office:value="0.0172580957921272" calcext:value-type="percentage">
            <text:p>1.73%</text:p>
          </table:table-cell>
          <table:table-cell table:style-name="ce17" table:number-columns-repeated="8"/>
          <table:table-cell table:style-name="ce17" table:formula="of:=[.V21]/[.V8]" office:value-type="percentage" office:value="-0.0168254456054087" calcext:value-type="percentage">
            <text:p>(1.68%)</text:p>
          </table:table-cell>
          <table:table-cell table:style-name="ce17" table:formula="of:=[.W21]/[.W8]" office:value-type="percentage" office:value="0.0526504726576523" calcext:value-type="percentage">
            <text:p>5.27%</text:p>
          </table:table-cell>
          <table:table-cell table:style-name="ce17" table:formula="of:=[.X21]/[.X8]" office:value-type="percentage" office:value="0.0865780646257059" calcext:value-type="percentage">
            <text:p>8.66%</text:p>
          </table:table-cell>
          <table:table-cell table:style-name="ce17" table:formula="of:=[.Y21]/[.Y8]" office:value-type="percentage" office:value="0.0965285372868311" calcext:value-type="percentage">
            <text:p>9.65%</text:p>
          </table:table-cell>
          <table:table-cell table:style-name="ce17" table:formula="of:=[.Z21]/[.Z8]" office:value-type="percentage" office:value="0.0634704577535794" calcext:value-type="percentage">
            <text:p>6.35%</text:p>
          </table:table-cell>
          <table:table-cell table:style-name="ce17" table:formula="of:=[.AA21]/[.AA8]" office:value-type="percentage" office:value="0.0279082619508151" calcext:value-type="percentage">
            <text:p>2.79%</text:p>
          </table:table-cell>
          <table:table-cell table:style-name="ce17" table:formula="of:=[.AB21]/[.AB8]" office:value-type="percentage" office:value="0.0413332055727388" calcext:value-type="percentage">
            <text:p>4.13%</text:p>
          </table:table-cell>
          <table:table-cell table:style-name="ce17" table:formula="of:=[.AC21]/[.AC8]" office:value-type="percentage" office:value="0.0378086050660047" calcext:value-type="percentage">
            <text:p>3.78%</text:p>
          </table:table-cell>
          <table:table-cell table:style-name="ce17" table:formula="of:=[.AD21]/[.AD8]" office:value-type="percentage" office:value="0.0341832143030848" calcext:value-type="percentage">
            <text:p>3.42%</text:p>
          </table:table-cell>
          <table:table-cell table:style-name="ce17" table:formula="of:=[.AE21]/[.AE8]" office:value-type="percentage" office:value="0.030453313565995" calcext:value-type="percentage">
            <text:p>3.05%</text:p>
          </table:table-cell>
          <table:table-cell table:style-name="ce17" table:formula="of:=[.AF21]/[.AF8]" office:value-type="percentage" office:value="0.0266150331472107" calcext:value-type="percentage">
            <text:p>2.66%</text:p>
          </table:table-cell>
          <table:table-cell table:style-name="ce17" table:formula="of:=[.AG21]/[.AG8]" office:value-type="percentage" office:value="0.0226643471521713" calcext:value-type="percentage">
            <text:p>2.27%</text:p>
          </table:table-cell>
          <table:table-cell table:style-name="ce17" table:formula="of:=[.AH21]/[.AH8]" office:value-type="percentage" office:value="0.0185970670441012" calcext:value-type="percentage">
            <text:p>1.86%</text:p>
          </table:table-cell>
          <table:table-cell table:style-name="ce17" table:formula="of:=[.AI21]/[.AI8]" office:value-type="percentage" office:value="0.0144088349204097" calcext:value-type="percentage">
            <text:p>1.44%</text:p>
          </table:table-cell>
          <table:table-cell table:style-name="ce17" table:number-columns-repeated="16349"/>
        </table:table-row>
        <table:table-row table:style-name="ro1">
          <table:table-cell table:style-name="ce17" office:value-type="string" calcext:value-type="string">
            <text:p>Tax Rate</text:p>
          </table:table-cell>
          <table:table-cell table:style-name="ce17" table:formula="of:=[.B19]/[.B18]" office:value-type="percentage" office:value="-0.276357827476038" calcext:value-type="percentage">
            <text:p>(27.64%)</text:p>
          </table:table-cell>
          <table:table-cell table:style-name="ce17" table:formula="of:=[.C19]/[.C18]" office:value-type="percentage" office:value="-0.229116945107399" calcext:value-type="percentage">
            <text:p>(22.91%)</text:p>
          </table:table-cell>
          <table:table-cell table:style-name="ce17" table:formula="of:=[.D19]/[.D18]" office:value-type="percentage" office:value="-0.258308157099698" calcext:value-type="percentage">
            <text:p>(25.83%)</text:p>
          </table:table-cell>
          <table:table-cell table:style-name="ce17" table:formula="of:=[.E19]/[.E18]" office:value-type="percentage" office:value="-0.10051993067591" calcext:value-type="percentage">
            <text:p>(10.05%)</text:p>
          </table:table-cell>
          <table:table-cell table:style-name="ce17" table:formula="of:=[.F19]/[.F18]" office:value-type="percentage" office:value="-0.191542288557214" calcext:value-type="percentage">
            <text:p>(19.15%)</text:p>
          </table:table-cell>
          <table:table-cell table:style-name="ce17" table:formula="of:=[.G19]/[.G18]" office:value-type="percentage" office:value="-0.209251101321586" calcext:value-type="percentage">
            <text:p>(20.93%)</text:p>
          </table:table-cell>
          <table:table-cell table:style-name="ce17" table:formula="of:=[.H19]/[.H18]" office:value-type="percentage" office:value="-0.208333333333333" calcext:value-type="percentage">
            <text:p>(20.83%)</text:p>
          </table:table-cell>
          <table:table-cell table:style-name="ce17" table:formula="of:=[.I19]/[.I18]" office:value-type="percentage" office:value="-0.369294605809129" calcext:value-type="percentage">
            <text:p>(36.93%)</text:p>
          </table:table-cell>
          <table:table-cell table:style-name="ce17" table:formula="of:=[.J19]/[.J18]" office:value-type="percentage" office:value="-0.290123456790123" calcext:value-type="percentage">
            <text:p>(29.01%)</text:p>
          </table:table-cell>
          <table:table-cell table:style-name="ce17" table:formula="of:=[.K19]/[.K18]" office:value-type="percentage" office:value="-0.276363636363636" calcext:value-type="percentage">
            <text:p>(27.64%)</text:p>
          </table:table-cell>
          <table:table-cell table:style-name="ce17" table:formula="of:=[.L19]/[.L18]" office:value-type="percentage" office:value="-0.0196078431372549" calcext:value-type="percentage">
            <text:p>(1.96%)</text:p>
          </table:table-cell>
          <table:table-cell table:style-name="ce17" table:formula="of:=[.M19]/[.M18]" office:value-type="percentage" office:value="-0.454545454545455" calcext:value-type="percentage">
            <text:p>(45.45%)</text:p>
          </table:table-cell>
          <table:table-cell table:style-name="ce17" table:number-columns-repeated="8"/>
          <table:table-cell table:style-name="ce17" table:formula="of:=[.V19]/[.V18]" office:value-type="percentage" office:value="-0.099009900990099" calcext:value-type="percentage">
            <text:p>(9.90%)</text:p>
          </table:table-cell>
          <table:table-cell table:style-name="ce17" table:formula="of:=[.W19]/[.W18]" office:value-type="percentage" office:value="-0.172727272727273" calcext:value-type="percentage">
            <text:p>(17.27%)</text:p>
          </table:table-cell>
          <table:table-cell table:style-name="ce17" table:formula="of:=[.X19]/[.X18]" office:value-type="percentage" office:value="-0.278523489932886" calcext:value-type="percentage">
            <text:p>(27.85%)</text:p>
          </table:table-cell>
          <table:table-cell table:style-name="ce17" table:formula="of:=[.Y19]/[.Y18]" office:value-type="percentage" office:value="-0.219755826859046" calcext:value-type="percentage">
            <text:p>(21.98%)</text:p>
          </table:table-cell>
          <table:table-cell table:style-name="ce17" table:formula="of:=[.Z19]/[.Z18]" office:value-type="percentage" office:value="-0.230610844200412" calcext:value-type="percentage">
            <text:p>(23.06%)</text:p>
          </table:table-cell>
          <table:table-cell table:style-name="ce17" table:formula="of:=[.AA19]/[.AA18]" office:value-type="percentage" office:value="-0.296774193548387" calcext:value-type="percentage">
            <text:p>(29.68%)</text:p>
          </table:table-cell>
          <table:table-cell table:style-name="ce17" table:formula="of:=[.AB19]/[.AB18]" office:value-type="percentage" office:value="-0.296774193548387" calcext:value-type="percentage">
            <text:p>(29.68%)</text:p>
          </table:table-cell>
          <table:table-cell table:style-name="ce17" table:formula="of:=[.AC19]/[.AC18]" office:value-type="percentage" office:value="-0.296774193548387" calcext:value-type="percentage">
            <text:p>(29.68%)</text:p>
          </table:table-cell>
          <table:table-cell table:style-name="ce17" table:formula="of:=[.AD19]/[.AD18]" office:value-type="percentage" office:value="-0.296774193548387" calcext:value-type="percentage">
            <text:p>(29.68%)</text:p>
          </table:table-cell>
          <table:table-cell table:style-name="ce17" table:formula="of:=[.AE19]/[.AE18]" office:value-type="percentage" office:value="-0.296774193548387" calcext:value-type="percentage">
            <text:p>(29.68%)</text:p>
          </table:table-cell>
          <table:table-cell table:style-name="ce17" table:formula="of:=[.AF19]/[.AF18]" office:value-type="percentage" office:value="-0.296774193548387" calcext:value-type="percentage">
            <text:p>(29.68%)</text:p>
          </table:table-cell>
          <table:table-cell table:style-name="ce17" table:formula="of:=[.AG19]/[.AG18]" office:value-type="percentage" office:value="-0.296774193548387" calcext:value-type="percentage">
            <text:p>(29.68%)</text:p>
          </table:table-cell>
          <table:table-cell table:style-name="ce17" table:formula="of:=[.AH19]/[.AH18]" office:value-type="percentage" office:value="-0.296774193548387" calcext:value-type="percentage">
            <text:p>(29.68%)</text:p>
          </table:table-cell>
          <table:table-cell table:style-name="ce17" table:formula="of:=[.AI19]/[.AI18]" office:value-type="percentage" office:value="-0.296774193548387" calcext:value-type="percentage">
            <text:p>(29.68%)</text:p>
          </table:table-cell>
          <table:table-cell table:style-name="ce17" table:number-columns-repeated="16349"/>
        </table:table-row>
        <table:table-row table:style-name="ro1">
          <table:table-cell table:style-name="ce17" office:value-type="string" calcext:value-type="string">
            <text:p>Share Repurchase</text:p>
          </table:table-cell>
          <table:table-cell table:style-name="ce17" table:number-columns-repeated="4"/>
          <table:table-cell table:style-name="ce17" table:formula="of:=[.B25]/[.F25]-1" office:value-type="percentage" office:value="0.0667189952904239" calcext:value-type="percentage">
            <text:p>6.67%</text:p>
          </table:table-cell>
          <table:table-cell table:style-name="ce17" table:formula="of:=[.C25]/[.G25]-1" office:value-type="percentage" office:value="0.0753968253968254" calcext:value-type="percentage">
            <text:p>7.54%</text:p>
          </table:table-cell>
          <table:table-cell table:style-name="ce17" table:formula="of:=[.D25]/[.H25]-1" office:value-type="percentage" office:value="0.0773524720893142" calcext:value-type="percentage">
            <text:p>7.74%</text:p>
          </table:table-cell>
          <table:table-cell table:style-name="ce17" table:formula="of:=[.E25]/[.I25]-1" office:value-type="percentage" office:value="0.0646448523543495" calcext:value-type="percentage">
            <text:p>6.46%</text:p>
          </table:table-cell>
          <table:table-cell table:style-name="ce17" table:formula="of:=[.F25]/[.J25]-1" office:value-type="percentage" office:value="0.0167597765363128" calcext:value-type="percentage">
            <text:p>1.68%</text:p>
          </table:table-cell>
          <table:table-cell table:style-name="ce17" table:formula="of:=[.G25]/[.K25]-1" office:value-type="percentage" office:value="0.005586592178771" calcext:value-type="percentage">
            <text:p>0.56%</text:p>
          </table:table-cell>
          <table:table-cell table:style-name="ce17" table:formula="of:=[.H25]/[.L25]-1" office:value-type="percentage" office:value="0.000798084596967286" calcext:value-type="percentage">
            <text:p>0.08%</text:p>
          </table:table-cell>
          <table:table-cell table:style-name="ce17" table:formula="of:=[.I25]/[.M25]-1" office:value-type="percentage" office:value="0.00481154771451475" calcext:value-type="percentage">
            <text:p>0.48%</text:p>
          </table:table-cell>
          <table:table-cell table:style-name="ce17" table:number-columns-repeated="9"/>
          <table:table-cell table:style-name="ce17" table:formula="of:=[.V25]/[.W25]-1" office:value-type="percentage" office:value="0.00939898110530724" calcext:value-type="percentage">
            <text:p>0.94%</text:p>
          </table:table-cell>
          <table:table-cell table:style-name="ce17" table:formula="of:=[.W25]/[.X25]-1" office:value-type="percentage" office:value="-0.00316464850416842" calcext:value-type="percentage">
            <text:p>(0.32%)</text:p>
          </table:table-cell>
          <table:table-cell table:style-name="ce17" table:formula="of:=[.X25]/[.Y25]-1" office:value-type="percentage" office:value="0.0202398800599699" calcext:value-type="percentage">
            <text:p>2.02%</text:p>
          </table:table-cell>
          <table:table-cell table:style-name="ce17" table:formula="of:=[.Y25]/[.Z25]-1" office:value-type="percentage" office:value="0.0587301587301587" calcext:value-type="percentage">
            <text:p>5.87%</text:p>
          </table:table-cell>
          <table:table-cell table:style-name="ce17" table:formula="of:=[.Z25]/[.AA25]-1" office:value-type="percentage" office:value="0.0071942446043165" calcext:value-type="percentage">
            <text:p>0.72%</text:p>
          </table:table-cell>
          <table:table-cell table:style-name="ce17" table:number-columns-repeated="16356"/>
          <table:table-cell table:style-name="ce12"/>
        </table:table-row>
        <table:table-row table:style-name="ro1">
          <table:table-cell table:number-columns-repeated="16383"/>
          <table:table-cell table:style-name="ce12"/>
        </table:table-row>
        <table:table-row table:style-name="ro1">
          <table:table-cell office:value-type="string" calcext:value-type="string">
            <text:p>Net Cash</text:p>
          </table:table-cell>
          <table:table-cell table:formula="of:=[.B37]-[.B53]" office:value-type="float" office:value="0" calcext:value-type="float">
            <text:p>0</text:p>
          </table:table-cell>
          <table:table-cell table:formula="of:=[.C37]-[.C53]" office:value-type="float" office:value="0" calcext:value-type="float">
            <text:p>0</text:p>
          </table:table-cell>
          <table:table-cell table:formula="of:=[.D37]-[.D53]" office:value-type="float" office:value="0" calcext:value-type="float">
            <text:p>0</text:p>
          </table:table-cell>
          <table:table-cell table:formula="of:=[.E37]-[.E53]" office:value-type="float" office:value="-22281" calcext:value-type="float">
            <text:p>-22,281</text:p>
          </table:table-cell>
          <table:table-cell table:formula="of:=[.F37]-[.F53]" office:value-type="float" office:value="-23821" calcext:value-type="float">
            <text:p>-23,821</text:p>
          </table:table-cell>
          <table:table-cell table:formula="of:=[.G37]-[.G53]" office:value-type="float" office:value="-24161" calcext:value-type="float">
            <text:p>-24,161</text:p>
          </table:table-cell>
          <table:table-cell table:formula="of:=[.H37]-[.H53]" office:value-type="float" office:value="-24850" calcext:value-type="float">
            <text:p>-24,850</text:p>
          </table:table-cell>
          <table:table-cell table:formula="of:=[.I37]-[.I53]" office:value-type="float" office:value="-23016" calcext:value-type="float">
            <text:p>-23,016</text:p>
          </table:table-cell>
          <table:table-cell table:formula="of:=[.J37]-[.J53]" office:value-type="float" office:value="-23612" calcext:value-type="float">
            <text:p>-23,612</text:p>
          </table:table-cell>
          <table:table-cell table:formula="of:=[.K37]-[.K53]" office:value-type="float" office:value="-24261" calcext:value-type="float">
            <text:p>-24,261</text:p>
          </table:table-cell>
          <table:table-cell table:formula="of:=[.L37]-[.L53]" office:value-type="float" office:value="-24172" calcext:value-type="float">
            <text:p>-24,172</text:p>
          </table:table-cell>
          <table:table-cell table:formula="of:=[.M37]-[.M53]" office:value-type="float" office:value="-23533" calcext:value-type="float">
            <text:p>-23,533</text:p>
          </table:table-cell>
          <table:table-cell table:formula="of:=[.N37]-[.N53]" office:value-type="float" office:value="0" calcext:value-type="float">
            <text:p>0</text:p>
          </table:table-cell>
          <table:table-cell table:formula="of:=[.O37]-[.O53]" office:value-type="float" office:value="0" calcext:value-type="float">
            <text:p>0</text:p>
          </table:table-cell>
          <table:table-cell table:formula="of:=[.P37]-[.P53]" office:value-type="float" office:value="0" calcext:value-type="float">
            <text:p>0</text:p>
          </table:table-cell>
          <table:table-cell table:formula="of:=[.Q37]-[.Q53]" office:value-type="float" office:value="0" calcext:value-type="float">
            <text:p>0</text:p>
          </table:table-cell>
          <table:table-cell table:number-columns-repeated="4"/>
          <table:table-cell table:formula="of:=[.V37]-[.V53]" office:value-type="float" office:value="-16424" calcext:value-type="float">
            <text:p>-16,424</text:p>
          </table:table-cell>
          <table:table-cell table:formula="of:=[.W37]-[.W53]" office:value-type="float" office:value="-16883" calcext:value-type="float">
            <text:p>-16,883</text:p>
          </table:table-cell>
          <table:table-cell table:formula="of:=[.X37]-[.X53]" office:value-type="float" office:value="0" calcext:value-type="float">
            <text:p>0</text:p>
          </table:table-cell>
          <table:table-cell table:formula="of:=[.Y37]-[.Y53]" office:value-type="float" office:value="-22281" calcext:value-type="float">
            <text:p>-22,281</text:p>
          </table:table-cell>
          <table:table-cell table:formula="of:=[.Z37]-[.Z53]" office:value-type="float" office:value="-23016" calcext:value-type="float">
            <text:p>-23,016</text:p>
          </table:table-cell>
          <table:table-cell table:formula="of:=[.AA37]-[.AA53]" office:value-type="float" office:value="-23533" calcext:value-type="float">
            <text:p>-23,533</text:p>
          </table:table-cell>
          <table:table-cell table:formula="of:=[.AA34]+[.AB23]" office:value-type="float" office:value="-22834.9926193548" calcext:value-type="float">
            <text:p>-22,835</text:p>
          </table:table-cell>
          <table:table-cell table:formula="of:=[.AB34]+[.AC23]" office:value-type="float" office:value="-22224.4830126452" calcext:value-type="float">
            <text:p>-22,224</text:p>
          </table:table-cell>
          <table:table-cell table:formula="of:=[.AC34]+[.AD23]" office:value-type="float" office:value="-21697.2337510039" calcext:value-type="float">
            <text:p>-21,697</text:p>
          </table:table-cell>
          <table:table-cell table:formula="of:=[.AD34]+[.AE23]" office:value-type="float" office:value="-21249.1990282558" calcext:value-type="float">
            <text:p>-21,249</text:p>
          </table:table-cell>
          <table:table-cell table:formula="of:=[.AE34]+[.AF23]" office:value-type="float" office:value="-20876.5163322441" calcext:value-type="float">
            <text:p>-20,877</text:p>
          </table:table-cell>
          <table:table-cell table:formula="of:=[.AF34]+[.AG23]" office:value-type="float" office:value="-20575.4984692161" calcext:value-type="float">
            <text:p>-20,575</text:p>
          </table:table-cell>
          <table:table-cell table:formula="of:=[.AG34]+[.AH23]" office:value-type="float" office:value="-20342.6259265498" calcext:value-type="float">
            <text:p>-20,343</text:p>
          </table:table-cell>
          <table:table-cell table:formula="of:=[.AH34]+[.AI23]" office:value-type="float" office:value="-20174.539559707" calcext:value-type="float">
            <text:p>-20,175</text:p>
          </table:table-cell>
          <table:table-cell/>
          <table:table-cell table:style-name="Default"/>
          <table:table-cell table:style-name="ce31" office:value-type="string" calcext:value-type="string">
            <text:p>Terminal</text:p>
          </table:table-cell>
          <table:table-cell table:style-name="ce35" office:value-type="percentage" office:value="-0.04" calcext:value-type="percentage">
            <text:p>-4%</text:p>
          </table:table-cell>
          <table:table-cell table:number-columns-repeated="16344"/>
          <table:table-cell table:style-name="ce12"/>
        </table:table-row>
        <table:table-row table:style-name="ro1">
          <table:table-cell table:number-columns-repeated="36"/>
          <table:table-cell table:style-name="Default"/>
          <table:table-cell table:style-name="ce32" office:value-type="string" calcext:value-type="string">
            <text:p>Discount</text:p>
          </table:table-cell>
          <table:table-cell table:style-name="ce36" office:value-type="percentage" office:value="0.07" calcext:value-type="percentage">
            <text:p>7%</text:p>
          </table:table-cell>
          <table:table-cell table:number-columns-repeated="16344"/>
          <table:table-cell table:style-name="ce12"/>
        </table:table-row>
        <table:table-row table:style-name="ro1">
          <table:table-cell table:number-columns-repeated="36"/>
          <table:table-cell table:style-name="Default"/>
          <table:table-cell table:style-name="ce33" office:value-type="string" calcext:value-type="string">
            <text:p>ROIC</text:p>
          </table:table-cell>
          <table:table-cell table:style-name="ce37" office:value-type="percentage" office:value="0.03" calcext:value-type="percentage">
            <text:p>3%</text:p>
          </table:table-cell>
          <table:table-cell table:number-columns-repeated="16344"/>
          <table:table-cell table:style-name="ce12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3"/>
          <table:table-cell table:formula="of:=+4322+723" office:value-type="float" office:value="5045" calcext:value-type="float">
            <text:p>5,045</text:p>
          </table:table-cell>
          <table:table-cell table:formula="of:=+3236+723" office:value-type="float" office:value="3959" calcext:value-type="float">
            <text:p>3,959</text:p>
          </table:table-cell>
          <table:table-cell table:formula="of:=+2002+645" office:value-type="float" office:value="2647" calcext:value-type="float">
            <text:p>2,647</text:p>
          </table:table-cell>
          <table:table-cell table:formula="of:=+1801+649" office:value-type="float" office:value="2450" calcext:value-type="float">
            <text:p>2,450</text:p>
          </table:table-cell>
          <table:table-cell table:formula="of:=+3191+675" office:value-type="float" office:value="3866" calcext:value-type="float">
            <text:p>3,866</text:p>
          </table:table-cell>
          <table:table-cell table:formula="of:=+1695+703" office:value-type="float" office:value="2398" calcext:value-type="float">
            <text:p>2,398</text:p>
          </table:table-cell>
          <table:table-cell table:formula="of:=+2512+635" office:value-type="float" office:value="3147" calcext:value-type="float">
            <text:p>3,147</text:p>
          </table:table-cell>
          <table:table-cell table:formula="of:=+2303+653" office:value-type="float" office:value="2956" calcext:value-type="float">
            <text:p>2,956</text:p>
          </table:table-cell>
          <table:table-cell table:formula="of:=+2578+651" office:value-type="float" office:value="3229" calcext:value-type="float">
            <text:p>3,229</text:p>
          </table:table-cell>
          <table:table-cell table:number-columns-repeated="8"/>
          <table:table-cell table:formula="of:=+8785+844" office:value-type="float" office:value="9629" calcext:value-type="float">
            <text:p>9,629</text:p>
          </table:table-cell>
          <table:table-cell table:formula="of:=+6006+856" office:value-type="float" office:value="6862" calcext:value-type="float">
            <text:p>6,862</text:p>
          </table:table-cell>
          <table:table-cell/>
          <table:table-cell table:formula="of:=+4322+723" office:value-type="float" office:value="5045" calcext:value-type="float">
            <text:p>5,045</text:p>
          </table:table-cell>
          <table:table-cell table:formula="of:=+3191+675" office:value-type="float" office:value="3866" calcext:value-type="float">
            <text:p>3,866</text:p>
          </table:table-cell>
          <table:table-cell table:formula="of:=+2578+651" office:value-type="float" office:value="3229" calcext:value-type="float">
            <text:p>3,229</text:p>
          </table:table-cell>
          <table:table-cell table:number-columns-repeated="9"/>
          <table:table-cell table:style-name="Default"/>
          <table:table-cell table:style-name="ce32" office:value-type="string" calcext:value-type="string">
            <text:p>NPV</text:p>
          </table:table-cell>
          <table:table-cell table:style-name="ce38" table:formula="of:=NPV([.AM35];[.AC21:.DI21])" office:value-type="float" office:value="3285.38415692391" calcext:value-type="float">
            <text:p>3,285</text:p>
          </table:table-cell>
          <table:table-cell table:number-columns-repeated="16344"/>
          <table:table-cell table:style-name="ce12"/>
        </table:table-row>
        <table:table-row table:style-name="ro1">
          <table:table-cell office:value-type="string" calcext:value-type="string">
            <text:p>A/R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246" calcext:value-type="float">
            <text:p>246</text:p>
          </table:table-cell>
          <table:table-cell office:value-type="float" office:value="212" calcext:value-type="float">
            <text:p>212</text:p>
          </table:table-cell>
          <table:table-cell office:value-type="float" office:value="125" calcext:value-type="float">
            <text:p>125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table:number-columns-repeated="9"/>
          <table:table-cell office:value-type="float" office:value="506" calcext:value-type="float">
            <text:p>50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Default"/>
          <table:table-cell table:style-name="ce33" office:value-type="string" calcext:value-type="string">
            <text:p>Share</text:p>
          </table:table-cell>
          <table:table-cell table:style-name="ce39" table:formula="of:=[.AM37]/[$Main.D2]" office:value-type="float" office:value="2.63674490924872" calcext:value-type="float">
            <text:p>2.64</text:p>
          </table:table-cell>
          <table:table-cell table:number-columns-repeated="16344"/>
          <table:table-cell table:style-name="ce12"/>
        </table:table-row>
        <table:table-row table:style-name="ro1">
          <table:table-cell office:value-type="string" calcext:value-type="string">
            <text:p>Financial / R</text:p>
          </table:table-cell>
          <table:table-cell table:number-columns-repeated="3"/>
          <table:table-cell table:formula="of:=+24249+380" office:value-type="float" office:value="24629" calcext:value-type="float">
            <text:p>24,629</text:p>
          </table:table-cell>
          <table:table-cell table:formula="of:=+24120+230" office:value-type="float" office:value="24350" calcext:value-type="float">
            <text:p>24,350</text:p>
          </table:table-cell>
          <table:table-cell table:formula="of:=+23868+230" office:value-type="float" office:value="24098" calcext:value-type="float">
            <text:p>24,098</text:p>
          </table:table-cell>
          <table:table-cell table:formula="of:=+24062+274" office:value-type="float" office:value="24336" calcext:value-type="float">
            <text:p>24,336</text:p>
          </table:table-cell>
          <table:table-cell table:formula="of:=+23085+168" office:value-type="float" office:value="23253" calcext:value-type="float">
            <text:p>23,253</text:p>
          </table:table-cell>
          <table:table-cell table:formula="of:=+23086+156" office:value-type="float" office:value="23242" calcext:value-type="float">
            <text:p>23,242</text:p>
          </table:table-cell>
          <table:table-cell table:formula="of:=+23387+263" office:value-type="float" office:value="23650" calcext:value-type="float">
            <text:p>23,650</text:p>
          </table:table-cell>
          <table:table-cell table:formula="of:=+23001+262" office:value-type="float" office:value="23263" calcext:value-type="float">
            <text:p>23,263</text:p>
          </table:table-cell>
          <table:table-cell table:formula="of:=+23105+195" office:value-type="float" office:value="23300" calcext:value-type="float">
            <text:p>23,300</text:p>
          </table:table-cell>
          <table:table-cell table:number-columns-repeated="8"/>
          <table:table-cell office:value-type="float" office:value="18457" calcext:value-type="float">
            <text:p>18,457</text:p>
          </table:table-cell>
          <table:table-cell office:value-type="float" office:value="18662" calcext:value-type="float">
            <text:p>18,662</text:p>
          </table:table-cell>
          <table:table-cell/>
          <table:table-cell table:formula="of:=+24249+380" office:value-type="float" office:value="24629" calcext:value-type="float">
            <text:p>24,629</text:p>
          </table:table-cell>
          <table:table-cell table:formula="of:=+23085+168" office:value-type="float" office:value="23253" calcext:value-type="float">
            <text:p>23,253</text:p>
          </table:table-cell>
          <table:table-cell table:formula="of:=+23105+195" office:value-type="float" office:value="23300" calcext:value-type="float">
            <text:p>23,300</text:p>
          </table:table-cell>
          <table:table-cell table:number-columns-repeated="9"/>
          <table:table-cell table:style-name="Default"/>
          <table:table-cell table:style-name="ce34" office:value-type="string" calcext:value-type="string">
            <text:p>Diff</text:p>
          </table:table-cell>
          <table:table-cell table:style-name="ce40" table:formula="of:=[.AM38]/[$Main.D1]-1" office:value-type="percentage" office:value="-0.793196477705983" calcext:value-type="percentage">
            <text:p>-79.32%</text:p>
          </table:table-cell>
          <table:table-cell table:number-columns-repeated="16344"/>
          <table:table-cell table:style-name="ce8"/>
        </table:table-row>
        <table:table-row table:style-name="ro1">
          <table:table-cell table:style-name="ce8" office:value-type="string" calcext:value-type="string">
            <text:p>Agriculture</text:p>
          </table:table-cell>
          <table:table-cell table:style-name="ce8" table:number-columns-repeated="7"/>
          <table:table-cell table:style-name="ce8" office:value-type="float" office:value="3730" calcext:value-type="float">
            <text:p>3,730</text:p>
          </table:table-cell>
          <table:table-cell table:style-name="ce8" office:value-type="float" office:value="4038" calcext:value-type="float">
            <text:p>4,038</text:p>
          </table:table-cell>
          <table:table-cell table:style-name="ce8" office:value-type="float" office:value="4092" calcext:value-type="float">
            <text:p>4,092</text:p>
          </table:table-cell>
          <table:table-cell table:style-name="ce8" office:value-type="float" office:value="4178" calcext:value-type="float">
            <text:p>4,178</text:p>
          </table:table-cell>
          <table:table-cell table:style-name="ce8" table:number-columns-repeated="13"/>
          <table:table-cell table:style-name="ce8" office:value-type="float" office:value="3730" calcext:value-type="float">
            <text:p>3,730</text:p>
          </table:table-cell>
          <table:table-cell table:style-name="ce8" table:number-columns-repeated="16358"/>
        </table:table-row>
        <table:table-row table:style-name="ro1">
          <table:table-cell table:style-name="ce8" office:value-type="string" calcext:value-type="string">
            <text:p>Construction</text:p>
          </table:table-cell>
          <table:table-cell table:style-name="ce8" table:number-columns-repeated="7"/>
          <table:table-cell table:style-name="ce8" office:value-type="float" office:value="983" calcext:value-type="float">
            <text:p>983</text:p>
          </table:table-cell>
          <table:table-cell table:style-name="ce8" office:value-type="float" office:value="1056" calcext:value-type="float">
            <text:p>1,056</text:p>
          </table:table-cell>
          <table:table-cell table:style-name="ce8" office:value-type="float" office:value="1063" calcext:value-type="float">
            <text:p>1,063</text:p>
          </table:table-cell>
          <table:table-cell table:style-name="ce8" office:value-type="float" office:value="1095" calcext:value-type="float">
            <text:p>1,095</text:p>
          </table:table-cell>
          <table:table-cell table:style-name="ce8" table:number-columns-repeated="13"/>
          <table:table-cell table:style-name="ce8" office:value-type="float" office:value="983" calcext:value-type="float">
            <text:p>983</text:p>
          </table:table-cell>
          <table:table-cell table:style-name="ce8" table:number-columns-repeated="16358"/>
        </table:table-row>
        <table:table-row table:style-name="ro1">
          <table:table-cell table:style-name="ce8" office:value-type="string" calcext:value-type="string">
            <text:p>Financial Service</text:p>
          </table:table-cell>
          <table:table-cell table:style-name="ce8" table:number-columns-repeated="7"/>
          <table:table-cell table:style-name="ce8" office:value-type="float" office:value="63" calcext:value-type="float">
            <text:p>6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0" calcext:value-type="float">
            <text:p>80</text:p>
          </table:table-cell>
          <table:table-cell table:style-name="ce8" table:number-columns-repeated="13"/>
          <table:table-cell table:style-name="ce8" office:value-type="float" office:value="63" calcext:value-type="float">
            <text:p>63</text:p>
          </table:table-cell>
          <table:table-cell table:style-name="ce8" table:number-columns-repeated="16357"/>
          <table:table-cell table:style-name="ce12"/>
        </table:table-row>
        <table:table-row table:style-name="ro1">
          <table:table-cell office:value-type="string" calcext:value-type="string">
            <text:p>Inventories</text:p>
          </table:table-cell>
          <table:table-cell table:formula="of:=SUM([.B40:.B42])" office:value-type="float" office:value="0" calcext:value-type="float">
            <text:p>0</text:p>
          </table:table-cell>
          <table:table-cell table:formula="of:=SUM([.C40:.C42])" office:value-type="float" office:value="0" calcext:value-type="float">
            <text:p>0</text:p>
          </table:table-cell>
          <table:table-cell table:formula="of:=SUM([.D40:.D42])" office:value-type="float" office:value="0" calcext:value-type="float">
            <text:p>0</text:p>
          </table:table-cell>
          <table:table-cell office:value-type="float" office:value="5545" calcext:value-type="float">
            <text:p>5,545</text:p>
          </table:table-cell>
          <table:table-cell office:value-type="float" office:value="6189" calcext:value-type="float">
            <text:p>6,189</text:p>
          </table:table-cell>
          <table:table-cell office:value-type="float" office:value="5951" calcext:value-type="float">
            <text:p>5,951</text:p>
          </table:table-cell>
          <table:table-cell office:value-type="float" office:value="5930" calcext:value-type="float">
            <text:p>5,930</text:p>
          </table:table-cell>
          <table:table-cell table:formula="of:=SUM([.I40:.I42])" office:value-type="float" office:value="4776" calcext:value-type="float">
            <text:p>4,776</text:p>
          </table:table-cell>
          <table:table-cell table:formula="of:=SUM([.J40:.J42])" office:value-type="float" office:value="5156" calcext:value-type="float">
            <text:p>5,156</text:p>
          </table:table-cell>
          <table:table-cell table:formula="of:=SUM([.K40:.K42])" office:value-type="float" office:value="5216" calcext:value-type="float">
            <text:p>5,216</text:p>
          </table:table-cell>
          <table:table-cell table:formula="of:=SUM([.L40:.L42])" office:value-type="float" office:value="5353" calcext:value-type="float">
            <text:p>5,353</text:p>
          </table:table-cell>
          <table:table-cell office:value-type="float" office:value="4651" calcext:value-type="float">
            <text:p>4,651</text:p>
          </table:table-cell>
          <table:table-cell table:number-columns-repeated="8"/>
          <table:table-cell office:value-type="float" office:value="6022" calcext:value-type="float">
            <text:p>6,022</text:p>
          </table:table-cell>
          <table:table-cell office:value-type="float" office:value="7221" calcext:value-type="float">
            <text:p>7,221</text:p>
          </table:table-cell>
          <table:table-cell table:formula="of:=SUM([.X40:.X42])" office:value-type="float" office:value="0" calcext:value-type="float">
            <text:p>0</text:p>
          </table:table-cell>
          <table:table-cell office:value-type="float" office:value="5545" calcext:value-type="float">
            <text:p>5,545</text:p>
          </table:table-cell>
          <table:table-cell table:formula="of:=SUM([.Z40:.Z42])" office:value-type="float" office:value="4776" calcext:value-type="float">
            <text:p>4,776</text:p>
          </table:table-cell>
          <table:table-cell office:value-type="float" office:value="4651" calcext:value-type="float">
            <text:p>4,651</text:p>
          </table:table-cell>
          <table:table-cell table:formula="of:=SUM([.AB40:.AB42])" office:value-type="float" office:value="0" calcext:value-type="float">
            <text:p>0</text:p>
          </table:table-cell>
          <table:table-cell table:formula="of:=SUM([.AC40:.AC42])" office:value-type="float" office:value="0" calcext:value-type="float">
            <text:p>0</text:p>
          </table:table-cell>
          <table:table-cell table:formula="of:=SUM([.AD40:.AD42])" office:value-type="float" office:value="0" calcext:value-type="float">
            <text:p>0</text:p>
          </table:table-cell>
          <table:table-cell table:formula="of:=SUM([.AE40:.AE42])" office:value-type="float" office:value="0" calcext:value-type="float">
            <text:p>0</text:p>
          </table:table-cell>
          <table:table-cell table:formula="of:=SUM([.AF40:.AF42])" office:value-type="float" office:value="0" calcext:value-type="float">
            <text:p>0</text:p>
          </table:table-cell>
          <table:table-cell table:formula="of:=SUM([.AG40:.AG42])" office:value-type="float" office:value="0" calcext:value-type="float">
            <text:p>0</text:p>
          </table:table-cell>
          <table:table-cell table:formula="of:=SUM([.AH40:.AH42])" office:value-type="float" office:value="0" calcext:value-type="float">
            <text:p>0</text:p>
          </table:table-cell>
          <table:table-cell table:formula="of:=SUM([.AI40:.AI42])" office:value-type="float" office:value="0" calcext:value-type="float">
            <text:p>0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PP&amp;E</text:p>
          </table:table-cell>
          <table:table-cell table:number-columns-repeated="3"/>
          <table:table-cell table:formula="of:=+1913+1417" office:value-type="float" office:value="3330" calcext:value-type="float">
            <text:p>3,330</text:p>
          </table:table-cell>
          <table:table-cell table:formula="of:=+1903+1374" office:value-type="float" office:value="3277" calcext:value-type="float">
            <text:p>3,277</text:p>
          </table:table-cell>
          <table:table-cell table:formula="of:=+1909+1354" office:value-type="float" office:value="3263" calcext:value-type="float">
            <text:p>3,263</text:p>
          </table:table-cell>
          <table:table-cell table:formula="of:=+1980+1406" office:value-type="float" office:value="3386" calcext:value-type="float">
            <text:p>3,386</text:p>
          </table:table-cell>
          <table:table-cell table:formula="of:=+1936+1466" office:value-type="float" office:value="3402" calcext:value-type="float">
            <text:p>3,402</text:p>
          </table:table-cell>
          <table:table-cell table:formula="of:=+2004+1494" office:value-type="float" office:value="3498" calcext:value-type="float">
            <text:p>3,498</text:p>
          </table:table-cell>
          <table:table-cell table:formula="of:=+1540+2164" office:value-type="float" office:value="3704" calcext:value-type="float">
            <text:p>3,704</text:p>
          </table:table-cell>
          <table:table-cell table:formula="of:=+2183+1549" office:value-type="float" office:value="3732" calcext:value-type="float">
            <text:p>3,732</text:p>
          </table:table-cell>
          <table:table-cell office:value-type="float" office:value="3772" calcext:value-type="float">
            <text:p>3,772</text:p>
          </table:table-cell>
          <table:table-cell table:number-columns-repeated="8"/>
          <table:table-cell table:formula="of:=+4923+392" office:value-type="float" office:value="5315" calcext:value-type="float">
            <text:p>5,315</text:p>
          </table:table-cell>
          <table:table-cell table:formula="of:=+4696+254" office:value-type="float" office:value="4950" calcext:value-type="float">
            <text:p>4,950</text:p>
          </table:table-cell>
          <table:table-cell/>
          <table:table-cell table:formula="of:=+1913+1417" office:value-type="float" office:value="3330" calcext:value-type="float">
            <text:p>3,330</text:p>
          </table:table-cell>
          <table:table-cell table:formula="of:=+1936+1466" office:value-type="float" office:value="3402" calcext:value-type="float">
            <text:p>3,402</text:p>
          </table:table-cell>
          <table:table-cell office:value-type="float" office:value="3772" calcext:value-type="float">
            <text:p>3,772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Investments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615" calcext:value-type="float">
            <text:p>615</text:p>
          </table:table-cell>
          <table:table-cell office:value-type="float" office:value="532" calcext:value-type="float">
            <text:p>532</text:p>
          </table:table-cell>
          <table:table-cell office:value-type="float" office:value="490" calcext:value-type="float">
            <text:p>490</text:p>
          </table:table-cell>
          <table:table-cell office:value-type="float" office:value="471" calcext:value-type="float">
            <text:p>471</text:p>
          </table:table-cell>
          <table:table-cell office:value-type="float" office:value="505" calcext:value-type="float">
            <text:p>505</text:p>
          </table:table-cell>
          <table:table-cell office:value-type="float" office:value="508" calcext:value-type="float">
            <text:p>508</text:p>
          </table:table-cell>
          <table:table-cell office:value-type="float" office:value="4703" calcext:value-type="float">
            <text:p>4,703</text:p>
          </table:table-cell>
          <table:table-cell table:number-columns-repeated="8"/>
          <table:table-cell office:value-type="float" office:value="529" calcext:value-type="float">
            <text:p>529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90" calcext:value-type="float">
            <text:p>490</text:p>
          </table:table-cell>
          <table:table-cell office:value-type="float" office:value="4703" calcext:value-type="float">
            <text:p>4,703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Goodwill</text:p>
          </table:table-cell>
          <table:table-cell table:number-columns-repeated="3"/>
          <table:table-cell office:value-type="float" office:value="3614" calcext:value-type="float">
            <text:p>3,614</text:p>
          </table:table-cell>
          <table:table-cell office:value-type="float" office:value="3603" calcext:value-type="float">
            <text:p>3,603</text:p>
          </table:table-cell>
          <table:table-cell office:value-type="float" office:value="3599" calcext:value-type="float">
            <text:p>3,599</text:p>
          </table:table-cell>
          <table:table-cell office:value-type="float" office:value="3615" calcext:value-type="float">
            <text:p>3,615</text:p>
          </table:table-cell>
          <table:table-cell office:value-type="float" office:value="3584" calcext:value-type="float">
            <text:p>3,584</text:p>
          </table:table-cell>
          <table:table-cell office:value-type="float" office:value="3593" calcext:value-type="float">
            <text:p>3,593</text:p>
          </table:table-cell>
          <table:table-cell office:value-type="float" office:value="3618" calcext:value-type="float">
            <text:p>3,618</text:p>
          </table:table-cell>
          <table:table-cell office:value-type="float" office:value="3613" calcext:value-type="float">
            <text:p>3,613</text:p>
          </table:table-cell>
          <table:table-cell table:number-columns-repeated="9"/>
          <table:table-cell office:value-type="float" office:value="1924" calcext:value-type="float">
            <text:p>1,924</text:p>
          </table:table-cell>
          <table:table-cell office:value-type="float" office:value="3291" calcext:value-type="float">
            <text:p>3,291</text:p>
          </table:table-cell>
          <table:table-cell/>
          <table:table-cell office:value-type="float" office:value="3614" calcext:value-type="float">
            <text:p>3,614</text:p>
          </table:table-cell>
          <table:table-cell office:value-type="float" office:value="3584" calcext:value-type="float">
            <text:p>3,584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Intangible</text:p>
          </table:table-cell>
          <table:table-cell table:number-columns-repeated="3"/>
          <table:table-cell office:value-type="float" office:value="1292" calcext:value-type="float">
            <text:p>1,292</text:p>
          </table:table-cell>
          <table:table-cell office:value-type="float" office:value="1265" calcext:value-type="float">
            <text:p>1,265</text:p>
          </table:table-cell>
          <table:table-cell office:value-type="float" office:value="1247" calcext:value-type="float">
            <text:p>1,247</text:p>
          </table:table-cell>
          <table:table-cell office:value-type="float" office:value="1251" calcext:value-type="float">
            <text:p>1,251</text:p>
          </table:table-cell>
          <table:table-cell office:value-type="float" office:value="1221" calcext:value-type="float">
            <text:p>1,221</text:p>
          </table:table-cell>
          <table:table-cell office:value-type="float" office:value="1226" calcext:value-type="float">
            <text:p>1,226</text:p>
          </table:table-cell>
          <table:table-cell office:value-type="float" office:value="1243" calcext:value-type="float">
            <text:p>1,243</text:p>
          </table:table-cell>
          <table:table-cell office:value-type="float" office:value="1187" calcext:value-type="float">
            <text:p>1,187</text:p>
          </table:table-cell>
          <table:table-cell table:number-columns-repeated="9"/>
          <table:table-cell office:value-type="float" office:value="772" calcext:value-type="float">
            <text:p>772</text:p>
          </table:table-cell>
          <table:table-cell office:value-type="float" office:value="1348" calcext:value-type="float">
            <text:p>1,348</text:p>
          </table:table-cell>
          <table:table-cell/>
          <table:table-cell office:value-type="float" office:value="1292" calcext:value-type="float">
            <text:p>1,292</text:p>
          </table:table-cell>
          <table:table-cell office:value-type="float" office:value="1221" calcext:value-type="float">
            <text:p>1,221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D/T</text:p>
          </table:table-cell>
          <table:table-cell table:number-columns-repeated="3"/>
          <table:table-cell office:value-type="float" office:value="979" calcext:value-type="float">
            <text:p>979</text:p>
          </table:table-cell>
          <table:table-cell office:value-type="float" office:value="977" calcext:value-type="float">
            <text:p>977</text:p>
          </table:table-cell>
          <table:table-cell office:value-type="float" office:value="942" calcext:value-type="float">
            <text:p>942</text:p>
          </table:table-cell>
          <table:table-cell office:value-type="float" office:value="957" calcext:value-type="float">
            <text:p>957</text:p>
          </table:table-cell>
          <table:table-cell office:value-type="float" office:value="927" calcext:value-type="float">
            <text:p>927</text:p>
          </table:table-cell>
          <table:table-cell office:value-type="float" office:value="984" calcext:value-type="float">
            <text:p>984</text:p>
          </table:table-cell>
          <table:table-cell office:value-type="float" office:value="1040" calcext:value-type="float">
            <text:p>1,040</text:p>
          </table:table-cell>
          <table:table-cell office:value-type="float" office:value="1018" calcext:value-type="float">
            <text:p>1,018</text:p>
          </table:table-cell>
          <table:table-cell table:number-columns-repeated="9"/>
          <table:table-cell office:value-type="float" office:value="1451" calcext:value-type="float">
            <text:p>1,451</text:p>
          </table:table-cell>
          <table:table-cell office:value-type="float" office:value="1481" calcext:value-type="float">
            <text:p>1,481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927" calcext:value-type="float">
            <text:p>927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Derivative Assets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office:value-type="float" office:value="155" calcext:value-type="float">
            <text:p>155</text:p>
          </table:table-cell>
          <table:table-cell table:number-columns-repeated="9"/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96" calcext:value-type="float">
            <text:p>196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Other Assets</text:p>
          </table:table-cell>
          <table:table-cell table:number-columns-repeated="3"/>
          <table:table-cell office:value-type="float" office:value="1085" calcext:value-type="float">
            <text:p>1,085</text:p>
          </table:table-cell>
          <table:table-cell office:value-type="float" office:value="1289" calcext:value-type="float">
            <text:p>1,289</text:p>
          </table:table-cell>
          <table:table-cell office:value-type="float" office:value="1218" calcext:value-type="float">
            <text:p>1,218</text:p>
          </table:table-cell>
          <table:table-cell office:value-type="float" office:value="1205" calcext:value-type="float">
            <text:p>1,205</text:p>
          </table:table-cell>
          <table:table-cell office:value-type="float" office:value="1093" calcext:value-type="float">
            <text:p>1,093</text:p>
          </table:table-cell>
          <table:table-cell office:value-type="float" office:value="1147" calcext:value-type="float">
            <text:p>1,147</text:p>
          </table:table-cell>
          <table:table-cell office:value-type="float" office:value="1195" calcext:value-type="float">
            <text:p>1,195</text:p>
          </table:table-cell>
          <table:table-cell office:value-type="float" office:value="1277" calcext:value-type="float">
            <text:p>1,277</text:p>
          </table:table-cell>
          <table:table-cell office:value-type="float" office:value="3092" calcext:value-type="float">
            <text:p>3,092</text:p>
          </table:table-cell>
          <table:table-cell table:number-columns-repeated="8"/>
          <table:table-cell table:formula="of:=+1978+1976" office:value-type="float" office:value="3954" calcext:value-type="float">
            <text:p>3,954</text:p>
          </table:table-cell>
          <table:table-cell table:style-name="Default" table:formula="of:=+2564+1803" office:value-type="float" office:value="4367" calcext:value-type="float">
            <text:p>4367</text:p>
          </table:table-cell>
          <table:table-cell/>
          <table:table-cell office:value-type="float" office:value="1085" calcext:value-type="float">
            <text:p>1,085</text:p>
          </table:table-cell>
          <table:table-cell office:value-type="float" office:value="1093" calcext:value-type="float">
            <text:p>1,093</text:p>
          </table:table-cell>
          <table:table-cell office:value-type="float" office:value="3092" calcext:value-type="float">
            <text:p>3,092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A</text:p>
          </table:table-cell>
          <table:table-cell table:formula="of:=SUM([.B37:.B50])-[.B40]-[.B42]-[.B41]" office:value-type="float" office:value="0" calcext:value-type="float">
            <text:p>0</text:p>
          </table:table-cell>
          <table:table-cell table:formula="of:=SUM([.C37:.C50])-[.C40]-[.C42]-[.C41]" office:value-type="float" office:value="0" calcext:value-type="float">
            <text:p>0</text:p>
          </table:table-cell>
          <table:table-cell table:formula="of:=SUM([.D37:.D50])-[.D40]-[.D42]-[.D41]" office:value-type="float" office:value="0" calcext:value-type="float">
            <text:p>0</text:p>
          </table:table-cell>
          <table:table-cell table:formula="of:=SUM([.E37:.E50])-[.E40]-[.E42]-[.E41]" office:value-type="float" office:value="46267" calcext:value-type="float">
            <text:p>46,267</text:p>
          </table:table-cell>
          <table:table-cell table:formula="of:=SUM([.F37:.F50])-[.F40]-[.F42]-[.F41]" office:value-type="float" office:value="45726" calcext:value-type="float">
            <text:p>45,726</text:p>
          </table:table-cell>
          <table:table-cell table:formula="of:=SUM([.G37:.G50])-[.G40]-[.G42]-[.G41]" office:value-type="float" office:value="43959" calcext:value-type="float">
            <text:p>43,959</text:p>
          </table:table-cell>
          <table:table-cell table:formula="of:=SUM([.H37:.H50])-[.H40]-[.H42]-[.H41]" office:value-type="float" office:value="44033" calcext:value-type="float">
            <text:p>44,033</text:p>
          </table:table-cell>
          <table:table-cell table:formula="of:=SUM([.I37:.I50])-[.I40]-[.I42]-[.I41]" office:value-type="float" office:value="42933" calcext:value-type="float">
            <text:p>42,933</text:p>
          </table:table-cell>
          <table:table-cell table:formula="of:=SUM([.J37:.J50])-[.J40]-[.J42]-[.J41]" office:value-type="float" office:value="42057" calcext:value-type="float">
            <text:p>42,057</text:p>
          </table:table-cell>
          <table:table-cell table:formula="of:=SUM([.K37:.K50])-[.K40]-[.K42]-[.K41]" office:value-type="float" office:value="43687" calcext:value-type="float">
            <text:p>43,687</text:p>
          </table:table-cell>
          <table:table-cell table:formula="of:=SUM([.L37:.L50])-[.L40]-[.L42]-[.L41]" office:value-type="float" office:value="43258" calcext:value-type="float">
            <text:p>43,258</text:p>
          </table:table-cell>
          <table:table-cell table:formula="of:=SUM([.M37:.M50])-[.M40]-[.M42]-[.M41]" office:value-type="float" office:value="42747" calcext:value-type="float">
            <text:p>42,747</text:p>
          </table:table-cell>
          <table:table-cell table:formula="of:=SUM([.N37:.N50])-[.N40]-[.N42]-[.N41]" office:value-type="float" office:value="0" calcext:value-type="float">
            <text:p>0</text:p>
          </table:table-cell>
          <table:table-cell table:formula="of:=SUM([.O37:.O50])-[.O40]-[.O42]-[.O41]" office:value-type="float" office:value="0" calcext:value-type="float">
            <text:p>0</text:p>
          </table:table-cell>
          <table:table-cell table:formula="of:=SUM([.P37:.P50])-[.P40]-[.P42]-[.P41]" office:value-type="float" office:value="0" calcext:value-type="float">
            <text:p>0</text:p>
          </table:table-cell>
          <table:table-cell table:formula="of:=SUM([.Q37:.Q50])-[.Q40]-[.Q42]-[.Q41]" office:value-type="float" office:value="0" calcext:value-type="float">
            <text:p>0</text:p>
          </table:table-cell>
          <table:table-cell table:number-columns-repeated="4"/>
          <table:table-cell table:formula="of:=SUM([.V37:.V50])-[.V40]-[.V42]-[.V41]" office:value-type="float" office:value="48719" calcext:value-type="float">
            <text:p>48,719</text:p>
          </table:table-cell>
          <table:table-cell table:formula="of:=SUM([.W37:.W50])-[.W40]-[.W42]-[.W41]" office:value-type="float" office:value="49416" calcext:value-type="float">
            <text:p>49,416</text:p>
          </table:table-cell>
          <table:table-cell table:formula="of:=SUM([.X37:.X50])-[.X40]-[.X42]-[.X41]" office:value-type="float" office:value="0" calcext:value-type="float">
            <text:p>0</text:p>
          </table:table-cell>
          <table:table-cell table:formula="of:=SUM([.Y37:.Y50])-[.Y40]-[.Y42]-[.Y41]" office:value-type="float" office:value="46267" calcext:value-type="float">
            <text:p>46,267</text:p>
          </table:table-cell>
          <table:table-cell table:formula="of:=SUM([.Z37:.Z50])-[.Z40]-[.Z42]-[.Z41]" office:value-type="float" office:value="42933" calcext:value-type="float">
            <text:p>42,933</text:p>
          </table:table-cell>
          <table:table-cell table:formula="of:=SUM([.AA37:.AA50])-[.AA40]-[.AA42]-[.AA41]" office:value-type="float" office:value="42747" calcext:value-type="float">
            <text:p>42,747</text:p>
          </table:table-cell>
          <table:table-cell table:formula="of:=SUM([.AB37:.AB50])-[.AB40]-[.AB42]-[.AB41]" office:value-type="float" office:value="0" calcext:value-type="float">
            <text:p>0</text:p>
          </table:table-cell>
          <table:table-cell table:formula="of:=SUM([.AC37:.AC50])-[.AC40]-[.AC42]-[.AC41]" office:value-type="float" office:value="0" calcext:value-type="float">
            <text:p>0</text:p>
          </table:table-cell>
          <table:table-cell table:formula="of:=SUM([.AD37:.AD50])-[.AD40]-[.AD42]-[.AD41]" office:value-type="float" office:value="0" calcext:value-type="float">
            <text:p>0</text:p>
          </table:table-cell>
          <table:table-cell table:formula="of:=SUM([.AE37:.AE50])-[.AE40]-[.AE42]-[.AE41]" office:value-type="float" office:value="0" calcext:value-type="float">
            <text:p>0</text:p>
          </table:table-cell>
          <table:table-cell table:formula="of:=SUM([.AF37:.AF50])-[.AF40]-[.AF42]-[.AF41]" office:value-type="float" office:value="0" calcext:value-type="float">
            <text:p>0</text:p>
          </table:table-cell>
          <table:table-cell table:formula="of:=SUM([.AG37:.AG50])-[.AG40]-[.AG42]-[.AG41]" office:value-type="float" office:value="0" calcext:value-type="float">
            <text:p>0</text:p>
          </table:table-cell>
          <table:table-cell table:formula="of:=SUM([.AH37:.AH50])-[.AH40]-[.AH42]-[.AH41]" office:value-type="float" office:value="0" calcext:value-type="float">
            <text:p>0</text:p>
          </table:table-cell>
          <table:table-cell table:formula="of:=SUM([.AI37:.AI50])-[.AI40]-[.AI42]-[.AI41]" office:value-type="float" office:value="0" calcext:value-type="float">
            <text:p>0</text:p>
          </table:table-cell>
          <table:table-cell table:number-columns-repeated="16348"/>
          <table:table-cell table:style-name="ce12"/>
        </table:table-row>
        <table:table-row table:style-name="ro1">
          <table:table-cell table:number-columns-repeated="16383"/>
          <table:table-cell table:style-name="ce12"/>
        </table:table-row>
        <table:table-row table:style-name="ro1">
          <table:table-cell office:value-type="string" calcext:value-type="string">
            <text:p>Debt</text:p>
          </table:table-cell>
          <table:table-cell table:number-columns-repeated="3"/>
          <table:table-cell office:value-type="float" office:value="27326" calcext:value-type="float">
            <text:p>27,326</text:p>
          </table:table-cell>
          <table:table-cell office:value-type="float" office:value="27780" calcext:value-type="float">
            <text:p>27,780</text:p>
          </table:table-cell>
          <table:table-cell office:value-type="float" office:value="26808" calcext:value-type="float">
            <text:p>26,808</text:p>
          </table:table-cell>
          <table:table-cell office:value-type="float" office:value="27300" calcext:value-type="float">
            <text:p>27,300</text:p>
          </table:table-cell>
          <table:table-cell office:value-type="float" office:value="26882" calcext:value-type="float">
            <text:p>26,882</text:p>
          </table:table-cell>
          <table:table-cell office:value-type="float" office:value="26010" calcext:value-type="float">
            <text:p>26,010</text:p>
          </table:table-cell>
          <table:table-cell office:value-type="float" office:value="27408" calcext:value-type="float">
            <text:p>27,408</text:p>
          </table:table-cell>
          <table:table-cell office:value-type="float" office:value="27128" calcext:value-type="float">
            <text:p>27,128</text:p>
          </table:table-cell>
          <table:table-cell office:value-type="float" office:value="26762" calcext:value-type="float">
            <text:p>26,762</text:p>
          </table:table-cell>
          <table:table-cell table:number-columns-repeated="8"/>
          <table:table-cell office:value-type="float" office:value="26053" calcext:value-type="float">
            <text:p>26,053</text:p>
          </table:table-cell>
          <table:table-cell office:value-type="float" office:value="23745" calcext:value-type="float">
            <text:p>23,745</text:p>
          </table:table-cell>
          <table:table-cell/>
          <table:table-cell office:value-type="float" office:value="27326" calcext:value-type="float">
            <text:p>27,326</text:p>
          </table:table-cell>
          <table:table-cell office:value-type="float" office:value="26882" calcext:value-type="float">
            <text:p>26,882</text:p>
          </table:table-cell>
          <table:table-cell office:value-type="float" office:value="26762" calcext:value-type="float">
            <text:p>26,762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Financial / P to IVECO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A/P</text:p>
          </table:table-cell>
          <table:table-cell table:number-columns-repeated="3"/>
          <table:table-cell office:value-type="float" office:value="3611" calcext:value-type="float">
            <text:p>3,611</text:p>
          </table:table-cell>
          <table:table-cell office:value-type="float" office:value="3225" calcext:value-type="float">
            <text:p>3,225</text:p>
          </table:table-cell>
          <table:table-cell office:value-type="float" office:value="2911" calcext:value-type="float">
            <text:p>2,911</text:p>
          </table:table-cell>
          <table:table-cell office:value-type="float" office:value="2409" calcext:value-type="float">
            <text:p>2,409</text:p>
          </table:table-cell>
          <table:table-cell office:value-type="float" office:value="2292" calcext:value-type="float">
            <text:p>2,292</text:p>
          </table:table-cell>
          <table:table-cell office:value-type="float" office:value="2216" calcext:value-type="float">
            <text:p>2,216</text:p>
          </table:table-cell>
          <table:table-cell office:value-type="float" office:value="2417" calcext:value-type="float">
            <text:p>2,417</text:p>
          </table:table-cell>
          <table:table-cell office:value-type="float" office:value="2277" calcext:value-type="float">
            <text:p>2,277</text:p>
          </table:table-cell>
          <table:table-cell table:number-columns-repeated="9"/>
          <table:table-cell office:value-type="float" office:value="6357" calcext:value-type="float">
            <text:p>6,357</text:p>
          </table:table-cell>
          <table:table-cell office:value-type="float" office:value="6896" calcext:value-type="float">
            <text:p>6,896</text:p>
          </table:table-cell>
          <table:table-cell/>
          <table:table-cell office:value-type="float" office:value="3611" calcext:value-type="float">
            <text:p>3,611</text:p>
          </table:table-cell>
          <table:table-cell office:value-type="float" office:value="2292" calcext:value-type="float">
            <text:p>2,292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D/T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Pension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443" calcext:value-type="float">
            <text:p>443</text:p>
          </table:table-cell>
          <table:table-cell office:value-type="float" office:value="450" calcext:value-type="float">
            <text:p>450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table:number-columns-repeated="9"/>
          <table:table-cell office:value-type="float" office:value="1617" calcext:value-type="float">
            <text:p>1,617</text:p>
          </table:table-cell>
          <table:table-cell office:value-type="float" office:value="1234" calcext:value-type="float">
            <text:p>1,234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392" calcext:value-type="float">
            <text:p>392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Derivative Liab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46" calcext:value-type="float">
            <text:p>146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6307" calcext:value-type="float">
            <text:p>6,307</text:p>
          </table:table-cell>
          <table:table-cell office:value-type="float" office:value="5967" calcext:value-type="float">
            <text:p>5,967</text:p>
          </table:table-cell>
          <table:table-cell office:value-type="float" office:value="5853" calcext:value-type="float">
            <text:p>5,853</text:p>
          </table:table-cell>
          <table:table-cell office:value-type="float" office:value="5876" calcext:value-type="float">
            <text:p>5,876</text:p>
          </table:table-cell>
          <table:table-cell office:value-type="float" office:value="5363" calcext:value-type="float">
            <text:p>5,363</text:p>
          </table:table-cell>
          <table:table-cell office:value-type="float" office:value="5293" calcext:value-type="float">
            <text:p>5,293</text:p>
          </table:table-cell>
          <table:table-cell office:value-type="float" office:value="5426" calcext:value-type="float">
            <text:p>5,426</text:p>
          </table:table-cell>
          <table:table-cell office:value-type="float" office:value="5440" calcext:value-type="float">
            <text:p>5,440</text:p>
          </table:table-cell>
          <table:table-cell office:value-type="float" office:value="8069" calcext:value-type="float">
            <text:p>8,069</text:p>
          </table:table-cell>
          <table:table-cell table:number-columns-repeated="8"/>
          <table:table-cell office:value-type="float" office:value="9412" calcext:value-type="float">
            <text:p>9,412</text:p>
          </table:table-cell>
          <table:table-cell office:value-type="float" office:value="10373" calcext:value-type="float">
            <text:p>10,373</text:p>
          </table:table-cell>
          <table:table-cell/>
          <table:table-cell office:value-type="float" office:value="6307" calcext:value-type="float">
            <text:p>6,307</text:p>
          </table:table-cell>
          <table:table-cell office:value-type="float" office:value="5363" calcext:value-type="float">
            <text:p>5,363</text:p>
          </table:table-cell>
          <table:table-cell office:value-type="float" office:value="8069" calcext:value-type="float">
            <text:p>8,069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L</text:p>
          </table:table-cell>
          <table:table-cell table:formula="of:=SUM([.B53:.B59])" office:value-type="float" office:value="0" calcext:value-type="float">
            <text:p>0</text:p>
          </table:table-cell>
          <table:table-cell table:formula="of:=SUM([.C53:.C59])" office:value-type="float" office:value="0" calcext:value-type="float">
            <text:p>0</text:p>
          </table:table-cell>
          <table:table-cell table:formula="of:=SUM([.D53:.D59])" office:value-type="float" office:value="0" calcext:value-type="float">
            <text:p>0</text:p>
          </table:table-cell>
          <table:table-cell table:formula="of:=SUM([.E53:.E59])" office:value-type="float" office:value="38117" calcext:value-type="float">
            <text:p>38,117</text:p>
          </table:table-cell>
          <table:table-cell table:formula="of:=SUM([.F53:.F59])" office:value-type="float" office:value="37714" calcext:value-type="float">
            <text:p>37,714</text:p>
          </table:table-cell>
          <table:table-cell table:formula="of:=SUM([.G53:.G59])" office:value-type="float" office:value="36297" calcext:value-type="float">
            <text:p>36,297</text:p>
          </table:table-cell>
          <table:table-cell table:formula="of:=SUM([.H53:.H59])" office:value-type="float" office:value="36264" calcext:value-type="float">
            <text:p>36,264</text:p>
          </table:table-cell>
          <table:table-cell table:formula="of:=SUM([.I53:.I59])" office:value-type="float" office:value="35165" calcext:value-type="float">
            <text:p>35,165</text:p>
          </table:table-cell>
          <table:table-cell table:formula="of:=SUM([.J53:.J59])" office:value-type="float" office:value="34098" calcext:value-type="float">
            <text:p>34,098</text:p>
          </table:table-cell>
          <table:table-cell table:formula="of:=SUM([.K53:.K59])" office:value-type="float" office:value="35853" calcext:value-type="float">
            <text:p>35,853</text:p>
          </table:table-cell>
          <table:table-cell table:formula="of:=SUM([.L53:.L59])" office:value-type="float" office:value="35421" calcext:value-type="float">
            <text:p>35,421</text:p>
          </table:table-cell>
          <table:table-cell table:formula="of:=SUM([.M53:.M59])" office:value-type="float" office:value="34922" calcext:value-type="float">
            <text:p>34,922</text:p>
          </table:table-cell>
          <table:table-cell table:number-columns-repeated="8"/>
          <table:table-cell table:formula="of:=SUM([.V53:.V59])" office:value-type="float" office:value="43690" calcext:value-type="float">
            <text:p>43,690</text:p>
          </table:table-cell>
          <table:table-cell table:formula="of:=SUM([.W53:.W59])" office:value-type="float" office:value="42563" calcext:value-type="float">
            <text:p>42,563</text:p>
          </table:table-cell>
          <table:table-cell table:formula="of:=SUM([.X53:.X59])" office:value-type="float" office:value="0" calcext:value-type="float">
            <text:p>0</text:p>
          </table:table-cell>
          <table:table-cell table:formula="of:=SUM([.Y53:.Y59])" office:value-type="float" office:value="38117" calcext:value-type="float">
            <text:p>38,117</text:p>
          </table:table-cell>
          <table:table-cell table:formula="of:=SUM([.Z53:.Z59])" office:value-type="float" office:value="35165" calcext:value-type="float">
            <text:p>35,165</text:p>
          </table:table-cell>
          <table:table-cell table:formula="of:=SUM([.AA53:.AA59])" office:value-type="float" office:value="34922" calcext:value-type="float">
            <text:p>34,922</text:p>
          </table:table-cell>
          <table:table-cell table:formula="of:=SUM([.AB53:.AB59])" office:value-type="float" office:value="0" calcext:value-type="float">
            <text:p>0</text:p>
          </table:table-cell>
          <table:table-cell table:formula="of:=SUM([.AC53:.AC59])" office:value-type="float" office:value="0" calcext:value-type="float">
            <text:p>0</text:p>
          </table:table-cell>
          <table:table-cell table:formula="of:=SUM([.AD53:.AD59])" office:value-type="float" office:value="0" calcext:value-type="float">
            <text:p>0</text:p>
          </table:table-cell>
          <table:table-cell table:formula="of:=SUM([.AE53:.AE59])" office:value-type="float" office:value="0" calcext:value-type="float">
            <text:p>0</text:p>
          </table:table-cell>
          <table:table-cell table:formula="of:=SUM([.AF53:.AF59])" office:value-type="float" office:value="0" calcext:value-type="float">
            <text:p>0</text:p>
          </table:table-cell>
          <table:table-cell table:formula="of:=SUM([.AG53:.AG59])" office:value-type="float" office:value="0" calcext:value-type="float">
            <text:p>0</text:p>
          </table:table-cell>
          <table:table-cell table:formula="of:=SUM([.AH53:.AH59])" office:value-type="float" office:value="0" calcext:value-type="float">
            <text:p>0</text:p>
          </table:table-cell>
          <table:table-cell table:formula="of:=SUM([.AI53:.AI59])" office:value-type="float" office:value="0" calcext:value-type="float">
            <text:p>0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RNCI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Stock</text:p>
          </table:table-cell>
          <table:table-cell table:number-columns-repeated="3"/>
          <table:table-cell table:number-columns-repeated="5" office:value-type="float" office:value="25" calcext:value-type="float">
            <text:p>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Treasury Stock</text:p>
          </table:table-cell>
          <table:table-cell table:number-columns-repeated="3"/>
          <table:table-cell office:value-type="float" office:value="-865" calcext:value-type="float">
            <text:p>-865</text:p>
          </table:table-cell>
          <table:table-cell office:value-type="float" office:value="-1276" calcext:value-type="float">
            <text:p>-1,276</text:p>
          </table:table-cell>
          <table:table-cell office:value-type="float" office:value="-1317" calcext:value-type="float">
            <text:p>-1,317</text:p>
          </table:table-cell>
          <table:table-cell office:value-type="float" office:value="-1376" calcext:value-type="float">
            <text:p>-1,376</text:p>
          </table:table-cell>
          <table:table-cell office:value-type="float" office:value="-1386" calcext:value-type="float">
            <text:p>-1,386</text:p>
          </table:table-cell>
          <table:table-cell office:value-type="float" office:value="-1365" calcext:value-type="float">
            <text:p>-1,365</text:p>
          </table:table-cell>
          <table:table-cell office:value-type="float" office:value="-1343" calcext:value-type="float">
            <text:p>-1,343</text:p>
          </table:table-cell>
          <table:table-cell office:value-type="float" office:value="-1392" calcext:value-type="float">
            <text:p>-1,392</text:p>
          </table:table-cell>
          <table:table-cell table:number-columns-repeated="9"/>
          <table:table-cell office:value-type="float" office:value="-109" calcext:value-type="float">
            <text:p>-109</text:p>
          </table:table-cell>
          <table:table-cell office:value-type="float" office:value="-84" calcext:value-type="float">
            <text:p>-84</text:p>
          </table:table-cell>
          <table:table-cell/>
          <table:table-cell office:value-type="float" office:value="-865" calcext:value-type="float">
            <text:p>-865</text:p>
          </table:table-cell>
          <table:table-cell office:value-type="float" office:value="-1386" calcext:value-type="float">
            <text:p>-1,386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Add paid in Cap</text:p>
          </table:table-cell>
          <table:table-cell table:number-columns-repeated="3"/>
          <table:table-cell office:value-type="float" office:value="1578" calcext:value-type="float">
            <text:p>1,578</text:p>
          </table:table-cell>
          <table:table-cell office:value-type="float" office:value="1415" calcext:value-type="float">
            <text:p>1,415</text:p>
          </table:table-cell>
          <table:table-cell office:value-type="float" office:value="1401" calcext:value-type="float">
            <text:p>1,401</text:p>
          </table:table-cell>
          <table:table-cell table:number-columns-repeated="2" office:value-type="float" office:value="1415" calcext:value-type="float">
            <text:p>1,415</text:p>
          </table:table-cell>
          <table:table-cell office:value-type="float" office:value="1394" calcext:value-type="float">
            <text:p>1,394</text:p>
          </table:table-cell>
          <table:table-cell office:value-type="float" office:value="1378" calcext:value-type="float">
            <text:p>1,378</text:p>
          </table:table-cell>
          <table:table-cell office:value-type="float" office:value="1388" calcext:value-type="float">
            <text:p>1,388</text:p>
          </table:table-cell>
          <table:table-cell table:number-columns-repeated="9"/>
          <table:table-cell office:value-type="float" office:value="4388" calcext:value-type="float">
            <text:p>4,388</text:p>
          </table:table-cell>
          <table:table-cell office:value-type="float" office:value="4464" calcext:value-type="float">
            <text:p>4,46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1415" calcext:value-type="float">
            <text:p>1,415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Retained Earnings</text:p>
          </table:table-cell>
          <table:table-cell table:number-columns-repeated="3"/>
          <table:table-cell office:value-type="float" office:value="9654" calcext:value-type="float">
            <text:p>9,654</text:p>
          </table:table-cell>
          <table:table-cell office:value-type="float" office:value="10151" calcext:value-type="float">
            <text:p>10,151</text:p>
          </table:table-cell>
          <table:table-cell office:value-type="float" office:value="9993" calcext:value-type="float">
            <text:p>9,993</text:p>
          </table:table-cell>
          <table:table-cell office:value-type="float" office:value="10136" calcext:value-type="float">
            <text:p>10,136</text:p>
          </table:table-cell>
          <table:table-cell office:value-type="float" office:value="10309" calcext:value-type="float">
            <text:p>10,309</text:p>
          </table:table-cell>
          <table:table-cell office:value-type="float" office:value="10440" calcext:value-type="float">
            <text:p>10,440</text:p>
          </table:table-cell>
          <table:table-cell office:value-type="float" office:value="10340" calcext:value-type="float">
            <text:p>10,340</text:p>
          </table:table-cell>
          <table:table-cell office:value-type="float" office:value="10420" calcext:value-type="float">
            <text:p>10,420</text:p>
          </table:table-cell>
          <table:table-cell table:number-columns-repeated="9"/>
          <table:table-cell office:value-type="float" office:value="3279" calcext:value-type="float">
            <text:p>3,279</text:p>
          </table:table-cell>
          <table:table-cell office:value-type="float" office:value="4818" calcext:value-type="float">
            <text:p>4,818</text:p>
          </table:table-cell>
          <table:table-cell/>
          <table:table-cell office:value-type="float" office:value="9654" calcext:value-type="float">
            <text:p>9,654</text:p>
          </table:table-cell>
          <table:table-cell office:value-type="float" office:value="10309" calcext:value-type="float">
            <text:p>10,309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Accumulated loss</text:p>
          </table:table-cell>
          <table:table-cell table:number-columns-repeated="3"/>
          <table:table-cell office:value-type="float" office:value="-2362" calcext:value-type="float">
            <text:p>-2,362</text:p>
          </table:table-cell>
          <table:table-cell office:value-type="float" office:value="-2423" calcext:value-type="float">
            <text:p>-2,423</text:p>
          </table:table-cell>
          <table:table-cell office:value-type="float" office:value="-2564" calcext:value-type="float">
            <text:p>-2,564</text:p>
          </table:table-cell>
          <table:table-cell office:value-type="float" office:value="-2557" calcext:value-type="float">
            <text:p>-2,557</text:p>
          </table:table-cell>
          <table:table-cell office:value-type="float" office:value="-2712" calcext:value-type="float">
            <text:p>-2,712</text:p>
          </table:table-cell>
          <table:table-cell office:value-type="float" office:value="-2655" calcext:value-type="float">
            <text:p>-2,655</text:p>
          </table:table-cell>
          <table:table-cell office:value-type="float" office:value="-2687" calcext:value-type="float">
            <text:p>-2,687</text:p>
          </table:table-cell>
          <table:table-cell office:value-type="float" office:value="-2709" calcext:value-type="float">
            <text:p>-2,709</text:p>
          </table:table-cell>
          <table:table-cell table:number-columns-repeated="9"/>
          <table:table-cell office:value-type="float" office:value="-2676" calcext:value-type="float">
            <text:p>-2,676</text:p>
          </table:table-cell>
          <table:table-cell office:value-type="float" office:value="-2445" calcext:value-type="float">
            <text:p>-2,445</text:p>
          </table:table-cell>
          <table:table-cell/>
          <table:table-cell office:value-type="float" office:value="-2362" calcext:value-type="float">
            <text:p>-2,362</text:p>
          </table:table-cell>
          <table:table-cell office:value-type="float" office:value="-2712" calcext:value-type="float">
            <text:p>-2,712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NCI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16357"/>
          <table:table-cell table:style-name="ce12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62:.B67])" office:value-type="float" office:value="0" calcext:value-type="float">
            <text:p>0</text:p>
          </table:table-cell>
          <table:table-cell table:formula="of:=SUM([.C62:.C67])" office:value-type="float" office:value="0" calcext:value-type="float">
            <text:p>0</text:p>
          </table:table-cell>
          <table:table-cell table:formula="of:=SUM([.D62:.D67])" office:value-type="float" office:value="0" calcext:value-type="float">
            <text:p>0</text:p>
          </table:table-cell>
          <table:table-cell table:formula="of:=SUM([.E62:.E67])" office:value-type="float" office:value="8096" calcext:value-type="float">
            <text:p>8,096</text:p>
          </table:table-cell>
          <table:table-cell table:formula="of:=SUM([.F62:.F67])" office:value-type="float" office:value="7955" calcext:value-type="float">
            <text:p>7,955</text:p>
          </table:table-cell>
          <table:table-cell table:formula="of:=SUM([.G62:.G67])" office:value-type="float" office:value="7602" calcext:value-type="float">
            <text:p>7,602</text:p>
          </table:table-cell>
          <table:table-cell table:formula="of:=SUM([.H62:.H67])" office:value-type="float" office:value="7712" calcext:value-type="float">
            <text:p>7,712</text:p>
          </table:table-cell>
          <table:table-cell table:formula="of:=SUM([.I62:.I67])" office:value-type="float" office:value="7713" calcext:value-type="float">
            <text:p>7,713</text:p>
          </table:table-cell>
          <table:table-cell table:formula="of:=SUM([.J62:.J67])" office:value-type="float" office:value="7902" calcext:value-type="float">
            <text:p>7,902</text:p>
          </table:table-cell>
          <table:table-cell table:formula="of:=SUM([.K62:.K67])" office:value-type="float" office:value="7779" calcext:value-type="float">
            <text:p>7,779</text:p>
          </table:table-cell>
          <table:table-cell table:formula="of:=SUM([.L62:.L67])" office:value-type="float" office:value="7777" calcext:value-type="float">
            <text:p>7,777</text:p>
          </table:table-cell>
          <table:table-cell office:value-type="float" office:value="7772" calcext:value-type="float">
            <text:p>7,772</text:p>
          </table:table-cell>
          <table:table-cell table:formula="of:=SUM([.N62:.N67])" office:value-type="float" office:value="0" calcext:value-type="float">
            <text:p>0</text:p>
          </table:table-cell>
          <table:table-cell table:formula="of:=SUM([.O62:.O67])" office:value-type="float" office:value="0" calcext:value-type="float">
            <text:p>0</text:p>
          </table:table-cell>
          <table:table-cell table:formula="of:=SUM([.P62:.P67])" office:value-type="float" office:value="0" calcext:value-type="float">
            <text:p>0</text:p>
          </table:table-cell>
          <table:table-cell table:formula="of:=SUM([.Q62:.Q67])" office:value-type="float" office:value="0" calcext:value-type="float">
            <text:p>0</text:p>
          </table:table-cell>
          <table:table-cell table:number-columns-repeated="4"/>
          <table:table-cell table:formula="of:=SUM([.V62:.V67])" office:value-type="float" office:value="4989" calcext:value-type="float">
            <text:p>4,989</text:p>
          </table:table-cell>
          <table:table-cell table:formula="of:=SUM([.W62:.W67])" office:value-type="float" office:value="6808" calcext:value-type="float">
            <text:p>6,808</text:p>
          </table:table-cell>
          <table:table-cell table:formula="of:=SUM([.X62:.X67])" office:value-type="float" office:value="0" calcext:value-type="float">
            <text:p>0</text:p>
          </table:table-cell>
          <table:table-cell table:formula="of:=SUM([.Y62:.Y67])" office:value-type="float" office:value="8096" calcext:value-type="float">
            <text:p>8,096</text:p>
          </table:table-cell>
          <table:table-cell table:formula="of:=SUM([.Z62:.Z67])" office:value-type="float" office:value="7713" calcext:value-type="float">
            <text:p>7,713</text:p>
          </table:table-cell>
          <table:table-cell office:value-type="float" office:value="7772" calcext:value-type="float">
            <text:p>7,772</text:p>
          </table:table-cell>
          <table:table-cell table:formula="of:=SUM([.AB62:.AB67])" office:value-type="float" office:value="0" calcext:value-type="float">
            <text:p>0</text:p>
          </table:table-cell>
          <table:table-cell table:formula="of:=SUM([.AC62:.AC67])" office:value-type="float" office:value="0" calcext:value-type="float">
            <text:p>0</text:p>
          </table:table-cell>
          <table:table-cell table:formula="of:=SUM([.AD62:.AD67])" office:value-type="float" office:value="0" calcext:value-type="float">
            <text:p>0</text:p>
          </table:table-cell>
          <table:table-cell table:formula="of:=SUM([.AE62:.AE67])" office:value-type="float" office:value="0" calcext:value-type="float">
            <text:p>0</text:p>
          </table:table-cell>
          <table:table-cell table:formula="of:=SUM([.AF62:.AF67])" office:value-type="float" office:value="0" calcext:value-type="float">
            <text:p>0</text:p>
          </table:table-cell>
          <table:table-cell table:formula="of:=SUM([.AG62:.AG67])" office:value-type="float" office:value="0" calcext:value-type="float">
            <text:p>0</text:p>
          </table:table-cell>
          <table:table-cell table:formula="of:=SUM([.AH62:.AH67])" office:value-type="float" office:value="0" calcext:value-type="float">
            <text:p>0</text:p>
          </table:table-cell>
          <table:table-cell table:formula="of:=SUM([.AI62:.AI67])" office:value-type="float" office:value="0" calcext:value-type="float">
            <text:p>0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L+SE</text:p>
          </table:table-cell>
          <table:table-cell table:formula="of:=+[.B68]+[.B60]+[.B61]" office:value-type="float" office:value="0" calcext:value-type="float">
            <text:p>0</text:p>
          </table:table-cell>
          <table:table-cell table:formula="of:=+[.C68]+[.C60]+[.C61]" office:value-type="float" office:value="0" calcext:value-type="float">
            <text:p>0</text:p>
          </table:table-cell>
          <table:table-cell table:formula="of:=+[.D68]+[.D60]+[.D61]" office:value-type="float" office:value="0" calcext:value-type="float">
            <text:p>0</text:p>
          </table:table-cell>
          <table:table-cell table:formula="of:=+[.E68]+[.E60]+[.E61]" office:value-type="float" office:value="46267" calcext:value-type="float">
            <text:p>46,267</text:p>
          </table:table-cell>
          <table:table-cell table:formula="of:=+[.F68]+[.F60]+[.F61]" office:value-type="float" office:value="45726" calcext:value-type="float">
            <text:p>45,726</text:p>
          </table:table-cell>
          <table:table-cell table:formula="of:=+[.G68]+[.G60]+[.G61]" office:value-type="float" office:value="43959" calcext:value-type="float">
            <text:p>43,959</text:p>
          </table:table-cell>
          <table:table-cell table:formula="of:=+[.H68]+[.H60]+[.H61]" office:value-type="float" office:value="44033" calcext:value-type="float">
            <text:p>44,033</text:p>
          </table:table-cell>
          <table:table-cell table:formula="of:=+[.I68]+[.I60]+[.I61]" office:value-type="float" office:value="42933" calcext:value-type="float">
            <text:p>42,933</text:p>
          </table:table-cell>
          <table:table-cell table:formula="of:=+[.J68]+[.J60]+[.J61]" office:value-type="float" office:value="42057" calcext:value-type="float">
            <text:p>42,057</text:p>
          </table:table-cell>
          <table:table-cell table:formula="of:=+[.K68]+[.K60]+[.K61]" office:value-type="float" office:value="43687" calcext:value-type="float">
            <text:p>43,687</text:p>
          </table:table-cell>
          <table:table-cell table:formula="of:=+[.L68]+[.L60]+[.L61]" office:value-type="float" office:value="43258" calcext:value-type="float">
            <text:p>43,258</text:p>
          </table:table-cell>
          <table:table-cell table:formula="of:=+[.M68]+[.M60]+[.M61]" office:value-type="float" office:value="42747" calcext:value-type="float">
            <text:p>42,747</text:p>
          </table:table-cell>
          <table:table-cell table:formula="of:=+[.N68]+[.N60]+[.N61]" office:value-type="float" office:value="0" calcext:value-type="float">
            <text:p>0</text:p>
          </table:table-cell>
          <table:table-cell table:formula="of:=+[.O68]+[.O60]+[.O61]" office:value-type="float" office:value="0" calcext:value-type="float">
            <text:p>0</text:p>
          </table:table-cell>
          <table:table-cell table:formula="of:=+[.P68]+[.P60]+[.P61]" office:value-type="float" office:value="0" calcext:value-type="float">
            <text:p>0</text:p>
          </table:table-cell>
          <table:table-cell table:formula="of:=+[.Q68]+[.Q60]+[.Q61]" office:value-type="float" office:value="0" calcext:value-type="float">
            <text:p>0</text:p>
          </table:table-cell>
          <table:table-cell table:number-columns-repeated="4"/>
          <table:table-cell table:formula="of:=+[.V68]+[.V60]+[.V61]" office:value-type="float" office:value="48719" calcext:value-type="float">
            <text:p>48,719</text:p>
          </table:table-cell>
          <table:table-cell table:formula="of:=+[.W68]+[.W60]+[.W61]" office:value-type="float" office:value="49416" calcext:value-type="float">
            <text:p>49,416</text:p>
          </table:table-cell>
          <table:table-cell table:formula="of:=+[.X68]+[.X60]+[.X61]" office:value-type="float" office:value="0" calcext:value-type="float">
            <text:p>0</text:p>
          </table:table-cell>
          <table:table-cell table:formula="of:=+[.Y68]+[.Y60]+[.Y61]" office:value-type="float" office:value="46267" calcext:value-type="float">
            <text:p>46,267</text:p>
          </table:table-cell>
          <table:table-cell table:formula="of:=+[.Z68]+[.Z60]+[.Z61]" office:value-type="float" office:value="42933" calcext:value-type="float">
            <text:p>42,933</text:p>
          </table:table-cell>
          <table:table-cell table:formula="of:=+[.AA68]+[.AA60]+[.AA61]" office:value-type="float" office:value="42747" calcext:value-type="float">
            <text:p>42,747</text:p>
          </table:table-cell>
          <table:table-cell table:formula="of:=+[.AB68]+[.AB60]+[.AB61]" office:value-type="float" office:value="0" calcext:value-type="float">
            <text:p>0</text:p>
          </table:table-cell>
          <table:table-cell table:formula="of:=+[.AC68]+[.AC60]+[.AC61]" office:value-type="float" office:value="0" calcext:value-type="float">
            <text:p>0</text:p>
          </table:table-cell>
          <table:table-cell table:formula="of:=+[.AD68]+[.AD60]+[.AD61]" office:value-type="float" office:value="0" calcext:value-type="float">
            <text:p>0</text:p>
          </table:table-cell>
          <table:table-cell table:formula="of:=+[.AE68]+[.AE60]+[.AE61]" office:value-type="float" office:value="0" calcext:value-type="float">
            <text:p>0</text:p>
          </table:table-cell>
          <table:table-cell table:formula="of:=+[.AF68]+[.AF60]+[.AF61]" office:value-type="float" office:value="0" calcext:value-type="float">
            <text:p>0</text:p>
          </table:table-cell>
          <table:table-cell table:formula="of:=+[.AG68]+[.AG60]+[.AG61]" office:value-type="float" office:value="0" calcext:value-type="float">
            <text:p>0</text:p>
          </table:table-cell>
          <table:table-cell table:formula="of:=+[.AH68]+[.AH60]+[.AH61]" office:value-type="float" office:value="0" calcext:value-type="float">
            <text:p>0</text:p>
          </table:table-cell>
          <table:table-cell table:formula="of:=+[.AI68]+[.AI60]+[.AI61]" office:value-type="float" office:value="0" calcext:value-type="float">
            <text:p>0</text:p>
          </table:table-cell>
          <table:table-cell table:number-columns-repeated="16348"/>
          <table:table-cell table:style-name="ce12"/>
        </table:table-row>
        <table:table-row table:style-name="ro1">
          <table:table-cell table:number-columns-repeated="16383"/>
          <table:table-cell table:style-name="ce12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21]" office:value-type="float" office:value="486" calcext:value-type="float">
            <text:p>486</text:p>
          </table:table-cell>
          <table:table-cell table:formula="of:=[.C21]" office:value-type="float" office:value="710" calcext:value-type="float">
            <text:p>710</text:p>
          </table:table-cell>
          <table:table-cell table:formula="of:=[.D21]" office:value-type="float" office:value="540" calcext:value-type="float">
            <text:p>540</text:p>
          </table:table-cell>
          <table:table-cell table:formula="of:=[.E21]" office:value-type="float" office:value="583" calcext:value-type="float">
            <text:p>583</text:p>
          </table:table-cell>
          <table:table-cell table:formula="of:=[.F21]" office:value-type="float" office:value="402" calcext:value-type="float">
            <text:p>402</text:p>
          </table:table-cell>
          <table:table-cell table:formula="of:=[.G21]" office:value-type="float" office:value="404" calcext:value-type="float">
            <text:p>404</text:p>
          </table:table-cell>
          <table:table-cell table:formula="of:=[.H21]" office:value-type="float" office:value="310" calcext:value-type="float">
            <text:p>310</text:p>
          </table:table-cell>
          <table:table-cell table:formula="of:=[.I21]" office:value-type="float" office:value="176" calcext:value-type="float">
            <text:p>176</text:p>
          </table:table-cell>
          <table:table-cell table:formula="of:=[.J21]" office:value-type="float" office:value="132" calcext:value-type="float">
            <text:p>132</text:p>
          </table:table-cell>
          <table:table-cell table:formula="of:=[.K21]" office:value-type="float" office:value="217" calcext:value-type="float">
            <text:p>217</text:p>
          </table:table-cell>
          <table:table-cell table:formula="of:=[.L21]" office:value-type="float" office:value="67" calcext:value-type="float">
            <text:p>67</text:p>
          </table:table-cell>
          <table:table-cell table:formula="of:=[.M21]" office:value-type="float" office:value="89" calcext:value-type="float">
            <text:p>89</text:p>
          </table:table-cell>
          <table:table-cell table:formula="of:=[.N21]" office:value-type="float" office:value="0" calcext:value-type="float">
            <text:p>0</text:p>
          </table:table-cell>
          <table:table-cell table:formula="of:=[.O21]" office:value-type="float" office:value="0" calcext:value-type="float">
            <text:p>0</text:p>
          </table:table-cell>
          <table:table-cell table:formula="of:=[.P21]" office:value-type="float" office:value="0" calcext:value-type="float">
            <text:p>0</text:p>
          </table:table-cell>
          <table:table-cell table:formula="of:=[.Q21]" office:value-type="float" office:value="0" calcext:value-type="float">
            <text:p>0</text:p>
          </table:table-cell>
          <table:table-cell table:number-columns-repeated="4"/>
          <table:table-cell table:formula="of:=[.V21]" office:value-type="float" office:value="-438" calcext:value-type="float">
            <text:p>-438</text:p>
          </table:table-cell>
          <table:table-cell table:formula="of:=[.W21]" office:value-type="float" office:value="1760" calcext:value-type="float">
            <text:p>1,760</text:p>
          </table:table-cell>
          <table:table-cell table:formula="of:=[.X21]" office:value-type="float" office:value="2039" calcext:value-type="float">
            <text:p>2,039</text:p>
          </table:table-cell>
          <table:table-cell table:formula="of:=[.Y21]" office:value-type="float" office:value="2383" calcext:value-type="float">
            <text:p>2,383</text:p>
          </table:table-cell>
          <table:table-cell table:formula="of:=[.Z21]" office:value-type="float" office:value="1259" calcext:value-type="float">
            <text:p>1,259</text:p>
          </table:table-cell>
          <table:table-cell table:formula="of:=[.AA21]" office:value-type="float" office:value="505" calcext:value-type="float">
            <text:p>505</text:p>
          </table:table-cell>
          <table:table-cell table:formula="of:=[.AB21]" office:value-type="float" office:value="718.00738064516" calcext:value-type="float">
            <text:p>718</text:p>
          </table:table-cell>
          <table:table-cell table:formula="of:=[.AC21]" office:value-type="float" office:value="630.509606709677" calcext:value-type="float">
            <text:p>631</text:p>
          </table:table-cell>
          <table:table-cell table:formula="of:=[.AD21]" office:value-type="float" office:value="547.249261641289" calcext:value-type="float">
            <text:p>547</text:p>
          </table:table-cell>
          <table:table-cell table:formula="of:=[.AE21]" office:value-type="float" office:value="468.034722748024" calcext:value-type="float">
            <text:p>468</text:p>
          </table:table-cell>
          <table:table-cell table:formula="of:=[.AF21]" office:value-type="float" office:value="392.682696011708" calcext:value-type="float">
            <text:p>393</text:p>
          </table:table-cell>
          <table:table-cell table:formula="of:=[.AG21]" office:value-type="float" office:value="321.017863028021" calcext:value-type="float">
            <text:p>321</text:p>
          </table:table-cell>
          <table:table-cell table:formula="of:=[.AH21]" office:value-type="float" office:value="252.872542666365" calcext:value-type="float">
            <text:p>253</text:p>
          </table:table-cell>
          <table:table-cell table:formula="of:=[.AI21]" office:value-type="float" office:value="188.086366842779" calcext:value-type="float">
            <text:p>188</text:p>
          </table:table-cell>
          <table:table-cell table:number-columns-repeated="16348"/>
          <table:table-cell table:style-name="ce12"/>
        </table:table-row>
        <table:table-row table:style-name="ro1">
          <table:table-cell office:value-type="string" calcext:value-type="string">
            <text:p>Net Inc</text:p>
          </table:table-cell>
          <table:table-cell table:number-columns-repeated="4"/>
          <table:table-cell office:value-type="float" office:value="369" calcext:value-type="float">
            <text:p>369</text:p>
          </table:table-cell>
          <table:table-cell table:formula="of:=+773-[.F72]" office:value-type="float" office:value="404" calcext:value-type="float">
            <text:p>404</text:p>
          </table:table-cell>
          <table:table-cell table:formula="of:=+1083-[.G72]-[.F72]" office:value-type="float" office:value="310" calcext:value-type="float">
            <text:p>310</text:p>
          </table:table-cell>
          <table:table-cell table:formula="of:=+1259-[.H72]-[.G72]-[.F72]"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table:formula="of:=+ 349-[.J72]" office:value-type="float" office:value="217" calcext:value-type="float">
            <text:p>217</text:p>
          </table:table-cell>
          <table:table-cell table:formula="of:=+416-[.K72]-[.J72]" office:value-type="float" office:value="67" calcext:value-type="float">
            <text:p>67</text:p>
          </table:table-cell>
          <table:table-cell table:formula="of:=+505-[.L72]-[.K72]-[.J72]" office:value-type="float" office:value="89" calcext:value-type="float">
            <text:p>89</text:p>
          </table:table-cell>
          <table:table-cell table:number-columns-repeated="8"/>
          <table:table-cell office:value-type="float" office:value="-438" calcext:value-type="float">
            <text:p>-438</text:p>
          </table:table-cell>
          <table:table-cell office:value-type="float" office:value="1760" calcext:value-type="float">
            <text:p>1,760</text:p>
          </table:table-cell>
          <table:table-cell office:value-type="float" office:value="2039" calcext:value-type="float">
            <text:p>2,039</text:p>
          </table:table-cell>
          <table:table-cell office:value-type="float" office:value="2287" calcext:value-type="float">
            <text:p>2,287</text:p>
          </table:table-cell>
          <table:table-cell office:value-type="float" office:value="1259" calcext:value-type="float">
            <text:p>1,259</text:p>
          </table:table-cell>
          <table:table-cell office:value-type="float" office:value="505" calcext:value-type="float">
            <text:p>505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D&amp;A</text:p>
          </table:table-cell>
          <table:table-cell table:number-columns-repeated="4"/>
          <table:table-cell table:formula="of:=+45+103" office:value-type="float" office:value="148" calcext:value-type="float">
            <text:p>148</text:p>
          </table:table-cell>
          <table:table-cell table:formula="of:=+207+92-[.F73]" office:value-type="float" office:value="151" calcext:value-type="float">
            <text:p>151</text:p>
          </table:table-cell>
          <table:table-cell table:formula="of:=+315+139-[.G73]-[.F73]" office:value-type="float" office:value="155" calcext:value-type="float">
            <text:p>155</text:p>
          </table:table-cell>
          <table:table-cell table:formula="of:=+417+188-[.H73]-[.G73]-[.F73]" office:value-type="float" office:value="151" calcext:value-type="float">
            <text:p>151</text:p>
          </table:table-cell>
          <table:table-cell table:formula="of:=+48+102" office:value-type="float" office:value="150" calcext:value-type="float">
            <text:p>150</text:p>
          </table:table-cell>
          <table:table-cell table:formula="of:=+208+98-[.J73]" office:value-type="float" office:value="156" calcext:value-type="float">
            <text:p>156</text:p>
          </table:table-cell>
          <table:table-cell table:formula="of:=+318+147-[.K73]-[.J73]" office:value-type="float" office:value="159" calcext:value-type="float">
            <text:p>159</text:p>
          </table:table-cell>
          <table:table-cell table:formula="of:=+432+197-[.L73]-[.K73]-[.J73]" office:value-type="float" office:value="164" calcext:value-type="float">
            <text:p>164</text:p>
          </table:table-cell>
          <table:table-cell table:number-columns-repeated="8"/>
          <table:table-cell table:formula="of:=+630+542" office:value-type="float" office:value="1172" calcext:value-type="float">
            <text:p>1,172</text:p>
          </table:table-cell>
          <table:table-cell table:formula="of:=+611+537" office:value-type="float" office:value="1148" calcext:value-type="float">
            <text:p>1,148</text:p>
          </table:table-cell>
          <table:table-cell table:formula="of:=+327+208" office:value-type="float" office:value="535" calcext:value-type="float">
            <text:p>535</text:p>
          </table:table-cell>
          <table:table-cell table:formula="of:=+377+187" office:value-type="float" office:value="564" calcext:value-type="float">
            <text:p>564</text:p>
          </table:table-cell>
          <table:table-cell table:style-name="Default" table:formula="of:=+417+188" office:value-type="float" office:value="605" calcext:value-type="float">
            <text:p>605</text:p>
          </table:table-cell>
          <table:table-cell table:formula="of:=+197+432" office:value-type="float" office:value="629" calcext:value-type="float">
            <text:p>629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Und Income</text:p>
          </table:table-cell>
          <table:table-cell table:number-columns-repeated="4"/>
          <table:table-cell office:value-type="float" office:value="-44" calcext:value-type="float">
            <text:p>-44</text:p>
          </table:table-cell>
          <table:table-cell table:formula="of:=-12-[.F74]" office:value-type="float" office:value="32" calcext:value-type="float">
            <text:p>32</text:p>
          </table:table-cell>
          <table:table-cell table:formula="of:=-31-[.G74]-[.F74]" office:value-type="float" office:value="-19" calcext:value-type="float">
            <text:p>-19</text:p>
          </table:table-cell>
          <table:table-cell table:formula="of:=-11-[.H74]-[.G74]-[.F74]" office:value-type="float" office:value="20" calcext:value-type="float">
            <text:p>20</text:p>
          </table:table-cell>
          <table:table-cell office:value-type="float" office:value="-17" calcext:value-type="float">
            <text:p>-17</text:p>
          </table:table-cell>
          <table:table-cell table:formula="of:=+11-[.J74]" office:value-type="float" office:value="28" calcext:value-type="float">
            <text:p>28</text:p>
          </table:table-cell>
          <table:table-cell table:formula="of:=+2-[.K74]-[.J74]" office:value-type="float" office:value="-9" calcext:value-type="float">
            <text:p>-9</text:p>
          </table:table-cell>
          <table:table-cell table:formula="of:=+17-[.L74]-[.K74]-[.J74]" office:value-type="float" office:value="15" calcext:value-type="float">
            <text:p>15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-42" calcext:value-type="float">
            <text:p>-42</text:p>
          </table:table-cell>
          <table:table-cell office:value-type="float" office:value="-69" calcext:value-type="float">
            <text:p>-69</text:p>
          </table:table-cell>
          <table:table-cell office:value-type="float" office:value="-115" calcext:value-type="float">
            <text:p>-115</text:p>
          </table:table-cell>
          <table:table-cell table:style-name="Default" office:value-type="float" office:value="-11" calcext:value-type="float">
            <text:p>-11</text:p>
          </table:table-cell>
          <table:table-cell office:value-type="float" office:value="17" calcext:value-type="float">
            <text:p>17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Other non-cash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formula="of:=+130-[.F75]" office:value-type="float" office:value="73" calcext:value-type="float">
            <text:p>73</text:p>
          </table:table-cell>
          <table:table-cell table:formula="of:=+276-[.G75]-[.F75]" office:value-type="float" office:value="146" calcext:value-type="float">
            <text:p>146</text:p>
          </table:table-cell>
          <table:table-cell table:formula="of:=+340-[.H75]-[.G75]-[.F75]"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table:formula="of:=+183-[.J75]" office:value-type="float" office:value="105" calcext:value-type="float">
            <text:p>105</text:p>
          </table:table-cell>
          <table:table-cell table:formula="of:=+392-[.K75]-[.J75]" office:value-type="float" office:value="209" calcext:value-type="float">
            <text:p>209</text:p>
          </table:table-cell>
          <table:table-cell table:style-name="Default" table:formula="of:=+647-[.L75]-[.K75]-[.J75]" office:value-type="float" office:value="255" calcext:value-type="float">
            <text:p>255</text:p>
          </table:table-cell>
          <table:table-cell table:number-columns-repeated="8"/>
          <table:table-cell office:value-type="float" office:value="570" calcext:value-type="float">
            <text:p>570</text:p>
          </table:table-cell>
          <table:table-cell office:value-type="float" office:value="323" calcext:value-type="float">
            <text:p>323</text:p>
          </table:table-cell>
          <table:table-cell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647" calcext:value-type="float">
            <text:p>647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Provision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 table:formula="of:=+105-[.F76]" office:value-type="float" office:value="144" calcext:value-type="float">
            <text:p>144</text:p>
          </table:table-cell>
          <table:table-cell table:formula="of:=+52-[.G76]-[.F76]" office:value-type="float" office:value="-53" calcext:value-type="float">
            <text:p>-53</text:p>
          </table:table-cell>
          <table:table-cell table:formula="of:=-204-[.H76]-[.G76]-[.F76]" office:value-type="float" office:value="-256" calcext:value-type="float">
            <text:p>-256</text:p>
          </table:table-cell>
          <table:table-cell office:value-type="float" office:value="-149" calcext:value-type="float">
            <text:p>-149</text:p>
          </table:table-cell>
          <table:table-cell table:formula="of:=-153-[.J76]" office:value-type="float" office:value="-4" calcext:value-type="float">
            <text:p>-4</text:p>
          </table:table-cell>
          <table:table-cell table:formula="of:=-212-[.K76]-[.J76]" office:value-type="float" office:value="-59" calcext:value-type="float">
            <text:p>-59</text:p>
          </table:table-cell>
          <table:table-cell table:style-name="Default" table:formula="of:=-336-[.L76]-[.K76]-[.J76]" office:value-type="float" office:value="-124" calcext:value-type="float">
            <text:p>-124</text:p>
          </table:table-cell>
          <table:table-cell table:number-columns-repeated="8"/>
          <table:table-cell office:value-type="float" office:value="-41" calcext:value-type="float">
            <text:p>-41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911" calcext:value-type="float">
            <text:p>911</text:p>
          </table:table-cell>
          <table:table-cell table:style-name="Default" office:value-type="float" office:value="-204" calcext:value-type="float">
            <text:p>-204</text:p>
          </table:table-cell>
          <table:table-cell office:value-type="float" office:value="-336" calcext:value-type="float">
            <text:p>-336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D/T</text:p>
          </table:table-cell>
          <table:table-cell table:number-columns-repeated="4"/>
          <table:table-cell office:value-type="float" office:value="-18" calcext:value-type="float">
            <text:p>-18</text:p>
          </table:table-cell>
          <table:table-cell table:formula="of:=-24-[.F77]" office:value-type="float" office:value="-6" calcext:value-type="float">
            <text:p>-6</text:p>
          </table:table-cell>
          <table:table-cell table:formula="of:=-31-[.G77]-[.F77]" office:value-type="float" office:value="-7" calcext:value-type="float">
            <text:p>-7</text:p>
          </table:table-cell>
          <table:table-cell table:formula="of:=-107-[.H77]-[.G77]-[.F77]" office:value-type="float" office:value="-76" calcext:value-type="float">
            <text:p>-76</text:p>
          </table:table-cell>
          <table:table-cell office:value-type="float" office:value="-18" calcext:value-type="float">
            <text:p>-18</text:p>
          </table:table-cell>
          <table:table-cell table:formula="of:=-30-[.J77]" office:value-type="float" office:value="-12" calcext:value-type="float">
            <text:p>-12</text:p>
          </table:table-cell>
          <table:table-cell table:formula="of:=+9-[.K77]-[.J77]" office:value-type="float" office:value="39" calcext:value-type="float">
            <text:p>39</text:p>
          </table:table-cell>
          <table:table-cell table:style-name="Default" table:formula="of:=-198-[.L77]-[.K77]-[.J77]" office:value-type="float" office:value="-207" calcext:value-type="float">
            <text:p>-207</text:p>
          </table:table-cell>
          <table:table-cell table:number-columns-repeated="8"/>
          <table:table-cell office:value-type="float" office:value="-264" calcext:value-type="float">
            <text:p>-264</text:p>
          </table:table-cell>
          <table:table-cell office:value-type="float" office:value="-239" calcext:value-type="float">
            <text:p>-239</text:p>
          </table:table-cell>
          <table:table-cell office:value-type="float" office:value="-50" calcext:value-type="float">
            <text:p>-50</text:p>
          </table:table-cell>
          <table:table-cell office:value-type="float" office:value="-535" calcext:value-type="float">
            <text:p>-535</text:p>
          </table:table-cell>
          <table:table-cell table:style-name="Default" office:value-type="float" office:value="-107" calcext:value-type="float">
            <text:p>-107</text:p>
          </table:table-cell>
          <table:table-cell office:value-type="float" office:value="-198" calcext:value-type="float">
            <text:p>-198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Trade and Fin receiv</text:p>
          </table:table-cell>
          <table:table-cell table:number-columns-repeated="4"/>
          <table:table-cell office:value-type="float" office:value="-22" calcext:value-type="float">
            <text:p>-22</text:p>
          </table:table-cell>
          <table:table-cell table:formula="of:=-136-[.F78]" office:value-type="float" office:value="-114" calcext:value-type="float">
            <text:p>-114</text:p>
          </table:table-cell>
          <table:table-cell table:formula="of:=+482-[.G78]-[.F78]" office:value-type="float" office:value="618" calcext:value-type="float">
            <text:p>618</text:p>
          </table:table-cell>
          <table:table-cell table:formula="of:=+1015-[.H78]-[.G78]-[.F78]" office:value-type="float" office:value="533" calcext:value-type="float">
            <text:p>533</text:p>
          </table:table-cell>
          <table:table-cell office:value-type="float" office:value="351" calcext:value-type="float">
            <text:p>351</text:p>
          </table:table-cell>
          <table:table-cell table:formula="of:=+443-[.J78]" office:value-type="float" office:value="92" calcext:value-type="float">
            <text:p>92</text:p>
          </table:table-cell>
          <table:table-cell table:formula="of:=+948-[.K78]-[.J78]" office:value-type="float" office:value="505" calcext:value-type="float">
            <text:p>505</text:p>
          </table:table-cell>
          <table:table-cell table:style-name="Default" table:formula="of:=+708-[.L78]-[.K78]-[.J78]" office:value-type="float" office:value="-240" calcext:value-type="float">
            <text:p>-240</text:p>
          </table:table-cell>
          <table:table-cell table:number-columns-repeated="8"/>
          <table:table-cell office:value-type="float" office:value="1133" calcext:value-type="float">
            <text:p>1,133</text:p>
          </table:table-cell>
          <table:table-cell office:value-type="float" office:value="245" calcext:value-type="float">
            <text:p>245</text:p>
          </table:table-cell>
          <table:table-cell office:value-type="float" office:value="-2447" calcext:value-type="float">
            <text:p>-2,447</text:p>
          </table:table-cell>
          <table:table-cell office:value-type="float" office:value="-2268" calcext:value-type="float">
            <text:p>-2,268</text:p>
          </table:table-cell>
          <table:table-cell table:style-name="Default" office:value-type="float" office:value="1015" calcext:value-type="float">
            <text:p>1015</text:p>
          </table:table-cell>
          <table:table-cell office:value-type="float" office:value="708" calcext:value-type="float">
            <text:p>708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Inventories</text:p>
          </table:table-cell>
          <table:table-cell table:number-columns-repeated="4"/>
          <table:table-cell office:value-type="float" office:value="-681" calcext:value-type="float">
            <text:p>-681</text:p>
          </table:table-cell>
          <table:table-cell table:formula="of:=-495-[.F79]" office:value-type="float" office:value="186" calcext:value-type="float">
            <text:p>186</text:p>
          </table:table-cell>
          <table:table-cell table:formula="of:=-256-[.G79]-[.F79]" office:value-type="float" office:value="239" calcext:value-type="float">
            <text:p>239</text:p>
          </table:table-cell>
          <table:table-cell table:formula="of:=+787-[.H79]-[.G79]-[.F79]" office:value-type="float" office:value="1043" calcext:value-type="float">
            <text:p>1,043</text:p>
          </table:table-cell>
          <table:table-cell office:value-type="float" office:value="-192" calcext:value-type="float">
            <text:p>-192</text:p>
          </table:table-cell>
          <table:table-cell table:formula="of:=-51-[.J79]" office:value-type="float" office:value="141" calcext:value-type="float">
            <text:p>141</text:p>
          </table:table-cell>
          <table:table-cell table:formula="of:=-92-[.K79]-[.J79]" office:value-type="float" office:value="-41" calcext:value-type="float">
            <text:p>-41</text:p>
          </table:table-cell>
          <table:table-cell table:style-name="Default" table:formula="of:=+749-[.L79]-[.K79]-[.J79]" office:value-type="float" office:value="841" calcext:value-type="float">
            <text:p>841</text:p>
          </table:table-cell>
          <table:table-cell table:number-columns-repeated="8"/>
          <table:table-cell office:value-type="float" office:value="1901" calcext:value-type="float">
            <text:p>1,901</text:p>
          </table:table-cell>
          <table:table-cell office:value-type="float" office:value="-771" calcext:value-type="float">
            <text:p>-771</text:p>
          </table:table-cell>
          <table:table-cell office:value-type="float" office:value="-151" calcext:value-type="float">
            <text:p>-151</text:p>
          </table:table-cell>
          <table:table-cell office:value-type="float" office:value="-259" calcext:value-type="float">
            <text:p>-259</text:p>
          </table:table-cell>
          <table:table-cell table:style-name="Default" office:value-type="float" office:value="787" calcext:value-type="float">
            <text:p>787</text:p>
          </table:table-cell>
          <table:table-cell office:value-type="float" office:value="749" calcext:value-type="float">
            <text:p>749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Trade Payable</text:p>
          </table:table-cell>
          <table:table-cell table:number-columns-repeated="4"/>
          <table:table-cell office:value-type="float" office:value="-332" calcext:value-type="float">
            <text:p>-332</text:p>
          </table:table-cell>
          <table:table-cell table:formula="of:=-638-[.F80]" office:value-type="float" office:value="-306" calcext:value-type="float">
            <text:p>-306</text:p>
          </table:table-cell>
          <table:table-cell table:formula="of:=-1217-[.G80]-[.F80]" office:value-type="float" office:value="-579" calcext:value-type="float">
            <text:p>-579</text:p>
          </table:table-cell>
          <table:table-cell table:formula="of:=-1186-[.H80]-[.G80]-[.F80]" office:value-type="float" office:value="31" calcext:value-type="float">
            <text:p>31</text:p>
          </table:table-cell>
          <table:table-cell office:value-type="float" office:value="-123" calcext:value-type="float">
            <text:p>-123</text:p>
          </table:table-cell>
          <table:table-cell table:formula="of:=-8-[.J80]" office:value-type="float" office:value="115" calcext:value-type="float">
            <text:p>115</text:p>
          </table:table-cell>
          <table:table-cell table:formula="of:=-161-[.K80]-[.J80]" office:value-type="float" office:value="-153" calcext:value-type="float">
            <text:p>-153</text:p>
          </table:table-cell>
          <table:table-cell table:style-name="Default" table:formula="of:=-198-[.L80]-[.K80]-[.J80]" office:value-type="float" office:value="-37" calcext:value-type="float">
            <text:p>-37</text:p>
          </table:table-cell>
          <table:table-cell table:number-columns-repeated="8"/>
          <table:table-cell table:style-name="Default" office:value-type="float" office:value="388" calcext:value-type="float">
            <text:p>388</text:p>
          </table:table-cell>
          <table:table-cell office:value-type="float" office:value="763" calcext:value-type="float">
            <text:p>763</text:p>
          </table:table-cell>
          <table:table-cell office:value-type="float" office:value="125" calcext:value-type="float">
            <text:p>125</text:p>
          </table:table-cell>
          <table:table-cell office:value-type="float" office:value="-157" calcext:value-type="float">
            <text:p>-157</text:p>
          </table:table-cell>
          <table:table-cell table:style-name="Default" office:value-type="float" office:value="-1186" calcext:value-type="float">
            <text:p>-1186</text:p>
          </table:table-cell>
          <table:table-cell table:style-name="Default" office:value-type="float" office:value="-198" calcext:value-type="float">
            <text:p>-198</text:p>
          </table:table-cell>
          <table:table-cell table:number-columns-repeated="16356"/>
          <table:table-cell table:style-name="ce17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  <table:table-cell office:value-type="float" office:value="-332" calcext:value-type="float">
            <text:p>-332</text:p>
          </table:table-cell>
          <table:table-cell table:formula="of:=-524+7-[.F81]" office:value-type="float" office:value="-185" calcext:value-type="float">
            <text:p>-185</text:p>
          </table:table-cell>
          <table:table-cell table:formula="of:=-543+7-[.G81]-[.F81]" office:value-type="float" office:value="-19" calcext:value-type="float">
            <text:p>-19</text:p>
          </table:table-cell>
          <table:table-cell table:formula="of:=-530-[.H81]-[.G81]-[.F81]" office:value-type="float" office:value="6" calcext:value-type="float">
            <text:p>6</text:p>
          </table:table-cell>
          <table:table-cell office:value-type="float" office:value="-50" calcext:value-type="float">
            <text:p>-50</text:p>
          </table:table-cell>
          <table:table-cell table:formula="of:=-116+0-[.J81]" office:value-type="float" office:value="-66" calcext:value-type="float">
            <text:p>-66</text:p>
          </table:table-cell>
          <table:table-cell table:formula="of:=-171-3-[.K81]-[.J81]" office:value-type="float" office:value="-58" calcext:value-type="float">
            <text:p>-58</text:p>
          </table:table-cell>
          <table:table-cell table:style-name="Default" table:formula="of:=+15-[.L81]-[.K81]-[.J81]" office:value-type="float" office:value="189" calcext:value-type="float">
            <text:p>189</text:p>
          </table:table-cell>
          <table:table-cell table:number-columns-repeated="8"/>
          <table:table-cell table:formula="of:=+7+585+501" office:value-type="float" office:value="1093" calcext:value-type="float">
            <text:p>1,093</text:p>
          </table:table-cell>
          <table:table-cell table:formula="of:=+752-44+8" office:value-type="float" office:value="716" calcext:value-type="float">
            <text:p>716</text:p>
          </table:table-cell>
          <table:table-cell table:formula="of:=+232-42" office:value-type="float" office:value="190" calcext:value-type="float">
            <text:p>190</text:p>
          </table:table-cell>
          <table:table-cell table:formula="of:=+296+10" office:value-type="float" office:value="306" calcext:value-type="float">
            <text:p>306</text:p>
          </table:table-cell>
          <table:table-cell table:style-name="Default" office:value-type="float" office:value="-530" calcext:value-type="float">
            <text:p>-530</text:p>
          </table:table-cell>
          <table:table-cell office:value-type="float" office:value="15" calcext:value-type="float">
            <text:p>15</text:p>
          </table:table-cell>
          <table:table-cell table:number-columns-repeated="16356"/>
          <table:table-cell table:style-name="ce19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72:.B81])" office:value-type="float" office:value="0" calcext:value-type="float">
            <text:p>0</text:p>
          </table:table-cell>
          <table:table-cell table:formula="of:=SUM([.C72:.C81])" office:value-type="float" office:value="0" calcext:value-type="float">
            <text:p>0</text:p>
          </table:table-cell>
          <table:table-cell table:formula="of:=SUM([.D72:.D81])" office:value-type="float" office:value="0" calcext:value-type="float">
            <text:p>0</text:p>
          </table:table-cell>
          <table:table-cell table:formula="of:=SUM([.E72:.E81])" office:value-type="float" office:value="0" calcext:value-type="float">
            <text:p>0</text:p>
          </table:table-cell>
          <table:table-cell table:formula="of:=SUM([.F72:.F81])" office:value-type="float" office:value="-894" calcext:value-type="float">
            <text:p>-894</text:p>
          </table:table-cell>
          <table:table-cell table:formula="of:=SUM([.G72:.G81])" office:value-type="float" office:value="379" calcext:value-type="float">
            <text:p>379</text:p>
          </table:table-cell>
          <table:table-cell table:formula="of:=SUM([.H72:.H81])" office:value-type="float" office:value="791" calcext:value-type="float">
            <text:p>791</text:p>
          </table:table-cell>
          <table:table-cell table:formula="of:=SUM([.I72:.I81])" office:value-type="float" office:value="1692" calcext:value-type="float">
            <text:p>1,692</text:p>
          </table:table-cell>
          <table:table-cell table:formula="of:=SUM([.J72:.J81])" office:value-type="float" office:value="162" calcext:value-type="float">
            <text:p>162</text:p>
          </table:table-cell>
          <table:table-cell table:formula="of:=SUM([.K72:.K81])" office:value-type="float" office:value="772" calcext:value-type="float">
            <text:p>772</text:p>
          </table:table-cell>
          <table:table-cell table:formula="of:=SUM([.L72:.L81])" office:value-type="float" office:value="659" calcext:value-type="float">
            <text:p>659</text:p>
          </table:table-cell>
          <table:table-cell table:formula="of:=SUM([.M72:.M81])" office:value-type="float" office:value="945" calcext:value-type="float">
            <text:p>945</text:p>
          </table:table-cell>
          <table:table-cell table:formula="of:=SUM([.N72:.N81])" office:value-type="float" office:value="0" calcext:value-type="float">
            <text:p>0</text:p>
          </table:table-cell>
          <table:table-cell table:formula="of:=SUM([.O72:.O81])" office:value-type="float" office:value="0" calcext:value-type="float">
            <text:p>0</text:p>
          </table:table-cell>
          <table:table-cell table:formula="of:=SUM([.P72:.P81])" office:value-type="float" office:value="0" calcext:value-type="float">
            <text:p>0</text:p>
          </table:table-cell>
          <table:table-cell table:formula="of:=SUM([.Q72:.Q81])" office:value-type="float" office:value="0" calcext:value-type="float">
            <text:p>0</text:p>
          </table:table-cell>
          <table:table-cell table:number-columns-repeated="4"/>
          <table:table-cell table:formula="of:=SUM([.V72:.V81])" office:value-type="float" office:value="5529" calcext:value-type="float">
            <text:p>5,529</text:p>
          </table:table-cell>
          <table:table-cell table:formula="of:=SUM([.W72:.W81])" office:value-type="float" office:value="4082" calcext:value-type="float">
            <text:p>4,082</text:p>
          </table:table-cell>
          <table:table-cell table:formula="of:=SUM([.X72:.X81])" office:value-type="float" office:value="557" calcext:value-type="float">
            <text:p>557</text:p>
          </table:table-cell>
          <table:table-cell table:formula="of:=SUM([.Y72:.Y81])" office:value-type="float" office:value="907" calcext:value-type="float">
            <text:p>907</text:p>
          </table:table-cell>
          <table:table-cell table:formula="of:=SUM([.Z72:.Z81])" office:value-type="float" office:value="1968" calcext:value-type="float">
            <text:p>1,968</text:p>
          </table:table-cell>
          <table:table-cell table:formula="of:=SUM([.AA72:.AA81])" office:value-type="float" office:value="2538" calcext:value-type="float">
            <text:p>2,538</text:p>
          </table:table-cell>
          <table:table-cell table:formula="of:=SUM([.AB72:.AB81])" office:value-type="float" office:value="0" calcext:value-type="float">
            <text:p>0</text:p>
          </table:table-cell>
          <table:table-cell table:formula="of:=SUM([.AC72:.AC81])" office:value-type="float" office:value="0" calcext:value-type="float">
            <text:p>0</text:p>
          </table:table-cell>
          <table:table-cell table:formula="of:=SUM([.AD72:.AD81])" office:value-type="float" office:value="0" calcext:value-type="float">
            <text:p>0</text:p>
          </table:table-cell>
          <table:table-cell table:formula="of:=SUM([.AE72:.AE81])" office:value-type="float" office:value="0" calcext:value-type="float">
            <text:p>0</text:p>
          </table:table-cell>
          <table:table-cell table:formula="of:=SUM([.AF72:.AF81])" office:value-type="float" office:value="0" calcext:value-type="float">
            <text:p>0</text:p>
          </table:table-cell>
          <table:table-cell table:formula="of:=SUM([.AG72:.AG81])" office:value-type="float" office:value="0" calcext:value-type="float">
            <text:p>0</text:p>
          </table:table-cell>
          <table:table-cell table:formula="of:=SUM([.AH72:.AH81])" office:value-type="float" office:value="0" calcext:value-type="float">
            <text:p>0</text:p>
          </table:table-cell>
          <table:table-cell table:formula="of:=SUM([.AI72:.AI81])" office:value-type="float" office:value="0" calcext:value-type="float">
            <text:p>0</text:p>
          </table:table-cell>
          <table:table-cell table:number-columns-repeated="16348"/>
          <table:table-cell table:style-name="ce12"/>
        </table:table-row>
        <table:table-row table:style-name="ro1">
          <table:table-cell table:number-columns-repeated="16383"/>
          <table:table-cell table:style-name="ce12"/>
        </table:table-row>
        <table:table-row table:style-name="ro1">
          <table:table-cell office:value-type="string" calcext:value-type="string">
            <text:p>CapEx</text:p>
          </table:table-cell>
          <table:table-cell table:number-columns-repeated="4"/>
          <table:table-cell table:formula="of:=+96+106" office:value-type="float" office:value="202" calcext:value-type="float">
            <text:p>202</text:p>
          </table:table-cell>
          <table:table-cell table:formula="of:=+206+214-[.F84]" office:value-type="float" office:value="218" calcext:value-type="float">
            <text:p>218</text:p>
          </table:table-cell>
          <table:table-cell table:formula="of:=+330+381-[.G84]-[.F84]" office:value-type="float" office:value="291" calcext:value-type="float">
            <text:p>291</text:p>
          </table:table-cell>
          <table:table-cell table:formula="of:=+536+650-[.H84]-[.G84]-[.F84]" office:value-type="float" office:value="475" calcext:value-type="float">
            <text:p>475</text:p>
          </table:table-cell>
          <table:table-cell table:formula="of:=+106+158" office:value-type="float" office:value="264" calcext:value-type="float">
            <text:p>264</text:p>
          </table:table-cell>
          <table:table-cell table:formula="of:=+196+320-[.J84]" office:value-type="float" office:value="252" calcext:value-type="float">
            <text:p>252</text:p>
          </table:table-cell>
          <table:table-cell table:formula="of:=+330+456-[.K84]-[.J84]" office:value-type="float" office:value="270" calcext:value-type="float">
            <text:p>270</text:p>
          </table:table-cell>
          <table:table-cell table:formula="of:=+543+655-[.L84]-[.K84]-[.J84]" office:value-type="float" office:value="412" calcext:value-type="float">
            <text:p>412</text:p>
          </table:table-cell>
          <table:table-cell table:number-columns-repeated="8"/>
          <table:table-cell table:formula="of:=+484+1366" office:value-type="float" office:value="1850" calcext:value-type="float">
            <text:p>1,850</text:p>
          </table:table-cell>
          <table:table-cell table:formula="of:=+714+1319" office:value-type="float" office:value="2033" calcext:value-type="float">
            <text:p>2,033</text:p>
          </table:table-cell>
          <table:table-cell table:formula="of:=+461+538" office:value-type="float" office:value="999" calcext:value-type="float">
            <text:p>999</text:p>
          </table:table-cell>
          <table:table-cell table:formula="of:=+644+551" office:value-type="float" office:value="1195" calcext:value-type="float">
            <text:p>1,195</text:p>
          </table:table-cell>
          <table:table-cell table:formula="of:=+536+650" office:value-type="float" office:value="1186" calcext:value-type="float">
            <text:p>1,186</text:p>
          </table:table-cell>
          <table:table-cell table:formula="of:=+543+655" office:value-type="float" office:value="1198" calcext:value-type="float">
            <text:p>1,198</text:p>
          </table:table-cell>
          <table:table-cell table:number-columns-repeated="16356"/>
          <table:table-cell table:style-name="ce12"/>
        </table:table-row>
        <table:table-row table:style-name="ro1">
          <table:table-cell office:value-type="string" calcext:value-type="string">
            <text:p>FCF</text:p>
          </table:table-cell>
          <table:table-cell table:formula="of:=[.B82]-[.B84]" office:value-type="float" office:value="0" calcext:value-type="float">
            <text:p>0</text:p>
          </table:table-cell>
          <table:table-cell table:formula="of:=[.C82]-[.C84]" office:value-type="float" office:value="0" calcext:value-type="float">
            <text:p>0</text:p>
          </table:table-cell>
          <table:table-cell table:formula="of:=[.D82]-[.D84]" office:value-type="float" office:value="0" calcext:value-type="float">
            <text:p>0</text:p>
          </table:table-cell>
          <table:table-cell table:formula="of:=[.E82]-[.E84]" office:value-type="float" office:value="0" calcext:value-type="float">
            <text:p>0</text:p>
          </table:table-cell>
          <table:table-cell table:formula="of:=[.F82]-[.F84]" office:value-type="float" office:value="-1096" calcext:value-type="float">
            <text:p>-1,096</text:p>
          </table:table-cell>
          <table:table-cell table:formula="of:=[.G82]-[.G84]" office:value-type="float" office:value="161" calcext:value-type="float">
            <text:p>161</text:p>
          </table:table-cell>
          <table:table-cell table:formula="of:=[.H82]-[.H84]" office:value-type="float" office:value="500" calcext:value-type="float">
            <text:p>500</text:p>
          </table:table-cell>
          <table:table-cell table:formula="of:=[.I82]-[.I84]" office:value-type="float" office:value="1217" calcext:value-type="float">
            <text:p>1,217</text:p>
          </table:table-cell>
          <table:table-cell table:formula="of:=[.J82]-[.J84]" office:value-type="float" office:value="-102" calcext:value-type="float">
            <text:p>-102</text:p>
          </table:table-cell>
          <table:table-cell table:formula="of:=[.K82]-[.K84]" office:value-type="float" office:value="520" calcext:value-type="float">
            <text:p>520</text:p>
          </table:table-cell>
          <table:table-cell table:formula="of:=[.L82]-[.L84]" office:value-type="float" office:value="389" calcext:value-type="float">
            <text:p>389</text:p>
          </table:table-cell>
          <table:table-cell table:formula="of:=[.M82]-[.M84]" office:value-type="float" office:value="533" calcext:value-type="float">
            <text:p>533</text:p>
          </table:table-cell>
          <table:table-cell table:formula="of:=[.N82]-[.N84]" office:value-type="float" office:value="0" calcext:value-type="float">
            <text:p>0</text:p>
          </table:table-cell>
          <table:table-cell table:formula="of:=[.O82]-[.O84]" office:value-type="float" office:value="0" calcext:value-type="float">
            <text:p>0</text:p>
          </table:table-cell>
          <table:table-cell table:formula="of:=[.P82]-[.P84]" office:value-type="float" office:value="0" calcext:value-type="float">
            <text:p>0</text:p>
          </table:table-cell>
          <table:table-cell table:formula="of:=[.Q82]-[.Q84]" office:value-type="float" office:value="0" calcext:value-type="float">
            <text:p>0</text:p>
          </table:table-cell>
          <table:table-cell table:number-columns-repeated="4"/>
          <table:table-cell table:formula="of:=[.V82]-[.V84]" office:value-type="float" office:value="3679" calcext:value-type="float">
            <text:p>3,679</text:p>
          </table:table-cell>
          <table:table-cell table:formula="of:=[.W82]-[.W84]" office:value-type="float" office:value="2049" calcext:value-type="float">
            <text:p>2,049</text:p>
          </table:table-cell>
          <table:table-cell table:formula="of:=[.X82]-[.X84]" office:value-type="float" office:value="-442" calcext:value-type="float">
            <text:p>-442</text:p>
          </table:table-cell>
          <table:table-cell table:formula="of:=[.Y82]-[.Y84]" office:value-type="float" office:value="-288" calcext:value-type="float">
            <text:p>-288</text:p>
          </table:table-cell>
          <table:table-cell table:formula="of:=[.Z82]-[.Z84]" office:value-type="float" office:value="782" calcext:value-type="float">
            <text:p>782</text:p>
          </table:table-cell>
          <table:table-cell table:formula="of:=[.AA82]-[.AA84]" office:value-type="float" office:value="1340" calcext:value-type="float">
            <text:p>1,340</text:p>
          </table:table-cell>
          <table:table-cell table:formula="of:=[.AB82]-[.AB84]" office:value-type="float" office:value="0" calcext:value-type="float">
            <text:p>0</text:p>
          </table:table-cell>
          <table:table-cell table:formula="of:=[.AC82]-[.AC84]" office:value-type="float" office:value="0" calcext:value-type="float">
            <text:p>0</text:p>
          </table:table-cell>
          <table:table-cell table:formula="of:=[.AD82]-[.AD84]" office:value-type="float" office:value="0" calcext:value-type="float">
            <text:p>0</text:p>
          </table:table-cell>
          <table:table-cell table:formula="of:=[.AE82]-[.AE84]" office:value-type="float" office:value="0" calcext:value-type="float">
            <text:p>0</text:p>
          </table:table-cell>
          <table:table-cell table:formula="of:=[.AF82]-[.AF84]" office:value-type="float" office:value="0" calcext:value-type="float">
            <text:p>0</text:p>
          </table:table-cell>
          <table:table-cell table:formula="of:=[.AG82]-[.AG84]" office:value-type="float" office:value="0" calcext:value-type="float">
            <text:p>0</text:p>
          </table:table-cell>
          <table:table-cell table:formula="of:=[.AH82]-[.AH84]" office:value-type="float" office:value="0" calcext:value-type="float">
            <text:p>0</text:p>
          </table:table-cell>
          <table:table-cell table:formula="of:=[.AI82]-[.AI84]" office:value-type="float" office:value="0" calcext:value-type="float">
            <text:p>0</text:p>
          </table:table-cell>
          <table:table-cell table:number-columns-repeated="16348"/>
          <table:table-cell table:style-name="ce12"/>
        </table:table-row>
        <table:table-row table:style-name="ro1">
          <table:table-cell table:style-name="ce17" office:value-type="string" calcext:value-type="string">
            <text:p>FCF %</text:p>
          </table:table-cell>
          <table:table-cell table:style-name="ce17" table:number-columns-repeated="4"/>
          <table:table-cell table:style-name="ce17" table:formula="of:=[.F85]/[.B85]-1" office:value-type="string" office:string-value="" calcext:value-type="error">
            <text:p>#DIV/0!</text:p>
          </table:table-cell>
          <table:table-cell table:style-name="ce17" table:formula="of:=[.G85]/[.C85]-1" office:value-type="string" office:string-value="" calcext:value-type="error">
            <text:p>#DIV/0!</text:p>
          </table:table-cell>
          <table:table-cell table:style-name="ce17" table:formula="of:=[.H85]/[.D85]-1" office:value-type="string" office:string-value="" calcext:value-type="error">
            <text:p>#DIV/0!</text:p>
          </table:table-cell>
          <table:table-cell table:style-name="ce17" table:formula="of:=[.I85]/[.E85]-1" office:value-type="string" office:string-value="" calcext:value-type="error">
            <text:p>#DIV/0!</text:p>
          </table:table-cell>
          <table:table-cell table:style-name="ce17" table:formula="of:=[.J85]/[.F85]-1" office:value-type="percentage" office:value="-0.906934306569343" calcext:value-type="percentage">
            <text:p>(90.69%)</text:p>
          </table:table-cell>
          <table:table-cell table:style-name="ce17" table:formula="of:=[.K85]/[.G85]-1" office:value-type="percentage" office:value="2.22981366459627" calcext:value-type="percentage">
            <text:p>222.98%</text:p>
          </table:table-cell>
          <table:table-cell table:style-name="ce17" table:formula="of:=[.L85]/[.H85]-1" office:value-type="percentage" office:value="-0.222" calcext:value-type="percentage">
            <text:p>(22.20%)</text:p>
          </table:table-cell>
          <table:table-cell table:style-name="ce17" table:formula="of:=[.M85]/[.I85]-1" office:value-type="percentage" office:value="-0.562037797863599" calcext:value-type="percentage">
            <text:p>(56.20%)</text:p>
          </table:table-cell>
          <table:table-cell table:style-name="ce17" table:formula="of:=[.N85]/[.J85]-1" office:value-type="percentage" office:value="-1" calcext:value-type="percentage">
            <text:p>(100.00%)</text:p>
          </table:table-cell>
          <table:table-cell table:style-name="ce17" table:formula="of:=[.O85]/[.K85]-1" office:value-type="percentage" office:value="-1" calcext:value-type="percentage">
            <text:p>(100.00%)</text:p>
          </table:table-cell>
          <table:table-cell table:style-name="ce17" table:formula="of:=[.P85]/[.L85]-1" office:value-type="percentage" office:value="-1" calcext:value-type="percentage">
            <text:p>(100.00%)</text:p>
          </table:table-cell>
          <table:table-cell table:style-name="ce17" table:formula="of:=[.Q85]/[.M85]-1" office:value-type="percentage" office:value="-1" calcext:value-type="percentage">
            <text:p>(100.00%)</text:p>
          </table:table-cell>
          <table:table-cell table:style-name="ce17" table:number-columns-repeated="4"/>
          <table:table-cell table:style-name="ce17" table:formula="of:=[.V85]/[.R85]-1" office:value-type="string" office:string-value="" calcext:value-type="error">
            <text:p>#DIV/0!</text:p>
          </table:table-cell>
          <table:table-cell table:style-name="ce17" table:formula="of:=[.W85]/[.S85]-1" office:value-type="string" office:string-value="" calcext:value-type="error">
            <text:p>#DIV/0!</text:p>
          </table:table-cell>
          <table:table-cell table:style-name="ce17" table:formula="of:=[.X85]/[.T85]-1" office:value-type="string" office:string-value="" calcext:value-type="error">
            <text:p>#DIV/0!</text:p>
          </table:table-cell>
          <table:table-cell table:style-name="ce17" table:formula="of:=[.Y85]/[.U85]-1" office:value-type="string" office:string-value="" calcext:value-type="error">
            <text:p>#DIV/0!</text:p>
          </table:table-cell>
          <table:table-cell table:style-name="ce17" table:formula="of:=[.Z85]/[.V85]-1" office:value-type="percentage" office:value="-0.78744223973906" calcext:value-type="percentage">
            <text:p>(78.74%)</text:p>
          </table:table-cell>
          <table:table-cell table:style-name="ce17" table:formula="of:=[.AA85]/[.W85]-1" office:value-type="percentage" office:value="-0.346022449975598" calcext:value-type="percentage">
            <text:p>(34.60%)</text:p>
          </table:table-cell>
          <table:table-cell table:style-name="ce17" table:formula="of:=[.AB85]/[.X85]-1" office:value-type="percentage" office:value="-1" calcext:value-type="percentage">
            <text:p>(100.00%)</text:p>
          </table:table-cell>
          <table:table-cell table:style-name="ce17" table:formula="of:=[.AC85]/[.Y85]-1" office:value-type="percentage" office:value="-1" calcext:value-type="percentage">
            <text:p>(100.00%)</text:p>
          </table:table-cell>
          <table:table-cell table:style-name="ce17" table:formula="of:=[.AD85]/[.Z85]-1" office:value-type="percentage" office:value="-1" calcext:value-type="percentage">
            <text:p>(100.00%)</text:p>
          </table:table-cell>
          <table:table-cell table:style-name="ce17" table:formula="of:=[.AE85]/[.AA85]-1" office:value-type="percentage" office:value="-1" calcext:value-type="percentage">
            <text:p>(100.00%)</text:p>
          </table:table-cell>
          <table:table-cell table:style-name="ce17" table:formula="of:=[.AF85]/[.AB85]-1" office:value-type="string" office:string-value="" calcext:value-type="error">
            <text:p>#DIV/0!</text:p>
          </table:table-cell>
          <table:table-cell table:style-name="ce17" table:formula="of:=[.AG85]/[.AC85]-1" office:value-type="string" office:string-value="" calcext:value-type="error">
            <text:p>#DIV/0!</text:p>
          </table:table-cell>
          <table:table-cell table:style-name="ce17" table:formula="of:=[.AH85]/[.AD85]-1" office:value-type="string" office:string-value="" calcext:value-type="error">
            <text:p>#DIV/0!</text:p>
          </table:table-cell>
          <table:table-cell table:style-name="ce17" table:formula="of:=[.AI85]/[.AE85]-1" office:value-type="string" office:string-value="" calcext:value-type="error">
            <text:p>#DIV/0!</text:p>
          </table:table-cell>
          <table:table-cell table:style-name="ce17" table:number-columns-repeated="16348"/>
          <table:table-cell table:style-name="ce12"/>
        </table:table-row>
        <table:table-row table:style-name="ro1">
          <table:table-cell table:style-name="ce19" office:value-type="string" calcext:value-type="string">
            <text:p>FCF / S</text:p>
          </table:table-cell>
          <table:table-cell table:style-name="ce19" table:formula="of:=[.B85]/[.B25]" office:value-type="float" office:value="0" calcext:value-type="float">
            <text:p>0.00</text:p>
          </table:table-cell>
          <table:table-cell table:style-name="ce19" table:formula="of:=[.C85]/[.C25]" office:value-type="float" office:value="0" calcext:value-type="float">
            <text:p>0.00</text:p>
          </table:table-cell>
          <table:table-cell table:style-name="ce19" table:formula="of:=[.D85]/[.D25]" office:value-type="float" office:value="0" calcext:value-type="float">
            <text:p>0.00</text:p>
          </table:table-cell>
          <table:table-cell table:style-name="ce19" table:formula="of:=[.E85]/[.E25]" office:value-type="float" office:value="0" calcext:value-type="float">
            <text:p>0.00</text:p>
          </table:table-cell>
          <table:table-cell table:style-name="ce19" table:formula="of:=[.F85]/[.F25]" office:value-type="float" office:value="-0.860282574568289" calcext:value-type="float">
            <text:p>(0.86)</text:p>
          </table:table-cell>
          <table:table-cell table:style-name="ce19" table:formula="of:=[.G85]/[.G25]" office:value-type="float" office:value="0.127777777777778" calcext:value-type="float">
            <text:p>0.13</text:p>
          </table:table-cell>
          <table:table-cell table:style-name="ce19" table:formula="of:=[.H85]/[.H25]" office:value-type="float" office:value="0.398724082934609" calcext:value-type="float">
            <text:p>0.40</text:p>
          </table:table-cell>
          <table:table-cell table:style-name="ce19" table:formula="of:=[.I85]/[.I25]" office:value-type="float" office:value="0.971268954509178" calcext:value-type="float">
            <text:p>0.97</text:p>
          </table:table-cell>
          <table:table-cell table:style-name="ce19" table:formula="of:=[.J85]/[.J25]" office:value-type="float" office:value="-0.0814046288906624" calcext:value-type="float">
            <text:p>(0.08)</text:p>
          </table:table-cell>
          <table:table-cell table:style-name="ce19" table:formula="of:=[.K85]/[.K25]" office:value-type="float" office:value="0.415003990422985" calcext:value-type="float">
            <text:p>0.42</text:p>
          </table:table-cell>
          <table:table-cell table:style-name="ce19" table:formula="of:=[.L85]/[.L25]" office:value-type="float" office:value="0.310454908220271" calcext:value-type="float">
            <text:p>0.31</text:p>
          </table:table-cell>
          <table:table-cell table:style-name="ce19" table:formula="of:=[.M85]/[.M25]" office:value-type="float" office:value="0.427425821972735" calcext:value-type="float">
            <text:p>0.43</text:p>
          </table:table-cell>
          <table:table-cell table:style-name="ce19" table:formula="of:=[.N85]/[.N25]" office:value-type="string" office:string-value="" calcext:value-type="error">
            <text:p>#DIV/0!</text:p>
          </table:table-cell>
          <table:table-cell table:style-name="ce19" table:formula="of:=[.O85]/[.O25]" office:value-type="string" office:string-value="" calcext:value-type="error">
            <text:p>#DIV/0!</text:p>
          </table:table-cell>
          <table:table-cell table:style-name="ce19" table:formula="of:=[.P85]/[.P25]" office:value-type="string" office:string-value="" calcext:value-type="error">
            <text:p>#DIV/0!</text:p>
          </table:table-cell>
          <table:table-cell table:style-name="ce19" table:formula="of:=[.Q85]/[.Q25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19" table:formula="of:=[.V85]/[.V25]" office:value-type="float" office:value="2.68649087221095" calcext:value-type="float">
            <text:p>2.69</text:p>
          </table:table-cell>
          <table:table-cell table:style-name="ce19" table:formula="of:=[.W85]/[.W25]" office:value-type="float" office:value="1.51029019152641" calcext:value-type="float">
            <text:p>1.51</text:p>
          </table:table-cell>
          <table:table-cell table:style-name="ce19" table:formula="of:=[.X85]/[.X25]" office:value-type="float" office:value="-0.324761204996326" calcext:value-type="float">
            <text:p>(0.32)</text:p>
          </table:table-cell>
          <table:table-cell table:style-name="ce19" table:formula="of:=[.Y85]/[.Y25]" office:value-type="float" office:value="-0.215892053973014" calcext:value-type="float">
            <text:p>(0.22)</text:p>
          </table:table-cell>
          <table:table-cell table:style-name="ce19" table:formula="of:=[.Z85]/[.Z25]" office:value-type="float" office:value="0.620634920634921" calcext:value-type="float">
            <text:p>0.62</text:p>
          </table:table-cell>
          <table:table-cell table:style-name="ce19" table:formula="of:=[.AA85]/[.AA25]" office:value-type="float" office:value="1.07114308553157" calcext:value-type="float">
            <text:p>1.07</text:p>
          </table:table-cell>
          <table:table-cell table:style-name="ce19" table:formula="of:=[.AB85]/[.AB25]" office:value-type="float" office:value="0" calcext:value-type="float">
            <text:p>0.00</text:p>
          </table:table-cell>
          <table:table-cell table:style-name="ce19" table:formula="of:=[.AC85]/[.AC25]" office:value-type="float" office:value="0" calcext:value-type="float">
            <text:p>0.00</text:p>
          </table:table-cell>
          <table:table-cell table:style-name="ce19" table:formula="of:=[.AD85]/[.AD25]" office:value-type="float" office:value="0" calcext:value-type="float">
            <text:p>0.00</text:p>
          </table:table-cell>
          <table:table-cell table:style-name="ce19" table:formula="of:=[.AE85]/[.AE25]" office:value-type="float" office:value="0" calcext:value-type="float">
            <text:p>0.00</text:p>
          </table:table-cell>
          <table:table-cell table:style-name="ce19" table:formula="of:=[.AF85]/[.AF25]" office:value-type="float" office:value="0" calcext:value-type="float">
            <text:p>0.00</text:p>
          </table:table-cell>
          <table:table-cell table:style-name="ce19" table:formula="of:=[.AG85]/[.AG25]" office:value-type="float" office:value="0" calcext:value-type="float">
            <text:p>0.00</text:p>
          </table:table-cell>
          <table:table-cell table:style-name="ce19" table:formula="of:=[.AH85]/[.AH25]" office:value-type="float" office:value="0" calcext:value-type="float">
            <text:p>0.00</text:p>
          </table:table-cell>
          <table:table-cell table:style-name="ce19" table:formula="of:=[.AI85]/[.AI25]" office:value-type="float" office:value="0" calcext:value-type="float">
            <text:p>0.00</text:p>
          </table:table-cell>
          <table:table-cell table:style-name="ce19" table:number-columns-repeated="16348"/>
          <table:table-cell table:style-name="ce12"/>
        </table:table-row>
        <table:table-row table:style-name="ro1" table:number-rows-repeated="1048488">
          <table:table-cell table:number-columns-repeated="16383"/>
          <table:table-cell table:style-name="ce12"/>
        </table:table-row>
        <table:table-row table:style-name="ro1">
          <table:table-cell table:number-columns-repeated="16383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percentage-style style:name="N130P0" style:volatile="true">
      <number:number number:decimal-places="2" number:min-decimal-places="2" number:min-integer-digits="1"/>
      <number:text>%</number:text>
    </number:percentage-style>
    <number:percentage-style style:name="N130">
      <number:text>(</number:text>
      <number:number number:decimal-places="2" number:min-decimal-places="2" number:min-integer-digits="1"/>
      <number:text>%)</number:text>
      <style:map style:condition="value()&gt;=0" style:apply-style-name="N130P0"/>
    </number:percentage-style>
    <number:number-style style:name="N131">
      <number:number number:decimal-places="0" number:min-decimal-places="0" number:min-integer-digits="1" number:grouping="true"/>
      <number:text>x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2:30:34.35167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6T22:16:18.155658000</meta:creation-date>
    <dc:date>2026-03-03T22:31:03.102131000</dc:date>
    <meta:editing-duration>PT2H3M34S</meta:editing-duration>
    <meta:editing-cycles>16</meta:editing-cycles>
    <meta:generator>LibreOffice/25.8.4.2$MacOSX_AARCH64 LibreOffice_project/290daaa01b999472f0c7a3890eb6a550fd74c6df</meta:generator>
    <meta:document-statistic meta:table-count="2" meta:cell-count="1727" meta:object-count="2"/>
  </office:meta>
</office:document-meta>
</file>